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SFMono-Regular" svg:font-family="SFMon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17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7165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3.3181in"/>
    </style:style>
    <style:style style:name="co8" style:family="table-column">
      <style:table-column-properties fo:break-before="auto" style:column-width="0.5299in"/>
    </style:style>
    <style:style style:name="co9" style:family="table-column">
      <style:table-column-properties fo:break-before="auto" style:column-width="2.6236in"/>
    </style:style>
    <style:style style:name="co10" style:family="table-column">
      <style:table-column-properties fo:break-before="auto" style:column-width="5.0484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5508in"/>
    </style:style>
    <style:style style:name="co13" style:family="table-column">
      <style:table-column-properties fo:break-before="auto" style:column-width="2.3043in"/>
    </style:style>
    <style:style style:name="co14" style:family="table-column">
      <style:table-column-properties fo:break-before="auto" style:column-width="3.0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PageStyle_5f_RQ2_20__28_manual_29_">
      <style:table-properties table:display="true" style:writing-mode="lr-tb"/>
    </style:style>
    <style:style style:name="ta2" style:family="table" style:master-page-name="PageStyle_5f_RQ2_20__28_automatic_29_">
      <style:table-properties table:display="true" style:writing-mode="lr-tb"/>
    </style:style>
    <style:style style:name="ta3" style:family="table" style:master-page-name="PageStyle_5f_STUB_20_files">
      <style:table-properties table:display="true" style:writing-mode="lr-tb"/>
    </style:style>
    <style:style style:name="ta4" style:family="table" style:master-page-name="PageStyle_5f_Type_20_Annotations">
      <style:table-properties table:display="true" style:writing-mode="lr-tb"/>
    </style:style>
    <style:style style:name="ta5" style:family="table" style:master-page-name="PageStyle_5f__20_Annotations_20_Remove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github.com/python/typeshed/commit/fd1e46590f09f8b1d780f34c4b4b01b5c2fc9696#diff-02b44692f6d24d014c7035a811b79d46bde93d13R40" xlink:type="simple"/>
      </style:table-cell-properties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4292e" style:text-outline="false" style:text-line-through-style="none" style:text-line-through-type="none" style:font-name="SFMono-Regular" fo:font-size="9pt" fo:font-style="normal" fo:text-shadow="none" style:text-underline-style="none" fo:font-weight="normal" style:font-size-asian="9pt" style:font-style-asian="normal" style:font-weight-asian="normal" style:font-name-complex="SFMono-Regular" style:font-size-complex="9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26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26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Q2 (manual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5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ject</text:p>
          </table:table-cell>
          <table:table-cell table:style-name="ce73" office:value-type="string" calcext:value-type="string" table:number-columns-spanned="2" table:number-rows-spanned="1">
            <text:p>Pattern </text:p>
          </table:table-cell>
          <table:covered-table-cell/>
          <table:table-cell table:style-name="ce73" office:value-type="string" calcext:value-type="string" table:number-columns-spanned="3" table:number-rows-spanned="1">
            <text:p>Caracteristics</text:p>
          </table:table-cell>
          <table:covered-table-cell table:number-columns-repeated="2"/>
          <table:table-cell table:number-columns-repeated="58"/>
        </table:table-row>
        <table:table-row table:style-name="ro1">
          <table:covered-table-cell/>
          <table:table-cell table:style-name="ce9" office:value-type="string" calcext:value-type="string">
            <text:p>Automatic</text:p>
          </table:table-cell>
          <table:table-cell table:style-name="ce10" office:value-type="string" calcext:value-type="string">
            <text:p>Manual</text:p>
          </table:table-cell>
          <table:table-cell table:style-name="ce10" office:value-type="string" calcext:value-type="string">
            <text:p>Contributors</text:p>
          </table:table-cell>
          <table:table-cell table:style-name="ce10" office:value-type="string" calcext:value-type="string">
            <text:p>Commits</text:p>
          </table:table-cell>
          <table:table-cell table:style-name="ce11" office:value-type="string" calcext:value-type="string">
            <text:p>Comments</text:p>
          </table:table-cell>
          <table:table-cell/>
          <table:table-cell table:style-name="ce10" office:value-type="string" calcext:value-type="string">
            <text:p>Contributors AVG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2" office:value-type="string" calcext:value-type="string">
            <text:p>anyant-rssant</text:p>
          </table:table-cell>
          <table:table-cell table:style-name="ce2" office:value-type="string" calcext:value-type="string">
            <text:p>REGULAR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83" calcext:value-type="float">
            <text:p>783</text:p>
          </table:table-cell>
          <table:table-cell table:style-name="ce12"/>
          <table:table-cell/>
          <table:table-cell table:style-name="ce21" table:formula="of:=AVERAGE([.D3];[.D6];[.D9];[.D13];[.D14];[.D16];[.D20];[.D21];[.D26];[.D27])" office:value-type="float" office:value="58.4" calcext:value-type="float">
            <text:p>58.4</text:p>
          </table:table-cell>
          <table:table-cell table:style-name="ce24" table:formula="of:=AVERAGE([.D4];[.D5];[.D8];[.D11];[.D15];[.D18];[.D22];[.D23];[.D24];[.D25])" office:value-type="float" office:value="85.6" calcext:value-type="float">
            <text:p>85.6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bfortuner-ml-glossary</text:p>
          </table:table-cell>
          <table:table-cell table:number-columns-repeated="2" table:style-name="ce3" office:value-type="string" calcext:value-type="string">
            <text:p>OCCASIONAL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51" calcext:value-type="float">
            <text:p>151</text:p>
          </table:table-cell>
          <table:table-cell table:style-name="ce13"/>
          <table:table-cell/>
          <table:table-cell table:style-name="ce22" table:formula="of:=AVERAGE([.D10];[.D12];[.D17];[.D19];[.D28];[.D29];[.D30];[.D31];[.D32];[.D33])" office:value-type="float" office:value="36.9" calcext:value-type="float">
            <text:p>36.9</text:p>
          </table:table-cell>
          <table:table-cell table:style-name="ce25"/>
          <table:table-cell table:number-columns-repeated="55"/>
        </table:table-row>
        <table:table-row table:style-name="ro1">
          <table:table-cell table:style-name="ce4" office:value-type="string" calcext:value-type="string">
            <text:p>cnvogelg-amitools</text:p>
          </table:table-cell>
          <table:table-cell table:style-name="ce3" office:value-type="string" calcext:value-type="string">
            <text:p>OCCASIONAL</text:p>
          </table:table-cell>
          <table:table-cell table:style-name="ce4" office:value-type="string" calcext:value-type="string">
            <text:p>OCCASIONAL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65" calcext:value-type="float">
            <text:p>1265</text:p>
          </table:table-cell>
          <table:table-cell table:style-name="ce13"/>
          <table:table-cell/>
          <table:table-cell table:style-name="ce23" table:number-columns-repeated="2"/>
          <table:table-cell table:number-columns-repeated="55"/>
        </table:table-row>
        <table:table-row table:style-name="ro1">
          <table:table-cell table:style-name="ce5" office:value-type="string" calcext:value-type="string">
            <text:p>dbrattli-OSlash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1" calcext:value-type="float">
            <text:p>201</text:p>
          </table:table-cell>
          <table:table-cell table:style-name="ce12"/>
          <table:table-cell/>
          <table:table-cell table:style-name="ce10" office:value-type="string" calcext:value-type="string">
            <text:p>Commits AVG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6" office:value-type="string" calcext:value-type="string">
            <text:p>FederatedAI-FATE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841" calcext:value-type="float">
            <text:p>9841</text:p>
          </table:table-cell>
          <table:table-cell table:style-name="ce14"/>
          <table:table-cell/>
          <table:table-cell table:style-name="ce21" table:formula="of:=AVERAGE([.E3];[.E6];[.E9];[.E13];[.E14];[.E16];[.E20];[.E21];[.E26];[.E27])" office:value-type="float" office:value="1451.2" calcext:value-type="float">
            <text:p>1451.2</text:p>
          </table:table-cell>
          <table:table-cell table:style-name="ce24" table:formula="of:=AVERAGE([.E4];[.E5];[.E8];[.E11];[.E15];[.E18];[.E22];[.E23];[.E24];[.E25])" office:value-type="float" office:value="1819" calcext:value-type="float">
            <text:p>1819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hankcs-pyhanlp</text:p>
          </table:table-cell>
          <table:table-cell table:number-columns-repeated="2" table:style-name="ce3" office:value-type="string" calcext:value-type="string">
            <text:p>OCCASIONAL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13" calcext:value-type="float">
            <text:p>213</text:p>
          </table:table-cell>
          <table:table-cell table:style-name="ce13"/>
          <table:table-cell/>
          <table:table-cell table:style-name="ce22" table:formula="of:=AVERAGE([.E10];[.E12];[.E17];[.E19];[.E28];[.E29];[.E30];[.E31];[.E32];[.E33])" office:value-type="float" office:value="1552.9" calcext:value-type="float">
            <text:p>1552.9</text:p>
          </table:table-cell>
          <table:table-cell table:style-name="ce25"/>
          <table:table-cell table:number-columns-repeated="55"/>
        </table:table-row>
        <table:table-row table:style-name="ro1">
          <table:table-cell table:style-name="ce5" office:value-type="string" calcext:value-type="string">
            <text:p>KurtBestor-Hitomi-Downloader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2" calcext:value-type="float">
            <text:p>162</text:p>
          </table:table-cell>
          <table:table-cell table:style-name="ce12"/>
          <table:table-cell table:number-columns-repeated="58"/>
        </table:table-row>
        <table:table-row table:style-name="ro1">
          <table:table-cell table:style-name="ce7" office:value-type="string" calcext:value-type="string">
            <text:p>Yelp-Tron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480" calcext:value-type="float">
            <text:p>3480</text:p>
          </table:table-cell>
          <table:table-cell table:style-name="ce15"/>
          <table:table-cell table:number-columns-repeated="58"/>
        </table:table-row>
        <table:table-row table:style-name="ro1">
          <table:table-cell table:style-name="ce4" office:value-type="string" calcext:value-type="string">
            <text:p>tomerfiliba-plumbum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11" calcext:value-type="float">
            <text:p>1211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7" office:value-type="string" calcext:value-type="string">
            <text:p>thinkle-gourmet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282" calcext:value-type="float">
            <text:p>2282</text:p>
          </table:table-cell>
          <table:table-cell table:style-name="ce15"/>
          <table:table-cell table:number-columns-repeated="58"/>
        </table:table-row>
        <table:table-row table:style-name="ro1">
          <table:table-cell table:style-name="ce5" office:value-type="string" calcext:value-type="string">
            <text:p>tensorflow-datasets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666" calcext:value-type="float">
            <text:p>4666</text:p>
          </table:table-cell>
          <table:table-cell table:style-name="ce12" office:value-type="string" calcext:value-type="string">
            <text:p>Well-known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RasaHQ-rasa-demo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450" calcext:value-type="float">
            <text:p>1450</text:p>
          </table:table-cell>
          <table:table-cell table:style-name="ce12"/>
          <table:table-cell table:number-columns-repeated="58"/>
        </table:table-row>
        <table:table-row table:style-name="ro1">
          <table:table-cell table:style-name="ce4" office:value-type="string" calcext:value-type="string">
            <text:p>pjialin-py12306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9" calcext:value-type="float">
            <text:p>209</text:p>
          </table:table-cell>
          <table:table-cell table:style-name="ce13"/>
          <table:table-cell table:number-columns-repeated="58"/>
        </table:table-row>
        <table:table-row table:style-name="ro1">
          <table:table-cell table:style-name="ce5" office:value-type="string" calcext:value-type="string">
            <text:p>OpenMined-PyGrid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045" calcext:value-type="float">
            <text:p>1045</text:p>
          </table:table-cell>
          <table:table-cell table:style-name="ce12" office:value-type="string" calcext:value-type="string">
            <text:p>Well-known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LinOTP-LinOTP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242" calcext:value-type="float">
            <text:p>6242</text:p>
          </table:table-cell>
          <table:table-cell table:style-name="ce15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4" office:value-type="string" calcext:value-type="string">
            <text:p>mushorg-conpot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61" calcext:value-type="float">
            <text:p>1261</text:p>
          </table:table-cell>
          <table:table-cell table:style-name="ce16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MrGiovanni-UNetPlusPlus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1" calcext:value-type="float">
            <text:p>171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5" office:value-type="string" calcext:value-type="string">
            <text:p>k4yt3x-video2x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45" calcext:value-type="float">
            <text:p>745</text:p>
          </table:table-cell>
          <table:table-cell table:style-name="ce18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5" office:value-type="string" calcext:value-type="string">
            <text:p>facebookincubator-python-nubia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5" calcext:value-type="float">
            <text:p>75</text:p>
          </table:table-cell>
          <table:table-cell table:style-name="ce18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4" office:value-type="string" calcext:value-type="string">
            <text:p>dgilland-pydash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124" calcext:value-type="float">
            <text:p>1124</text:p>
          </table:table-cell>
          <table:table-cell table:style-name="ce16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4" office:value-type="string" calcext:value-type="string">
            <text:p>Qyriad-fusee-launcher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4" office:value-type="string" calcext:value-type="string">
            <text:p>SickChill-SickChill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2473" calcext:value-type="float">
            <text:p>12473</text:p>
          </table:table-cell>
          <table:table-cell table:style-name="ce16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4" office:value-type="string" calcext:value-type="string">
            <text:p>HearthSim-UnityPack </text:p>
          </table:table-cell>
          <table:table-cell table:number-columns-repeated="2" table:style-name="ce4" office:value-type="string" calcext:value-type="string">
            <text:p>OCCASION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0" calcext:value-type="float">
            <text:p>0</text:p>
          </table:table-cell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5" office:value-type="string" calcext:value-type="string">
            <text:p>chemprop-chemprop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321" calcext:value-type="float">
            <text:p>1321</text:p>
          </table:table-cell>
          <table:table-cell table:style-name="ce18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5" office:value-type="string" calcext:value-type="string">
            <text:p>facebookresearch-ParlAI</text:p>
          </table:table-cell>
          <table:table-cell table:number-columns-repeated="2" table:style-name="ce5" office:value-type="string" calcext:value-type="string">
            <text:p>REGULAR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4064" calcext:value-type="float">
            <text:p>4064</text:p>
          </table:table-cell>
          <table:table-cell table:style-name="ce18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django-asgiref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76" calcext:value-type="float">
            <text:p>376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ansible-ansible-lint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590" calcext:value-type="float">
            <text:p>1590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bashtage-arch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15" calcext:value-type="float">
            <text:p>915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8080labs-pyforest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6" calcext:value-type="float">
            <text:p>196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darkTianTian-sword-for-offer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7" office:value-type="string" calcext:value-type="string">
            <text:p>rstojnic-lazydata</text:p>
          </table:table-cell>
          <table:table-cell table:number-columns-repeated="2" table:style-name="ce7" office:value-type="string" calcext:value-type="string">
            <text:p>SPRINTE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16" calcext:value-type="float">
            <text:p>216</text:p>
          </table:table-cell>
          <table:table-cell table:style-name="ce17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6" office:value-type="string" calcext:value-type="string">
            <text:p>erikwijmans-Pointnet2_PyTorch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6" calcext:value-type="float">
            <text:p>66</text:p>
          </table:table-cell>
          <table:table-cell table:style-name="ce19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6" office:value-type="string" calcext:value-type="string">
            <text:p>jacebrowning-memegen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49" calcext:value-type="float">
            <text:p>1149</text:p>
          </table:table-cell>
          <table:table-cell table:style-name="ce19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6" office:value-type="string" calcext:value-type="string">
            <text:p>catalyst-team-catalyst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91" calcext:value-type="float">
            <text:p>1691</text:p>
          </table:table-cell>
          <table:table-cell table:style-name="ce19"/>
          <table:table-cell table:style-name="ce20" table:number-columns-repeated="17"/>
          <table:table-cell table:number-columns-repeated="41"/>
        </table:table-row>
        <table:table-row table:style-name="ro1">
          <table:table-cell table:style-name="ce6" office:value-type="string" calcext:value-type="string">
            <text:p>mil-tokyo-webdnn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63" calcext:value-type="float">
            <text:p>1363</text:p>
          </table:table-cell>
          <table:table-cell table:style-name="ce19"/>
          <table:table-cell table:style-name="ce20" table:number-columns-repeated="17"/>
          <table:table-cell table:number-columns-repeated="41"/>
        </table:table-row>
        <table:table-row table:style-name="ro1" table:number-rows-repeated="9">
          <table:table-cell table:number-columns-repeated="6"/>
          <table:table-cell table:style-name="ce20" table:number-columns-repeated="17"/>
          <table:table-cell table:number-columns-repeated="41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Q2 (automatic)" table:style-name="ta2"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number-columns-repeated="5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ject</text:p>
          </table:table-cell>
          <table:table-cell table:style-name="ce31" office:value-type="string" calcext:value-type="string">
            <text:p>Pattern </text:p>
          </table:table-cell>
          <table:table-cell table:style-name="ce8" office:value-type="string" calcext:value-type="string" table:number-columns-spanned="4" table:number-rows-spanned="1">
            <text:p>Caracteristics</text:p>
          </table:table-cell>
          <table:covered-table-cell table:number-columns-repeated="3"/>
          <table:table-cell table:style-name="ce31"/>
          <table:table-cell table:style-name="ce33" office:value-type="string" calcext:value-type="string">
            <text:p>Average</text:p>
          </table:table-cell>
          <table:table-cell table:number-columns-repeated="56"/>
        </table:table-row>
        <table:table-row table:style-name="ro1">
          <table:covered-table-cell/>
          <table:table-cell table:style-name="ce9" office:value-type="string" calcext:value-type="string">
            <text:p>Automatic</text:p>
          </table:table-cell>
          <table:table-cell table:style-name="ce11" office:value-type="string" calcext:value-type="string">
            <text:p>Contributors</text:p>
          </table:table-cell>
          <table:table-cell table:style-name="ce11" office:value-type="string" calcext:value-type="string">
            <text:p>Stars</text:p>
          </table:table-cell>
          <table:table-cell table:style-name="ce11" office:value-type="string" calcext:value-type="string">
            <text:p>Issues</text:p>
          </table:table-cell>
          <table:table-cell table:style-name="ce11" office:value-type="string" calcext:value-type="string">
            <text:p>Forks</text:p>
          </table:table-cell>
          <table:table-cell table:style-name="ce10"/>
          <table:table-cell table:style-name="ce33" office:value-type="string" calcext:value-type="string">
            <text:p>Contribuitors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26" office:value-type="string" calcext:value-type="string">
            <text:p>keiohta-tf2rl</text:p>
          </table:table-cell>
          <table:table-cell table:style-name="ce26" office:value-type="string" calcext:value-type="string">
            <text:p>SPRINTER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668" calcext:value-type="float">
            <text:p>12668</text:p>
          </table:table-cell>
          <table:table-cell table:style-name="ce32" office:value-type="float" office:value="1724" calcext:value-type="float">
            <text:p>1724</text:p>
          </table:table-cell>
          <table:table-cell table:style-name="ce29" office:value-type="float" office:value="4029" calcext:value-type="float">
            <text:p>4029</text:p>
          </table:table-cell>
          <table:table-cell table:style-name="ce29"/>
          <table:table-cell table:style-name="ce34" table:formula="of:=SUMIF([.B3:.B708]; &quot;SPRINTER&quot;; [.C3:.C708])/198" office:value-type="float" office:value="44.9040404040404" calcext:value-type="float">
            <text:p>44.9</text:p>
          </table:table-cell>
          <table:table-cell table:style-name="ce27" office:value-type="string" calcext:value-type="string">
            <text:p>Sprinter</text:p>
          </table:table-cell>
          <table:table-cell table:number-columns-repeated="55"/>
        </table:table-row>
        <table:table-row table:style-name="ro1">
          <table:table-cell table:style-name="ce26" office:value-type="string" calcext:value-type="string">
            <text:p>peerchemist-finta</text:p>
          </table:table-cell>
          <table:table-cell table:style-name="ce26" office:value-type="string" calcext:value-type="string">
            <text:p>REGUL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9250" calcext:value-type="float">
            <text:p>9250</text:p>
          </table:table-cell>
          <table:table-cell table:style-name="ce32" office:value-type="float" office:value="1476" calcext:value-type="float">
            <text:p>1476</text:p>
          </table:table-cell>
          <table:table-cell table:style-name="ce29" office:value-type="float" office:value="1490" calcext:value-type="float">
            <text:p>1490</text:p>
          </table:table-cell>
          <table:table-cell table:style-name="ce29"/>
          <table:table-cell table:style-name="ce34" table:formula="of:=SUMIF([.B3:.B708]; &quot;REGULAR&quot;; [.C3:.C708])/313" office:value-type="float" office:value="62.3003194888179" calcext:value-type="float">
            <text:p>62.3</text:p>
          </table:table-cell>
          <table:table-cell table:style-name="ce27" office:value-type="string" calcext:value-type="string">
            <text:p>Regular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samuelcolvin-arq</text:p>
          </table:table-cell>
          <table:table-cell table:style-name="ce26" office:value-type="string" calcext:value-type="string">
            <text:p>REGULAR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566" calcext:value-type="float">
            <text:p>566</text:p>
          </table:table-cell>
          <table:table-cell table:style-name="ce32" office:value-type="float" office:value="37" calcext:value-type="float">
            <text:p>37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 table:formula="of:=SUMIF([.B3:.B708]; &quot;OCCASIONAL&quot;; [.C3:.C708])/179" office:value-type="float" office:value="25.3072625698324" calcext:value-type="float">
            <text:p>25.3</text:p>
          </table:table-cell>
          <table:table-cell table:style-name="ce29" office:value-type="string" calcext:value-type="string">
            <text:p>Occasional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allenai-writing-code-for-nlp-research-emnlp2018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947" calcext:value-type="float">
            <text:p>4947</text:p>
          </table:table-cell>
          <table:table-cell table:style-name="ce32" office:value-type="float" office:value="213" calcext:value-type="float">
            <text:p>213</text:p>
          </table:table-cell>
          <table:table-cell table:style-name="ce29" office:value-type="float" office:value="409" calcext:value-type="float">
            <text:p>409</text:p>
          </table:table-cell>
          <table:table-cell table:style-name="ce29"/>
          <table:table-cell table:style-name="ce36" table:formula="of:=SUMIF([.B3:.B708]; &quot;UNKNOWN&quot;; [.C3:.C708])/14" office:value-type="float" office:value="32.0714285714286" calcext:value-type="float">
            <text:p>32.1</text:p>
          </table:table-cell>
          <table:table-cell table:style-name="ce29" office:value-type="string" calcext:value-type="string">
            <text:p>Unknown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awslabs-sockeye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921" calcext:value-type="float">
            <text:p>921</text:p>
          </table:table-cell>
          <table:table-cell table:style-name="ce32" office:value-type="float" office:value="224" calcext:value-type="float">
            <text:p>224</text:p>
          </table:table-cell>
          <table:table-cell table:style-name="ce29" office:value-type="float" office:value="425" calcext:value-type="float">
            <text:p>425</text:p>
          </table:table-cell>
          <table:table-cell table:style-name="ce29"/>
          <table:table-cell table:style-name="ce37"/>
          <table:table-cell table:style-name="ce38"/>
          <table:table-cell table:number-columns-repeated="55"/>
        </table:table-row>
        <table:table-row table:style-name="ro1">
          <table:table-cell table:style-name="ce27" office:value-type="string" calcext:value-type="string">
            <text:p>Qyriad-fusee-launcher</text:p>
          </table:table-cell>
          <table:table-cell table:style-name="ce26" office:value-type="string" calcext:value-type="string">
            <text:p>OCCASIONAL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151" calcext:value-type="float">
            <text:p>2151</text:p>
          </table:table-cell>
          <table:table-cell table:style-name="ce32" office:value-type="float" office:value="192" calcext:value-type="float">
            <text:p>19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/>
          <table:table-cell table:style-name="ce33" office:value-type="string" calcext:value-type="string">
            <text:p>Stars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27" office:value-type="string" calcext:value-type="string">
            <text:p>wemake-services-wemake-python-styleguide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6572" calcext:value-type="float">
            <text:p>6572</text:p>
          </table:table-cell>
          <table:table-cell table:style-name="ce32" office:value-type="float" office:value="358" calcext:value-type="float">
            <text:p>358</text:p>
          </table:table-cell>
          <table:table-cell table:style-name="ce29" office:value-type="float" office:value="503" calcext:value-type="float">
            <text:p>503</text:p>
          </table:table-cell>
          <table:table-cell table:style-name="ce29"/>
          <table:table-cell table:style-name="ce34" table:formula="of:=SUMIF([.B9:.B714]; &quot;SPRINTER&quot;; [.D9:.D714])/198" office:value-type="float" office:value="2039.80808080808" calcext:value-type="float">
            <text:p>2039.8</text:p>
          </table:table-cell>
          <table:table-cell table:style-name="ce27" office:value-type="string" calcext:value-type="string">
            <text:p>Sprinter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yadayada-acd_cli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9124" calcext:value-type="float">
            <text:p>9124</text:p>
          </table:table-cell>
          <table:table-cell table:style-name="ce32" office:value-type="float" office:value="99" calcext:value-type="float">
            <text:p>99</text:p>
          </table:table-cell>
          <table:table-cell table:style-name="ce29" office:value-type="float" office:value="1917" calcext:value-type="float">
            <text:p>1917</text:p>
          </table:table-cell>
          <table:table-cell table:style-name="ce29"/>
          <table:table-cell table:style-name="ce34" table:formula="of:=SUMIF([.B9:.B714]; &quot;REGULAR&quot;; [.D9:.D714])/313" office:value-type="float" office:value="1894.27156549521" calcext:value-type="float">
            <text:p>1894.3</text:p>
          </table:table-cell>
          <table:table-cell table:style-name="ce27" office:value-type="string" calcext:value-type="string">
            <text:p>Regular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zh-plus-video-to-pose3D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198" calcext:value-type="float">
            <text:p>5198</text:p>
          </table:table-cell>
          <table:table-cell table:style-name="ce32" office:value-type="float" office:value="202" calcext:value-type="float">
            <text:p>202</text:p>
          </table:table-cell>
          <table:table-cell table:style-name="ce29" office:value-type="float" office:value="403" calcext:value-type="float">
            <text:p>403</text:p>
          </table:table-cell>
          <table:table-cell table:style-name="ce29"/>
          <table:table-cell table:style-name="ce35" table:formula="of:=SUMIF([.B9:.B714]; &quot;OCCASIONAL&quot;; [.D9:.D714])/179" office:value-type="float" office:value="1837.91620111732" calcext:value-type="float">
            <text:p>1837.9</text:p>
          </table:table-cell>
          <table:table-cell table:style-name="ce29" office:value-type="string" calcext:value-type="string">
            <text:p>Occasional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pjialin-py12306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472" calcext:value-type="float">
            <text:p>1472</text:p>
          </table:table-cell>
          <table:table-cell table:style-name="ce32" office:value-type="float" office:value="208" calcext:value-type="float">
            <text:p>208</text:p>
          </table:table-cell>
          <table:table-cell table:style-name="ce29" office:value-type="float" office:value="322" calcext:value-type="float">
            <text:p>322</text:p>
          </table:table-cell>
          <table:table-cell table:style-name="ce29"/>
          <table:table-cell table:style-name="ce36" table:formula="of:=SUMIF([.B9:.B714]; &quot;UNKNOWN&quot;; [.D9:.D714])/14" office:value-type="float" office:value="1182.57142857143" calcext:value-type="float">
            <text:p>1182.6</text:p>
          </table:table-cell>
          <table:table-cell table:style-name="ce29" office:value-type="string" calcext:value-type="string">
            <text:p>Unknown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airbnb-binaryalert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035" calcext:value-type="float">
            <text:p>6035</text:p>
          </table:table-cell>
          <table:table-cell table:style-name="ce32" office:value-type="float" office:value="128" calcext:value-type="float">
            <text:p>128</text:p>
          </table:table-cell>
          <table:table-cell table:style-name="ce29" office:value-type="float" office:value="762" calcext:value-type="float">
            <text:p>7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7" office:value-type="string" calcext:value-type="string">
            <text:p>aio-libs-aiozmq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523" calcext:value-type="float">
            <text:p>2523</text:p>
          </table:table-cell>
          <table:table-cell table:style-name="ce32" office:value-type="float" office:value="304" calcext:value-type="float">
            <text:p>304</text:p>
          </table:table-cell>
          <table:table-cell table:style-name="ce29" office:value-type="float" office:value="508" calcext:value-type="float">
            <text:p>508</text:p>
          </table:table-cell>
          <table:table-cell table:style-name="ce29"/>
          <table:table-cell table:style-name="ce33" office:value-type="string" calcext:value-type="string">
            <text:p>Issues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27" office:value-type="string" calcext:value-type="string">
            <text:p>minio-docs</text:p>
          </table:table-cell>
          <table:table-cell table:style-name="ce27" office:value-type="string" calcext:value-type="string">
            <text:p>SPRINTER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328" calcext:value-type="float">
            <text:p>328</text:p>
          </table:table-cell>
          <table:table-cell table:style-name="ce32" office:value-type="float" office:value="0" calcext:value-type="float">
            <text:p>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34" table:formula="of:=SUMIF([.B15:.B720]; &quot;SPRINTER&quot;; [.E15:.E720])/198" office:value-type="float" office:value="63.1767676767677" calcext:value-type="float">
            <text:p>63.2</text:p>
          </table:table-cell>
          <table:table-cell table:style-name="ce27" office:value-type="string" calcext:value-type="string">
            <text:p>Sprinter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huge-success-sanic</text:p>
          </table:table-cell>
          <table:table-cell table:style-name="ce27" office:value-type="string" calcext:value-type="string">
            <text:p>SPRINTER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2360" calcext:value-type="float">
            <text:p>2360</text:p>
          </table:table-cell>
          <table:table-cell table:style-name="ce32" office:value-type="float" office:value="41" calcext:value-type="float">
            <text:p>41</text:p>
          </table:table-cell>
          <table:table-cell table:style-name="ce29" office:value-type="float" office:value="711" calcext:value-type="float">
            <text:p>711</text:p>
          </table:table-cell>
          <table:table-cell table:style-name="ce29"/>
          <table:table-cell table:style-name="ce34" table:formula="of:=SUMIF([.B15:.B720]; &quot;REGULAR&quot;; [.E15:.E720])/313" office:value-type="float" office:value="69.8626198083067" calcext:value-type="float">
            <text:p>69.9</text:p>
          </table:table-cell>
          <table:table-cell table:style-name="ce27" office:value-type="string" calcext:value-type="string">
            <text:p>Regular</text:p>
          </table:table-cell>
          <table:table-cell table:number-columns-repeated="55"/>
        </table:table-row>
        <table:table-row table:style-name="ro1">
          <table:table-cell table:style-name="ce27" office:value-type="string" calcext:value-type="string">
            <text:p>aio-libs-aiokafka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769" calcext:value-type="float">
            <text:p>1769</text:p>
          </table:table-cell>
          <table:table-cell table:style-name="ce32" office:value-type="float" office:value="75" calcext:value-type="float">
            <text:p>75</text:p>
          </table:table-cell>
          <table:table-cell table:style-name="ce27" office:value-type="float" office:value="146" calcext:value-type="float">
            <text:p>146</text:p>
          </table:table-cell>
          <table:table-cell table:style-name="ce27"/>
          <table:table-cell table:style-name="ce35" table:formula="of:=SUMIF([.B15:.B720]; &quot;OCCASIONAL&quot;; [.E15:.E720])/179" office:value-type="float" office:value="65.4078212290503" calcext:value-type="float">
            <text:p>65.4</text:p>
          </table:table-cell>
          <table:table-cell table:style-name="ce29" office:value-type="string" calcext:value-type="string">
            <text:p>Occasional</text:p>
          </table:table-cell>
          <table:table-cell table:style-name="ce20" table:number-columns-repeated="14"/>
          <table:table-cell table:number-columns-repeated="41"/>
        </table:table-row>
        <table:table-row table:style-name="ro1">
          <table:table-cell table:style-name="ce27" office:value-type="string" calcext:value-type="string">
            <text:p>beerfactory-hbmqtt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" calcext:value-type="float">
            <text:p>18</text:p>
          </table:table-cell>
          <table:table-cell table:style-name="ce27"/>
          <table:table-cell table:style-name="ce36" table:formula="of:=SUMIF([.B15:.B720]; &quot;UNKNOWN&quot;; [.E15:.E720])/14" office:value-type="float" office:value="27.2142857142857" calcext:value-type="float">
            <text:p>27.2</text:p>
          </table:table-cell>
          <table:table-cell table:style-name="ce29" office:value-type="string" calcext:value-type="string">
            <text:p>Unknown</text:p>
          </table:table-cell>
          <table:table-cell table:style-name="ce20" table:number-columns-repeated="14"/>
          <table:table-cell table:number-columns-repeated="41"/>
        </table:table-row>
        <table:table-row table:style-name="ro3">
          <table:table-cell table:style-name="ce28" office:value-type="string" calcext:value-type="string">
            <text:p><text:a xlink:href="http://abhinavsingh-proxy.py/" xlink:type="simple">abhinavsingh-proxy.py</text:a>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2007" calcext:value-type="float">
            <text:p>22007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1491" calcext:value-type="float">
            <text:p>1491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willmcgugan-rich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4771" calcext:value-type="float">
            <text:p>4771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375" calcext:value-type="float">
            <text:p>375</text:p>
          </table:table-cell>
          <table:table-cell table:style-name="ce27"/>
          <table:table-cell table:style-name="ce33" office:value-type="string" calcext:value-type="string">
            <text:p>Forks</text:p>
          </table:table-cell>
          <table:table-cell table:style-name="ce23"/>
          <table:table-cell table:style-name="ce20" table:number-columns-repeated="14"/>
          <table:table-cell table:number-columns-repeated="41"/>
        </table:table-row>
        <table:table-row table:style-name="ro1">
          <table:table-cell table:style-name="ce27" office:value-type="string" calcext:value-type="string">
            <text:p>samuelcolvin-pydantic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2" calcext:value-type="float">
            <text:p>152</text:p>
          </table:table-cell>
          <table:table-cell table:style-name="ce27"/>
          <table:table-cell table:style-name="ce34" table:formula="of:=SUMIF([.B21:.B726]; &quot;SPRINTER&quot;; [.F21:.F726])/198" office:value-type="float" office:value="359.858585858586" calcext:value-type="float">
            <text:p>359.9</text:p>
          </table:table-cell>
          <table:table-cell table:style-name="ce27" office:value-type="string" calcext:value-type="string">
            <text:p>Sprinter</text:p>
          </table:table-cell>
          <table:table-cell table:style-name="ce20" table:number-columns-repeated="14"/>
          <table:table-cell table:number-columns-repeated="41"/>
        </table:table-row>
        <table:table-row table:style-name="ro1">
          <table:table-cell table:style-name="ce27" office:value-type="string" calcext:value-type="string">
            <text:p>vitchyr-rlkit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694" calcext:value-type="float">
            <text:p>2694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257" calcext:value-type="float">
            <text:p>257</text:p>
          </table:table-cell>
          <table:table-cell table:style-name="ce27"/>
          <table:table-cell table:style-name="ce34" table:formula="of:=SUMIF([.B21:.B726]; &quot;REGULAR&quot;; [.F21:.F726])/313" office:value-type="float" office:value="311.111821086262" calcext:value-type="float">
            <text:p>311.1</text:p>
          </table:table-cell>
          <table:table-cell table:style-name="ce27" office:value-type="string" calcext:value-type="string">
            <text:p>Regular</text:p>
          </table:table-cell>
          <table:table-cell table:style-name="ce20" table:number-columns-repeated="14"/>
          <table:table-cell table:number-columns-repeated="41"/>
        </table:table-row>
        <table:table-row table:style-name="ro1">
          <table:table-cell table:style-name="ce27" office:value-type="string" calcext:value-type="string">
            <text:p>microsoft-tf-gnn-samples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348" calcext:value-type="float">
            <text:p>2348</text:p>
          </table:table-cell>
          <table:table-cell table:style-name="ce27" office:value-type="float" office:value="1051" calcext:value-type="float">
            <text:p>1051</text:p>
          </table:table-cell>
          <table:table-cell table:style-name="ce27" office:value-type="float" office:value="1100" calcext:value-type="float">
            <text:p>1100</text:p>
          </table:table-cell>
          <table:table-cell table:style-name="ce27"/>
          <table:table-cell table:style-name="ce35" table:formula="of:=SUMIF([.B21:.B726]; &quot;OCCASIONAL&quot;; [.F21:.F726])/179" office:value-type="float" office:value="367.402234636872" calcext:value-type="float">
            <text:p>367.4</text:p>
          </table:table-cell>
          <table:table-cell table:style-name="ce29" office:value-type="string" calcext:value-type="string">
            <text:p>Occasional</text:p>
          </table:table-cell>
          <table:table-cell table:style-name="ce20" table:number-columns-repeated="14"/>
          <table:table-cell table:number-columns-repeated="41"/>
        </table:table-row>
        <table:table-row table:style-name="ro1">
          <table:table-cell table:style-name="ce27" office:value-type="string" calcext:value-type="string">
            <text:p>kaushaltrivedi-fast-bert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813" calcext:value-type="float">
            <text:p>181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68" calcext:value-type="float">
            <text:p>168</text:p>
          </table:table-cell>
          <table:table-cell table:style-name="ce27"/>
          <table:table-cell table:style-name="ce36" table:formula="of:=SUMIF([.B21:.B726]; &quot;UNKNOWN&quot;; [.F21:.F726])/14" office:value-type="float" office:value="218.928571428571" calcext:value-type="float">
            <text:p>218.9</text:p>
          </table:table-cell>
          <table:table-cell table:style-name="ce29" office:value-type="string" calcext:value-type="string">
            <text:p>Unknown</text:p>
          </table:table-cell>
          <table:table-cell table:style-name="ce20" table:number-columns-repeated="14"/>
          <table:table-cell table:number-columns-repeated="41"/>
        </table:table-row>
        <table:table-row table:style-name="ro1">
          <table:table-cell table:style-name="ce27" office:value-type="string" calcext:value-type="string">
            <text:p>facebookresearch-higher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75" calcext:value-type="float">
            <text:p>275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szastupov-aiotg</text:p>
          </table:table-cell>
          <table:table-cell table:style-name="ce27" office:value-type="string" calcext:value-type="string">
            <text:p>SPRINTER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6" calcext:value-type="float">
            <text:p>46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nackjicholson-aiosql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841" calcext:value-type="float">
            <text:p>1841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369" calcext:value-type="float">
            <text:p>369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howie6879-ruia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83" calcext:value-type="float">
            <text:p>183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ustayready-fireprox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31" calcext:value-type="float">
            <text:p>1731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57" calcext:value-type="float">
            <text:p>157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imgarylai-bert-embedding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353" calcext:value-type="float">
            <text:p>2353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661" calcext:value-type="float">
            <text:p>661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prkumar-uplink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MagicStack-httptools</text:p>
          </table:table-cell>
          <table:table-cell table:style-name="ce27" office:value-type="string" calcext:value-type="string">
            <text:p>SPRINTE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436" calcext:value-type="float">
            <text:p>4436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14" calcext:value-type="float">
            <text:p>114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raveberry-raveberry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8192" calcext:value-type="float">
            <text:p>18192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1143" calcext:value-type="float">
            <text:p>1143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python-mypy</text:p>
          </table:table-cell>
          <table:table-cell table:style-name="ce27" office:value-type="string" calcext:value-type="string">
            <text:p>REGULAR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87" calcext:value-type="float">
            <text:p>287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kkyon-botflow</text:p>
          </table:table-cell>
          <table:table-cell table:style-name="ce27" office:value-type="string" calcext:value-type="string">
            <text:p>SPRINT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269" calcext:value-type="float">
            <text:p>13269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78" calcext:value-type="float">
            <text:p>378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fossasia-susi_linux</text:p>
          </table:table-cell>
          <table:table-cell table:style-name="ce27" office:value-type="string" calcext:value-type="string">
            <text:p>OCCASIONAL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22" calcext:value-type="float">
            <text:p>52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7" calcext:value-type="float">
            <text:p>27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7" office:value-type="string" calcext:value-type="string">
            <text:p>miurahr-pykakasi</text:p>
          </table:table-cell>
          <table:table-cell table:style-name="ce27" office:value-type="string" calcext:value-type="string">
            <text:p>SPRINT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821" calcext:value-type="float">
            <text:p>1821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260" calcext:value-type="float">
            <text:p>1260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mystor-git-revis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519" calcext:value-type="float">
            <text:p>2519</text:p>
          </table:table-cell>
          <table:table-cell table:style-name="ce29" office:value-type="float" office:value="23" calcext:value-type="float">
            <text:p>23</text:p>
          </table:table-cell>
          <table:table-cell table:style-name="ce27" office:value-type="float" office:value="343" calcext:value-type="float">
            <text:p>343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nil0x42-phpsploi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5" calcext:value-type="float">
            <text:p>15</text:p>
          </table:table-cell>
          <table:table-cell table:style-name="ce27" office:value-type="float" office:value="62" calcext:value-type="float">
            <text:p>62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kovidgoyal-kitt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2664" calcext:value-type="float">
            <text:p>2664</text:p>
          </table:table-cell>
          <table:table-cell table:style-name="ce29" office:value-type="float" office:value="19" calcext:value-type="float">
            <text:p>19</text:p>
          </table:table-cell>
          <table:table-cell table:style-name="ce27" office:value-type="float" office:value="363" calcext:value-type="float">
            <text:p>363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chartbeat-labs-textac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102" calcext:value-type="float">
            <text:p>2102</text:p>
          </table:table-cell>
          <table:table-cell table:style-name="ce29" office:value-type="float" office:value="193" calcext:value-type="float">
            <text:p>193</text:p>
          </table:table-cell>
          <table:table-cell table:style-name="ce27" office:value-type="float" office:value="304" calcext:value-type="float">
            <text:p>304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ucbdrive-3d-vehicle-tracking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9" calcext:value-type="float">
            <text:p>29</text:p>
          </table:table-cell>
          <table:table-cell table:style-name="ce27" office:value-type="float" office:value="71" calcext:value-type="float">
            <text:p>71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alecthomas-injecto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0" calcext:value-type="float">
            <text:p>0</text:p>
          </table:table-cell>
          <table:table-cell table:style-name="ce27" office:value-type="float" office:value="416" calcext:value-type="float">
            <text:p>416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den4uk-andrill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993" calcext:value-type="float">
            <text:p>2993</text:p>
          </table:table-cell>
          <table:table-cell table:style-name="ce29" office:value-type="float" office:value="52" calcext:value-type="float">
            <text:p>52</text:p>
          </table:table-cell>
          <table:table-cell table:style-name="ce27" office:value-type="float" office:value="308" calcext:value-type="float">
            <text:p>308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lucashadfield-speck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02" calcext:value-type="float">
            <text:p>102</text:p>
          </table:table-cell>
          <table:table-cell table:style-name="ce27" office:value-type="float" office:value="49" calcext:value-type="float">
            <text:p>49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python-mario-mar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810" calcext:value-type="float">
            <text:p>5810</text:p>
          </table:table-cell>
          <table:table-cell table:style-name="ce29" office:value-type="float" office:value="50" calcext:value-type="float">
            <text:p>50</text:p>
          </table:table-cell>
          <table:table-cell table:style-name="ce27" office:value-type="float" office:value="378" calcext:value-type="float">
            <text:p>378</text:p>
          </table:table-cell>
          <table:table-cell table:style-name="ce27"/>
          <table:table-cell table:style-name="ce34"/>
          <table:table-cell table:style-name="ce20" table:number-columns-repeated="15"/>
          <table:table-cell table:number-columns-repeated="41"/>
        </table:table-row>
        <table:table-row table:style-name="ro1">
          <table:table-cell table:style-name="ce29" office:value-type="string" calcext:value-type="string">
            <text:p>DasyDong-interview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287" calcext:value-type="float">
            <text:p>528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33" calcext:value-type="float">
            <text:p>5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orch-botorch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ttpie-httpi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0177" calcext:value-type="float">
            <text:p>20177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629" calcext:value-type="float">
            <text:p>262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ubeflow-pipeline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1009" calcext:value-type="float">
            <text:p>100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quexian-onnx-simplifi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stitch-stitch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14" calcext:value-type="float">
            <text:p>1814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irate-ArchiveBox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95" calcext:value-type="float">
            <text:p>109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akao-khaii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47" calcext:value-type="float">
            <text:p>104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58" calcext:value-type="float">
            <text:p>3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kernc-backtesting.py/" xlink:type="simple">kernc-backtesting.py</text:a>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Vlabs-stylegan2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0" calcext:value-type="float">
            <text:p>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antmind-pulsa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571" calcext:value-type="float">
            <text:p>257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336" calcext:value-type="float">
            <text:p>13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jpetrucciani-bash.py/" xlink:type="simple">jpetrucciani-bash.py</text:a>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934" calcext:value-type="float">
            <text:p>293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903" calcext:value-type="float">
            <text:p>90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inzaer-Ultra-Light-Fast-Generic-Face-Detector-1MB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eparius-BERT-kera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ardbradt-peregrin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99" calcext:value-type="float">
            <text:p>1099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247" calcext:value-type="float">
            <text:p>2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eon-algorithm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effzh3ng-fux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sparpa-pyowm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stnlp-fitlo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678" calcext:value-type="float">
            <text:p>4678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69" calcext:value-type="float">
            <text:p>3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aulpw-visidat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owanz-grov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453" calcext:value-type="float">
            <text:p>945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324" calcext:value-type="float">
            <text:p>13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rikerMan-Kashgar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0442" calcext:value-type="float">
            <text:p>30442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6310" calcext:value-type="float">
            <text:p>631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ypothesisWorks-hypothesi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uthbertLab-music21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357" calcext:value-type="float">
            <text:p>135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yperledger-indy-nod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singley-ofxtool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jango-django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536" calcext:value-type="float">
            <text:p>153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09" calcext:value-type="float">
            <text:p>2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wpanjing-simpleui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691" calcext:value-type="float">
            <text:p>269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344" calcext:value-type="float">
            <text:p>3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olidCode-SolidPyth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135" calcext:value-type="float">
            <text:p>213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avlin-policar-openTSN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40" calcext:value-type="float">
            <text:p>1040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379" calcext:value-type="float">
            <text:p>3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o-libs-janu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sileo-microblog.pub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scotbe-Medus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devon-DIM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13" calcext:value-type="float">
            <text:p>111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59" calcext:value-type="float">
            <text:p>3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VIDIA-DeepLearningExample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400" calcext:value-type="float">
            <text:p>14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orch-transla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4nj1-TLPU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114" calcext:value-type="float">
            <text:p>111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07" calcext:value-type="float">
            <text:p>3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orseti-security-forseti-security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issbruecker-linkdin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67" calcext:value-type="float">
            <text:p>1367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40" calcext:value-type="float">
            <text:p>34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QinYuan-chinese_province_city_area_mapp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VIDIA-OpenSeq2Seq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721" calcext:value-type="float">
            <text:p>372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181" calcext:value-type="float">
            <text:p>11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alando-connexi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2" calcext:value-type="float">
            <text:p>1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pa-virtualenv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288" calcext:value-type="float">
            <text:p>728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42" calcext:value-type="float">
            <text:p>4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nagel-clustergi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62" calcext:value-type="float">
            <text:p>126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feldmann-organize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890" calcext:value-type="float">
            <text:p>389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63" calcext:value-type="float">
            <text:p>5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triver-ing-wechat-spid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75" calcext:value-type="float">
            <text:p>5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gicStack-asyncpg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388" calcext:value-type="float">
            <text:p>138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ulip-zulip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1087" calcext:value-type="float">
            <text:p>108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9" calcext:value-type="float">
            <text:p>1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tabricks-koala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118" calcext:value-type="float">
            <text:p>111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arq-larq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9" calcext:value-type="float">
            <text:p>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t-han-lab-proxylessna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509" calcext:value-type="float">
            <text:p>25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90" calcext:value-type="float">
            <text:p>3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ibora-io-vibor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8" calcext:value-type="float">
            <text:p>7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mWildCat-scyll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upil-labs-pupil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66" calcext:value-type="float">
            <text:p>16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lasticityai-magnitud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627" calcext:value-type="float">
            <text:p>562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316" calcext:value-type="float">
            <text:p>3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pj-python_autocomplet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an-turing-institute-sktim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gronholm-typeguar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research-morph-ne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235" calcext:value-type="float">
            <text:p>2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earthSim-UnityPac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opohl-urh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333" calcext:value-type="float">
            <text:p>233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53" calcext:value-type="float">
            <text:p>4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gsy-cemu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490" calcext:value-type="float">
            <text:p>549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34" calcext:value-type="float">
            <text:p>43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reamSourceLab-DSView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9" calcext:value-type="float">
            <text:p>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ymarL-ChineseChess-AlphaZer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zfr-gtf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435" calcext:value-type="float">
            <text:p>243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88" calcext:value-type="float">
            <text:p>28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oneGG-aredi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812" calcext:value-type="float">
            <text:p>181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701" calcext:value-type="float">
            <text:p>7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enriWahl-Nagstam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866" calcext:value-type="float">
            <text:p>186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563" calcext:value-type="float">
            <text:p>5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mnilib-aiomultiproces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beaz-python-cookboo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j-stripe-dj-strip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310" calcext:value-type="float">
            <text:p>13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39" calcext:value-type="float">
            <text:p>2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launcher-Ulaunch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07" calcext:value-type="float">
            <text:p>3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goai-argoverse-api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goai-argoverse-api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57" calcext:value-type="float">
            <text:p>105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poqa-geofron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onathanslenders-asyncio-redi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hilipperemy-kerac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336" calcext:value-type="float">
            <text:p>333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354" calcext:value-type="float">
            <text:p>35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loria-kon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dsbd-kodia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967" calcext:value-type="float">
            <text:p>296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39" calcext:value-type="float">
            <text:p>3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senetar-dupeguru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181" calcext:value-type="float">
            <text:p>3181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228" calcext:value-type="float">
            <text:p>2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milelight-lightK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97" calcext:value-type="float">
            <text:p>189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26" calcext:value-type="float">
            <text:p>2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aramies-theHarvest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ITA-Group-DeblurGANv2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49" calcext:value-type="float">
            <text:p>234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509" calcext:value-type="float">
            <text:p>5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eeware-tog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054" calcext:value-type="float">
            <text:p>105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4" calcext:value-type="float">
            <text:p>2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-telemetry-opentelemetry-pyth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82" calcext:value-type="float">
            <text:p>28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suldw-MachineLearnin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92" calcext:value-type="float">
            <text:p>309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icolas-chaulet-torch-points3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yperlang-vyp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005" calcext:value-type="float">
            <text:p>100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25" calcext:value-type="float">
            <text:p>22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eyretb-AnimalAI-Olympic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66" calcext:value-type="float">
            <text:p>116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99" calcext:value-type="float">
            <text:p>4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anster-text_render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nielegrattarola-spektra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107" calcext:value-type="float">
            <text:p>2107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541" calcext:value-type="float">
            <text:p>54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aulMcInnis-JobFunne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174" calcext:value-type="float">
            <text:p>17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msticp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28" calcext:value-type="float">
            <text:p>1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TensorNetwor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hreat9-routersploi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f-encrypted-tf-encrypte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ycroftAI-mycroft-cor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olatilityfoundation-volatility3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341" calcext:value-type="float">
            <text:p>4341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83" calcext:value-type="float">
            <text:p>38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epmind-bsui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999" calcext:value-type="float">
            <text:p>299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0" calcext:value-type="float">
            <text:p>44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rowtype-recursiv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utonomy-nuscenes-devki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o-libs-aiodock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n-ki-anime-download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okenMarketNet-smart-contract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PyTorch-BigGraph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57" calcext:value-type="float">
            <text:p>105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oaning-scikit-leg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kluyver-fli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685" calcext:value-type="float">
            <text:p>268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antumlib-Cirq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qp-tf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epdrive-deepdriv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366" calcext:value-type="float">
            <text:p>336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53" calcext:value-type="float">
            <text:p>5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research-mixmat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ggingface-hmtl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50" calcext:value-type="float">
            <text:p>135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352" calcext:value-type="float">
            <text:p>3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usthon-Rusth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762" calcext:value-type="float">
            <text:p>176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19" calcext:value-type="float">
            <text:p>3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votene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l-tokyo-webdnn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55" calcext:value-type="float">
            <text:p>4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ctionless-pikau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115" calcext:value-type="float">
            <text:p>311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hougo-defx.nvi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55" calcext:value-type="float">
            <text:p>205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INTO0309-OpenVINO-YoloV3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35" calcext:value-type="float">
            <text:p>113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58" calcext:value-type="float">
            <text:p>2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utfeeling-word_form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95" calcext:value-type="float">
            <text:p>19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augustin-websocket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865" calcext:value-type="float">
            <text:p>286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18" calcext:value-type="float">
            <text:p>8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tamllab-rlcar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56" calcext:value-type="float">
            <text:p>15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antinic-pampy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ogpai-logpars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scarknagg-few-sh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04" calcext:value-type="float">
            <text:p>180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08" calcext:value-type="float">
            <text:p>20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Quick-Transcryp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Vanguard-legi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bonobo-bonob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ikeLy-Journey-SegmenTr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mmiller612-bert-extractive-summariz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xadrianzetx-fullstack.ai/" xlink:type="simple">xadrianzetx-fullstack.ai</text:a>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gated-graph-neural-network-sample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870" calcext:value-type="float">
            <text:p>187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57" calcext:value-type="float">
            <text:p>3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torchbeas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359" calcext:value-type="float">
            <text:p>535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64" calcext:value-type="float">
            <text:p>3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Qt5-PyQ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299" calcext:value-type="float">
            <text:p>22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adaptive-adaptiv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nstagram-MonkeyTyp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clusterfuzz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4" calcext:value-type="float">
            <text:p>20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ncompute-wavetorc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lenai-allennl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ridgecrewio-checkov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bolya-yolac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kemokechicken-reversi-alpha-zero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prusso-youtube_tutorial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90" calcext:value-type="float">
            <text:p>129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3" calcext:value-type="float">
            <text:p>3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xianhu-PSpid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acBi-CS224n-2019-solutions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sterBianco-BoopSuit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4" calcext:value-type="float">
            <text:p>1364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78" calcext:value-type="float">
            <text:p>7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iyuangong-leetcod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70" calcext:value-type="float">
            <text:p>137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etapensiero-metapensiero.pj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8413" calcext:value-type="float">
            <text:p>4841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3119" calcext:value-type="float">
            <text:p>31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hougo-denite.nvim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51" calcext:value-type="float">
            <text:p>105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0xInfection-TIDoS-Framework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ogdanp-dramatiq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143" calcext:value-type="float">
            <text:p>3143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586" calcext:value-type="float">
            <text:p>58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earnables-learn2lear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129" calcext:value-type="float">
            <text:p>112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akao-buffal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94" calcext:value-type="float">
            <text:p>109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wopirllc-pandas-t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hp-urlwat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ome-assistant-libs-pytradfr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206" calcext:value-type="float">
            <text:p>120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code-database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668" calcext:value-type="float">
            <text:p>166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cos-dco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2339" calcext:value-type="float">
            <text:p>233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1" calcext:value-type="float">
            <text:p>24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thicalML-xa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eanNaren-deepspeech.pytor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862" calcext:value-type="float">
            <text:p>586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311" calcext:value-type="float">
            <text:p>13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ggingface-transfer-learning-conv-a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7" calcext:value-type="float">
            <text:p>12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reemanzxp-GBDT_Simple_Tutoria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463" calcext:value-type="float">
            <text:p>546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66" calcext:value-type="float">
            <text:p>136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dict-zdic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510" calcext:value-type="float">
            <text:p>1510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xnsan12-drf-yasg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ogram-aiogra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619" calcext:value-type="float">
            <text:p>161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research-lasertagg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meryberger-scalen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eebye-ueberzu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refectHQ-prefec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fonts-fontmak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831" calcext:value-type="float">
            <text:p>583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685" calcext:value-type="float">
            <text:p>16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nlp-recipe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259" calcext:value-type="float">
            <text:p>125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damdouni-Pythonist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4" calcext:value-type="float">
            <text:p>1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xonsh-xons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387" calcext:value-type="float">
            <text:p>138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rrbotio-err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reqtrade-freqtrad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534" calcext:value-type="float">
            <text:p>1534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90" calcext:value-type="float">
            <text:p>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ublimelsp-LS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4160" calcext:value-type="float">
            <text:p>4160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2165" calcext:value-type="float">
            <text:p>21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utokey-autoke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egviiDetection-video_analys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psy-cliz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inkedin-shiv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arcade-arcad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01" calcext:value-type="float">
            <text:p>100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ITA-Group-AutoGA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95" calcext:value-type="float">
            <text:p>219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5" calcext:value-type="float">
            <text:p>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icolasLM-bplustre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exander-akhmetov-python-shortcut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o-libs-aiop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rapptz-discord.py/" xlink:type="simple">Rapptz-discord.py</text:a>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namodb-PynamoDB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403" calcext:value-type="float">
            <text:p>5403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051" calcext:value-type="float">
            <text:p>105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tellargraph-stellargraph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vidteather-TikTok-Ap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73" calcext:value-type="float">
            <text:p>27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sllchb-Handrigh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berTRoy-MusicBox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406" calcext:value-type="float">
            <text:p>840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866" calcext:value-type="float">
            <text:p>186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uliandewit-kaggle_ndsb2017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aojiuli-toapi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82" calcext:value-type="float">
            <text:p>148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18" calcext:value-type="float">
            <text:p>5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ensorflow-lingv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rompt-toolkit-python-prompt-toolki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272" calcext:value-type="float">
            <text:p>127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reewym-espress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iiight-notifier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863" calcext:value-type="float">
            <text:p>286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81" calcext:value-type="float">
            <text:p>3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ancopku-pkuseg-pyth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TextWorl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7" calcext:value-type="float">
            <text:p>8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mlc-gluon-nl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042" calcext:value-type="float">
            <text:p>1042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03" calcext:value-type="float">
            <text:p>20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hinkle-gourme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319" calcext:value-type="float">
            <text:p>131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38" calcext:value-type="float">
            <text:p>33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ai-kubernetes-ec2-autoscal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21" calcext:value-type="float">
            <text:p>432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53" calcext:value-type="float">
            <text:p>11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isionml-pytrackin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99" calcext:value-type="float">
            <text:p>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ark-engine-quark-engin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pache-incubator-tv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7" calcext:value-type="float">
            <text:p>8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leclanche-fireplac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156" calcext:value-type="float">
            <text:p>515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215" calcext:value-type="float">
            <text:p>12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xplosion-sense2ve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5" calcext:value-type="float">
            <text:p>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research-languag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wslabs-aws-data-wrangl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412" calcext:value-type="float">
            <text:p>14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KPLab-sentence-transformer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amshadwell-TrumpScrip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234" calcext:value-type="float">
            <text:p>12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hongdao-Towards-Realtime-MO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ardbyte-python-ca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ws-samples-aws-cdk-example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36" calcext:value-type="float">
            <text:p>103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32" calcext:value-type="float">
            <text:p>3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yt3bl33d3r-SprayingToolki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001" calcext:value-type="float">
            <text:p>200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77" calcext:value-type="float">
            <text:p>57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Vlabs-pacne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58" calcext:value-type="float">
            <text:p>225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83" calcext:value-type="float">
            <text:p>48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sf-requests-htm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59" calcext:value-type="float">
            <text:p>1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ussBaz-enforc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7sDream-zhihu-py3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ebaz-nimport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296" calcext:value-type="float">
            <text:p>2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typeshed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ntosal-python-sc2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33" calcext:value-type="float">
            <text:p>1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MAS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99" calcext:value-type="float">
            <text:p>1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atalyst-team-catalyst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squito-aio-pik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ilesknap-gphotos-syn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0Kee-Team-WatchAD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data-xarra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678" calcext:value-type="float">
            <text:p>167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iangolo-uvicorn-gunicorn-fastapi-dock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legro-ralp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FixRe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aggle-docker-pyth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xwhirl-pymar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59" calcext:value-type="float">
            <text:p>125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94" calcext:value-type="float">
            <text:p>29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osarthur-git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sola-python-flask-microservic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719" calcext:value-type="float">
            <text:p>171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milelight-lightNL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UNCH-Cyber-stoq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65" calcext:value-type="float">
            <text:p>146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heinzerling-bpemb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soniteFramework-masoni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852" calcext:value-type="float">
            <text:p>1852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935" calcext:value-type="float">
            <text:p>9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owie6879-owlloo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rakkar-Software-Octo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3" calcext:value-type="float">
            <text:p>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crbot-yo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lenai-deep_q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41" calcext:value-type="float">
            <text:p>2141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493" calcext:value-type="float">
            <text:p>49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ick-Gottschlich-Social-Amnesia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240" calcext:value-type="float">
            <text:p>224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51" calcext:value-type="float">
            <text:p>25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oinAlpha-humming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ugy-script-serv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07" calcext:value-type="float">
            <text:p>110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6" calcext:value-type="float">
            <text:p>1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ra-mara-pipeline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63" calcext:value-type="float">
            <text:p>1563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0" calcext:value-type="float">
            <text:p>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matl-pyrend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34" calcext:value-type="float">
            <text:p>203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28" calcext:value-type="float">
            <text:p>3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CQA-pylin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igaio-taiga-bac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onsenSys-mythri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tepjam-RLBen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loodAxe-pytorch-toolbel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166" calcext:value-type="float">
            <text:p>316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hinklab-SJTU-PCA-G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713" calcext:value-type="float">
            <text:p>471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852" calcext:value-type="float">
            <text:p>8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ainer-chain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6742" calcext:value-type="float">
            <text:p>1674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5401" calcext:value-type="float">
            <text:p>54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lvelabs-tachy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attyware-unrp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huangXieIrene-ssds.pytor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217" calcext:value-type="float">
            <text:p>1121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hu-ml-tianshou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4119" calcext:value-type="float">
            <text:p>4119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758" calcext:value-type="float">
            <text:p>17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epmipt-DeepPavlov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321" calcext:value-type="float">
            <text:p>132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42" calcext:value-type="float">
            <text:p>5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uragnair-alpha-zero-general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507" calcext:value-type="float">
            <text:p>150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34" calcext:value-type="float">
            <text:p>13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dgedb-edgedb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raveller59-second.pytorch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7" calcext:value-type="float">
            <text:p>13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Tree-org-oTre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apari-napar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livierkes-manuskrip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umba-numba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luentpython-example-cod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29" calcext:value-type="float">
            <text:p>132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reme-ml-crem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103" calcext:value-type="float">
            <text:p>110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Yelp-Tr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rs-project-mar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195" calcext:value-type="float">
            <text:p>119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47" calcext:value-type="float">
            <text:p>2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4ll0k-Bug-Bounty-Toolz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pesmilo-electrum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1072" calcext:value-type="float">
            <text:p>1072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angzheng0822-alg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Vlabs-noise2nois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7988" calcext:value-type="float">
            <text:p>17988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3676" calcext:value-type="float">
            <text:p>367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nstaloader-instaload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136" calcext:value-type="float">
            <text:p>1136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21" calcext:value-type="float">
            <text:p>2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t-han-lab-pvcn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sdis-djong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ushorg-conpo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143" calcext:value-type="float">
            <text:p>114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56" calcext:value-type="float">
            <text:p>25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onePatient-BERT-NER-Pytorc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eldonIO-alib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3" calcext:value-type="float">
            <text:p>1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ws-aws-sam-cl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RI-ML-packnet-sfm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9" calcext:value-type="float">
            <text:p>8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ClassyVisi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nstantbox-instantbox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zmartian-vidcutt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190" calcext:value-type="float">
            <text:p>10190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1632" calcext:value-type="float">
            <text:p>16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keckennedy-write-pythonic-code-demo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0cL4bs-wifipumpkin3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319" calcext:value-type="float">
            <text:p>3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chao1-bulle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Yochengliu-Relation-Shape-CN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2y-moch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hannonAI-service-stream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naucube-coffeeMin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63" calcext:value-type="float">
            <text:p>463</text:p>
          </table:table-cell>
          <table:table-cell table:number-columns-repeated="2" table:style-name="ce29" office:value-type="float" office:value="68" calcext:value-type="float">
            <text:p>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pariente-asteroi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35" calcext:value-type="float">
            <text:p>2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gjones-quar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code-starlet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3036" calcext:value-type="float">
            <text:p>303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9" calcext:value-type="float">
            <text:p>3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turicas-brasil.io/" xlink:type="simple">turicas-brasil.io</text:a>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oala-coal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trawberry-graphql-strawberr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emake-services-wemake-django-templat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8" calcext:value-type="float">
            <text:p>7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akubroztocil-cointro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405" calcext:value-type="float">
            <text:p>140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85" calcext:value-type="float">
            <text:p>2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ennerm-flashfocu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13" calcext:value-type="float">
            <text:p>1013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487" calcext:value-type="float">
            <text:p>48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bumsik-VirtScree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yint-language-chec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poetry-poetr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hLiao-DB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42" calcext:value-type="float">
            <text:p>1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research-text-to-text-transfer-transform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72" calcext:value-type="float">
            <text:p>2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laudiuGeorgiu-Obfuscap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598" calcext:value-type="float">
            <text:p>259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84" calcext:value-type="float">
            <text:p>108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VIG-SJTU-AlphaPos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gapi-hug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ts-a-feature-Mythi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rincewen-tensorflow_practic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467" calcext:value-type="float">
            <text:p>246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445" calcext:value-type="float">
            <text:p>4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ctivityWatch-activitywatc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arcoal-SE-SmokeDetecto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fu-db-datapre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devops-cn-opendevop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011" calcext:value-type="float">
            <text:p>301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94" calcext:value-type="float">
            <text:p>9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epset-ai-FAR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553" calcext:value-type="float">
            <text:p>155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5" calcext:value-type="float">
            <text:p>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kfde-froid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5" calcext:value-type="float">
            <text:p>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urke-software-django-report-build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979" calcext:value-type="float">
            <text:p>197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enobites-flask-jsonrpc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48" calcext:value-type="float">
            <text:p>104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34" calcext:value-type="float">
            <text:p>23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zilla-http-observator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-X-Y-landmark-detecti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wslabs-gluon-t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LUEbenchmark-CLU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magamedov-grpclib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46" calcext:value-type="float">
            <text:p>124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45" calcext:value-type="float">
            <text:p>3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esemble-ai-Resemblyz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dqa-suite-cdQA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861" calcext:value-type="float">
            <text:p>586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orch-fairseq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YaxeZhang-Just-Cod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lenai-sciber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atrikHlobil-Pandas-Boke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807" calcext:value-type="float">
            <text:p>1380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07" calcext:value-type="float">
            <text:p>4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t-han-lab-temporal-shift-modul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idi-delt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security-py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919" calcext:value-type="float">
            <text:p>491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703" calcext:value-type="float">
            <text:p>70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aver-sqlov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gaen-aiocach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kore-i3pystatu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xamyzhao-brainstorm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zavea-raster-visi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45" calcext:value-type="float">
            <text:p>124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rekhleb-learn-pyth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98" calcext:value-type="float">
            <text:p>129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20" calcext:value-type="float">
            <text:p>3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yktoo-indicator-sound-switch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86" calcext:value-type="float">
            <text:p>228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808" calcext:value-type="float">
            <text:p>80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ankcs-pyhanlp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0" calcext:value-type="float">
            <text:p>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mtunc-SlackPira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rrySingh-Artificial-Intelligence-Deep-Learning-Machine-Learning-Tutorial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838" calcext:value-type="float">
            <text:p>28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14" calcext:value-type="float">
            <text:p>81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racleYoung-You-are-Pythonista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eetmangukiya-instagram-scrap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vankorobkov-python-injec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7" calcext:value-type="float">
            <text:p>7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lenai-scispac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NMetrics-logm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42" calcext:value-type="float">
            <text:p>2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rumee-ariadn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559" calcext:value-type="float">
            <text:p>155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ideoflow-videoflow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9" calcext:value-type="float">
            <text:p>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aixintao-iredi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57" calcext:value-type="float">
            <text:p>105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hostManager-Ghostwrit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stnlp-fastNL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7" calcext:value-type="float">
            <text:p>1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Growler-Growl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278" calcext:value-type="float">
            <text:p>327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olygamma-aurma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79" calcext:value-type="float">
            <text:p>1579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22" calcext:value-type="float">
            <text:p>2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aoZ-JD-Coi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olakowo-vectorb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38" calcext:value-type="float">
            <text:p>43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nma3mz-wechat_articles_spid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hatto-autopep8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saboo-homeassistant-confi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337" calcext:value-type="float">
            <text:p>6337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358" calcext:value-type="float">
            <text:p>3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sujedihy-lc-all-solution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ilshell-oil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awei-noah-ghostne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37" calcext:value-type="float">
            <text:p>443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248" calcext:value-type="float">
            <text:p>24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orch-aud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danny-cookiecutter-djang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4382" calcext:value-type="float">
            <text:p>438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835" calcext:value-type="float">
            <text:p>18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lenai-bilm-tf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38" calcext:value-type="float">
            <text:p>183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663" calcext:value-type="float">
            <text:p>6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onstantinSchubert-zero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058" calcext:value-type="float">
            <text:p>3058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1346" calcext:value-type="float">
            <text:p>13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bryio-torb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ortoise-tortoise-or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FTurbo-Weighted-Boxes-Fusi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mkurn-pytorch-crf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311" calcext:value-type="float">
            <text:p>131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9" calcext:value-type="float">
            <text:p>22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gcom-galaxy-integrations-python-ap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5093" calcext:value-type="float">
            <text:p>35093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8488" calcext:value-type="float">
            <text:p>848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antumblacklabs-causalnex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97" calcext:value-type="float">
            <text:p>149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19" calcext:value-type="float">
            <text:p>3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amet-akcay-ganomal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318" calcext:value-type="float">
            <text:p>131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biir-UER-py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526" calcext:value-type="float">
            <text:p>1526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korokithakis-cat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ukeesh-Jarvi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2254" calcext:value-type="float">
            <text:p>225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X-Plane-XPlane2Blend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anahanocka-MeshCN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94" calcext:value-type="float">
            <text:p>9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bSF-Mobile-Security-Framework-MobSF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700" calcext:value-type="float">
            <text:p>470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32" calcext:value-type="float">
            <text:p>4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ry-python-return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283" calcext:value-type="float">
            <text:p>128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kocabas-VIB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mimo-dcc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unil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orldveil-dejavu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05" calcext:value-type="float">
            <text:p>210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33" calcext:value-type="float">
            <text:p>3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piderClub-weibospid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328" calcext:value-type="float">
            <text:p>132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nknown-horizons-unknown-horizon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051" calcext:value-type="float">
            <text:p>105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18" calcext:value-type="float">
            <text:p>3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ber-research-plato-research-dialogue-system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ricsson-codecheck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barlow83-OCRmyPDF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225" calcext:value-type="float">
            <text:p>3225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804" calcext:value-type="float">
            <text:p>80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lkpython-data-driven-web-apps-with-flas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195" calcext:value-type="float">
            <text:p>719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canv-BERT-BiLSTM-CRF-N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63" calcext:value-type="float">
            <text:p>146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436" calcext:value-type="float">
            <text:p>4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YU-PCCL-holodeck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len-muffin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619" calcext:value-type="float">
            <text:p>461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18" calcext:value-type="float">
            <text:p>10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code-httpx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75" calcext:value-type="float">
            <text:p>3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ronLanguages-ironpython3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orch-captu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96" calcext:value-type="float">
            <text:p>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tmproxy-mitmprox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laudiuGeorgiu-PlaystoreDownload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19" calcext:value-type="float">
            <text:p>481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391" calcext:value-type="float">
            <text:p>139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entoml-BentoM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acs-integrati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4ll0k-Atla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ypeddjango-django-stub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obolevn-django-split-setting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yakogi-pyppete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02" calcext:value-type="float">
            <text:p>13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62" calcext:value-type="float">
            <text:p>2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incubator-Bowl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43" calcext:value-type="float">
            <text:p>6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razer-openraz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354" calcext:value-type="float">
            <text:p>835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07" calcext:value-type="float">
            <text:p>20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levenPaths-HomePW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4007" calcext:value-type="float">
            <text:p>34007</text:p>
          </table:table-cell>
          <table:table-cell table:style-name="ce29" office:value-type="float" office:value="1409" calcext:value-type="float">
            <text:p>1409</text:p>
          </table:table-cell>
          <table:table-cell table:style-name="ce29" office:value-type="float" office:value="16439" calcext:value-type="float">
            <text:p>164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railofbits-manticor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150" calcext:value-type="float">
            <text:p>115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8" calcext:value-type="float">
            <text:p>9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imple-login-ap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292" calcext:value-type="float">
            <text:p>329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79" calcext:value-type="float">
            <text:p>3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alando-spil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nterMcGushion-hyperparameter_hunt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910" calcext:value-type="float">
            <text:p>391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68" calcext:value-type="float">
            <text:p>3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acebrowning-memegen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86" calcext:value-type="float">
            <text:p>108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elepresenceio-telepresenc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code-apistar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uraxio-Neuraxl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avlov99-json-rpc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317" calcext:value-type="float">
            <text:p>131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22" calcext:value-type="float">
            <text:p>3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singer86-django-lifecycl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5203" calcext:value-type="float">
            <text:p>520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20" calcext:value-type="float">
            <text:p>7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ohnbywater-eventsourcin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ayak-pypik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0" calcext:value-type="float">
            <text:p>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hronosGroup-glTF-Blender-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120" calcext:value-type="float">
            <text:p>212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863" calcext:value-type="float">
            <text:p>18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opier-org-copi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mmf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436" calcext:value-type="float">
            <text:p>143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30" calcext:value-type="float">
            <text:p>33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0xHJK-music-d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lackHC-tfpyt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nownsec-pocsuite3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61" calcext:value-type="float">
            <text:p>196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57" calcext:value-type="float">
            <text:p>5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chaiah-pywic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423" calcext:value-type="float">
            <text:p>142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68" calcext:value-type="float">
            <text:p>6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typin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iangolo-fastap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4409" calcext:value-type="float">
            <text:p>440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210" calcext:value-type="float">
            <text:p>121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ingXiaoH-ACNe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rogozhnikov-einop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531" calcext:value-type="float">
            <text:p>353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85" calcext:value-type="float">
            <text:p>1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oursaros-ai-nboos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36" calcext:value-type="float">
            <text:p>1636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19" calcext:value-type="float">
            <text:p>2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lius-pyglossar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ytilahti-python-mi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irlearn-fairlear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496" calcext:value-type="float">
            <text:p>149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75" calcext:value-type="float">
            <text:p>4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Mined-PyGri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379" calcext:value-type="float">
            <text:p>137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13" calcext:value-type="float">
            <text:p>41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aoZhang95-Python24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053" calcext:value-type="float">
            <text:p>305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ReAgen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AX-A-Team-LuWu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oshmarshall-mogo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39" calcext:value-type="float">
            <text:p>143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75" calcext:value-type="float">
            <text:p>2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alando-incubator-kopf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798" calcext:value-type="float">
            <text:p>179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9" calcext:value-type="float">
            <text:p>1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keyy-nonoCAPTCHA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lbayadm-attn2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6857" calcext:value-type="float">
            <text:p>685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851" calcext:value-type="float">
            <text:p>185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aoQ1-rasa_chatbot_c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918" calcext:value-type="float">
            <text:p>191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5" calcext:value-type="float">
            <text:p>22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rcosfede-algorithm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nats-io-nats.py/" xlink:type="simple">nats-io-nats.py</text:a>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lueman-project-bluema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306" calcext:value-type="float">
            <text:p>23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CLRandD-Blackston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07" calcext:value-type="float">
            <text:p>20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ementum-backtrad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460" calcext:value-type="float">
            <text:p>3460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00" calcext:value-type="float">
            <text:p>20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rrenburns-war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68" calcext:value-type="float">
            <text:p>276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478" calcext:value-type="float">
            <text:p>47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kirasosa-mobile-semantic-segmentati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vip-lab-impersonato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ossasia-pslab-pyth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wkvam-celluloid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292" calcext:value-type="float">
            <text:p>729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944" calcext:value-type="float">
            <text:p>19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retix-pretix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3042" calcext:value-type="float">
            <text:p>3042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42" calcext:value-type="float">
            <text:p>64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fvcor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1160" calcext:value-type="float">
            <text:p>1116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2946" calcext:value-type="float">
            <text:p>29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rankie567-fastapi-users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pytex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705" calcext:value-type="float">
            <text:p>370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861" calcext:value-type="float">
            <text:p>86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onasrauber-eagerp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ensorflow-addon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454" calcext:value-type="float">
            <text:p>145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40" calcext:value-type="float">
            <text:p>14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LPScott-bert-Chinese-classification-tas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079" calcext:value-type="float">
            <text:p>507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09" calcext:value-type="float">
            <text:p>8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alandoresearch-fashion-mnis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ubank-fklear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ixwew-pytorch-fm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92" calcext:value-type="float">
            <text:p>219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46" calcext:value-type="float">
            <text:p>3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osmicpython-boo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rf-xca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idatong-dataclasses-js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9222" calcext:value-type="float">
            <text:p>9222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2371" calcext:value-type="float">
            <text:p>23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ahmoud-bolton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3" calcext:value-type="float">
            <text:p>1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spnet-espne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otroneneis-magical_univers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carithemad-zfs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933" calcext:value-type="float">
            <text:p>293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77" calcext:value-type="float">
            <text:p>37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achpt-lanzou-gu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gino-gin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5385" calcext:value-type="float">
            <text:p>538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214" calcext:value-type="float">
            <text:p>121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rvanaSystems-coach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924" calcext:value-type="float">
            <text:p>3924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34" calcext:value-type="float">
            <text:p>43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ibrauee-Reptil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343" calcext:value-type="float">
            <text:p>3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dAL-python-modAL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vulncode-db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236" calcext:value-type="float">
            <text:p>23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vinotoolkit-open_model_zo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75" calcext:value-type="float">
            <text:p>107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99" calcext:value-type="float">
            <text:p>2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mcaspar-gpt2-m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690" calcext:value-type="float">
            <text:p>169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azoCoder-Pokemon-Termina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martHomeHub-SmartI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03" calcext:value-type="float">
            <text:p>140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rricaneLabs-machina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shaan28malik-Hacktoberfest-2020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1441" calcext:value-type="float">
            <text:p>1441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89" calcext:value-type="float">
            <text:p>38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pazc-mtcn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708" calcext:value-type="float">
            <text:p>170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83" calcext:value-type="float">
            <text:p>48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verv-outru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kariel-webalchem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395" calcext:value-type="float">
            <text:p>3395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580" calcext:value-type="float">
            <text:p>58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esse-ai-jess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45" calcext:value-type="float">
            <text:p>324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Secure-pyrd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ipxproject-pipx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45" calcext:value-type="float">
            <text:p>4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hyo-Archery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omodo-KomodoEdi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11" calcext:value-type="float">
            <text:p>3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vidhalter-jed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872" calcext:value-type="float">
            <text:p>1872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272" calcext:value-type="float">
            <text:p>2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hidenggui-easytrade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068" calcext:value-type="float">
            <text:p>106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onvLab-ConvLab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98" calcext:value-type="float">
            <text:p>9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etsentry-sentry-pyth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712" calcext:value-type="float">
            <text:p>171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67" calcext:value-type="float">
            <text:p>2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uremourning-vimspecto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226" calcext:value-type="float">
            <text:p>122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zillazg-pinyin-dat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527" calcext:value-type="float">
            <text:p>652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779" calcext:value-type="float">
            <text:p>7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ederatedAI-FATE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35" calcext:value-type="float">
            <text:p>3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egonz-baika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05" calcext:value-type="float">
            <text:p>1605</text:p>
          </table:table-cell>
          <table:table-cell table:style-name="ce29" office:value-type="float" office:value="1170" calcext:value-type="float">
            <text:p>117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r0hn-dockersca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44" calcext:value-type="float">
            <text:p>134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96" calcext:value-type="float">
            <text:p>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hyper-hyper-h2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aosthebot-Chao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68" calcext:value-type="float">
            <text:p>106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47" calcext:value-type="float">
            <text:p>2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pfml-attention-cn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ojw-socialsca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861" calcext:value-type="float">
            <text:p>186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4" calcext:value-type="float">
            <text:p>1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onradhalas-daci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rogram-pyrogra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348" calcext:value-type="float">
            <text:p>134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359" calcext:value-type="float">
            <text:p>3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chammas-flintrock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940" calcext:value-type="float">
            <text:p>294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71" calcext:value-type="float">
            <text:p>14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k-geimfari-mimesi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791" calcext:value-type="float">
            <text:p>179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pache-incubator-superse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DSIA-sacred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965" calcext:value-type="float">
            <text:p>196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662" calcext:value-type="float">
            <text:p>6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anTur1ng-NLP-BERT--ChineseVersi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6" calcext:value-type="float">
            <text:p>1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JS-PythonJ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534" calcext:value-type="float">
            <text:p>153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31" calcext:value-type="float">
            <text:p>4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ineseGLUE-ChineseGLU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tebrowser-qutebrows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100" calcext:value-type="float">
            <text:p>310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r--szurubooru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amesob-tinychai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55" calcext:value-type="float">
            <text:p>125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ro-ppl-numpyr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SlowFas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244" calcext:value-type="float">
            <text:p>2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eblateOrg-weblat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immerChan-KG-demo-for-movi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780" calcext:value-type="float">
            <text:p>178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81" calcext:value-type="float">
            <text:p>2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WZMIAOMIAO-deep-learning-for-image-processin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ensepost-objecti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52" calcext:value-type="float">
            <text:p>2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tmproxy-pdo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ANTAXIS-QUANTAXI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loria-environ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7175" calcext:value-type="float">
            <text:p>7175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976" calcext:value-type="float">
            <text:p>97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wslabs-autoglu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nevergra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740" calcext:value-type="float">
            <text:p>174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89" calcext:value-type="float">
            <text:p>38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utoml-SMAC3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0" calcext:value-type="float">
            <text:p>7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yst-lightfm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ustom-components-alexa_media_play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thicAi-Instaboos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95" calcext:value-type="float">
            <text:p>139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ggingface-transformer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yu-mll-jian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rezor-trezor-cor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232" calcext:value-type="float">
            <text:p>123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3" calcext:value-type="float">
            <text:p>1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heanyi-bandcamp-d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indaxiang-akshar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python-fir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ber-ludwi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06" calcext:value-type="float">
            <text:p>20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ccgroup-fuzzowsk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39" calcext:value-type="float">
            <text:p>123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dson-and-thames-mlfinlab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56" calcext:value-type="float">
            <text:p>15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-DKFZ-nnUNe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iangolo-full-stack-fastapi-postgresq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3" calcext:value-type="float">
            <text:p>1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lairNLP-flai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8" calcext:value-type="float">
            <text:p>7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sf-blac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ogle-tf-quant-financ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8" calcext:value-type="float">
            <text:p>1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erlomz-captcha_train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685" calcext:value-type="float">
            <text:p>668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372" calcext:value-type="float">
            <text:p>13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uggingface-knockknoc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uHau-toggl-cl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sottile-git-code-deb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vchoutas-smplx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43" calcext:value-type="float">
            <text:p>114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1" calcext:value-type="float">
            <text:p>23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uyukai-OWAP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42" calcext:value-type="float">
            <text:p>124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03" calcext:value-type="float">
            <text:p>20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loud-custodian-cloud-custodia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ortc-aioqui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382" calcext:value-type="float">
            <text:p>138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rikwijmans-Pointnet2_PyTorch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pot-keras-transforme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ujason-avod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MLOpsPyth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947" calcext:value-type="float">
            <text:p>194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44" calcext:value-type="float">
            <text:p>6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penvinotoolkit-training_extension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9873" calcext:value-type="float">
            <text:p>987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79" calcext:value-type="float">
            <text:p>4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cutecharts-cutecharts.py/" xlink:type="simple">cutecharts-cutecharts.py</text:a>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579" calcext:value-type="float">
            <text:p>357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orovod-horovod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980" calcext:value-type="float">
            <text:p>198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zilla-MozDef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brattli-OSlash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ortc-aiort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7853" calcext:value-type="float">
            <text:p>1785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100" calcext:value-type="float">
            <text:p>110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obinhood-faus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313" calcext:value-type="float">
            <text:p>131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ail-berkeley-softlearning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78" calcext:value-type="float">
            <text:p>27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cascadia-cod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45" calcext:value-type="float">
            <text:p>104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39" calcext:value-type="float">
            <text:p>13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tflix-Skunkworks-diff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nki-cozmo-python-sd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794" calcext:value-type="float">
            <text:p>479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35" calcext:value-type="float">
            <text:p>15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louielu-twstock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74" calcext:value-type="float">
            <text:p>117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exentriquesolutions-nip.io/" xlink:type="simple">exentriquesolutions-nip.io</text:a>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quodlibet-quodlibe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aostoolkit-chaostoolki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185" calcext:value-type="float">
            <text:p>318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9" calcext:value-type="float">
            <text:p>2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xplosion-spacy-transformer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80" calcext:value-type="float">
            <text:p>8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tdesktop-i3ipc-pyth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784" calcext:value-type="float">
            <text:p>378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98" calcext:value-type="float">
            <text:p>19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MW-InnovationLab-BMW-YOLOv4-Training-Automatio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ython-trio-tr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pistasisLab-tpo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phalt-django-api-domain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84" calcext:value-type="float">
            <text:p>308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indsNET-bindsne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ordaneremieff-mangu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471" calcext:value-type="float">
            <text:p>247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37" calcext:value-type="float">
            <text:p>23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zvtvz-zvt</text:p>
          </table:table-cell>
          <table:table-cell table:style-name="ce29" office:value-type="string" calcext:value-type="string">
            <text:p>UNKNOWN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ech-srl-code2ve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67" calcext:value-type="float">
            <text:p>36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jacobs-kube-janito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inja-ide-ninja-id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wslabs-aws-lambda-powertools-pyth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ecthomas-flask_injecto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20" calcext:value-type="float">
            <text:p>142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ensorflow-federate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9" calcext:value-type="float">
            <text:p>19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korokithakis-goatfish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181" calcext:value-type="float">
            <text:p>518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20" calcext:value-type="float">
            <text:p>9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hilinaRajapakse-simpletransformer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ALib-SALib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irsplay-lxmer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592" calcext:value-type="float">
            <text:p>459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akaobrain-torchgpip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35" calcext:value-type="float">
            <text:p>23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odin-project-modi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3" calcext:value-type="float">
            <text:p>3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epegar-torch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709" calcext:value-type="float">
            <text:p>5709</text:p>
          </table:table-cell>
          <table:table-cell table:style-name="ce29" office:value-type="float" office:value="1249" calcext:value-type="float">
            <text:p>1249</text:p>
          </table:table-cell>
          <table:table-cell table:style-name="ce29" office:value-type="float" office:value="713" calcext:value-type="float">
            <text:p>71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epegar-torchio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79" calcext:value-type="float">
            <text:p>2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Xinkai-XwareDesktop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4" calcext:value-type="float">
            <text:p>27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stojnic-lazydat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326" calcext:value-type="float">
            <text:p>332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554" calcext:value-type="float">
            <text:p>55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ephell-dephel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rtiflette-tartiflett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lkpython-mastering-pycharm-course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465" calcext:value-type="float">
            <text:p>446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55" calcext:value-type="float">
            <text:p>12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ce-Cirno-Hoshino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846" calcext:value-type="float">
            <text:p>184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ntelAI-naut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thena-team-athena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66" calcext:value-type="float">
            <text:p>246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318" calcext:value-type="float">
            <text:p>31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nni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7" calcext:value-type="float">
            <text:p>7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orgbase-vorta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316" calcext:value-type="float">
            <text:p>431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746" calcext:value-type="float">
            <text:p>174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lex-sherman-unsync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85" calcext:value-type="float">
            <text:p>198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32" calcext:value-type="float">
            <text:p>23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oglew-pappy-proxy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ichangKim-DeepDanbooru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94" calcext:value-type="float">
            <text:p>129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20" calcext:value-type="float">
            <text:p>3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axap-ar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59" calcext:value-type="float">
            <text:p>525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80" calcext:value-type="float">
            <text:p>28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SLCY-ABSA-BERT-pair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bryio-lbry-sd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866" calcext:value-type="float">
            <text:p>186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75" calcext:value-type="float">
            <text:p>27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wightman-pytorch-image-models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nitedstates-python-u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96" calcext:value-type="float">
            <text:p>2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godotengine-godot-blender-export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alamari-OCR-calamar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onebot-none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996" calcext:value-type="float">
            <text:p>299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552" calcext:value-type="float">
            <text:p>5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amisan-mt-dn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yampelo-beagle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code-uvicor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nyant-rssan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hacker-django-todo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rdewit-ib_insync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edricGuillemet-Imogen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349" calcext:value-type="float">
            <text:p>4349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394" calcext:value-type="float">
            <text:p>39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vecom-ClassicComputerScienceProblemsInPyth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137" calcext:value-type="float">
            <text:p>713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57" calcext:value-type="float">
            <text:p>8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asmota-tasmotiz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06" calcext:value-type="float">
            <text:p>3206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920" calcext:value-type="float">
            <text:p>9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ensorflow-privacy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8" calcext:value-type="float">
            <text:p>18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intelowlproject-IntelOw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mobile-visio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iolab-orange3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ornia-korni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8" calcext:value-type="float">
            <text:p>8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hexway-apple_bleee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53" calcext:value-type="float">
            <text:p>65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ndsdb-mindsdb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mrowco-electricitymap-contrib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rigetti-pyquil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arkTianTian-sword-for-offer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246" calcext:value-type="float">
            <text:p>5246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819" calcext:value-type="float">
            <text:p>8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3">
          <table:table-cell table:style-name="ce30" office:value-type="string" calcext:value-type="string">
            <text:p><text:a xlink:href="http://readthedocs-readthedocs.org/" xlink:type="simple">readthedocs-readthedocs.org</text:a>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8080labs-pyfores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63" calcext:value-type="float">
            <text:p>1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ashtage-arch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k9250-stylegan-art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40" calcext:value-type="float">
            <text:p>34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lovelylain-pyctp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amirassov-kaggle-imaterialist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525" calcext:value-type="float">
            <text:p>12525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950" calcext:value-type="float">
            <text:p>95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titu1994-Image-Super-Resolutio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552" calcext:value-type="float">
            <text:p>7552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324" calcext:value-type="float">
            <text:p>132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nimaxir-aitextgen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536" calcext:value-type="float">
            <text:p>153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Ultimaker-Cur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systemd-mkos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20" calcext:value-type="float">
            <text:p>22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adaptive-span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97" calcext:value-type="float">
            <text:p>149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06" calcext:value-type="float">
            <text:p>30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ust-Some-Bots-Music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116" calcext:value-type="float">
            <text:p>11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8" calcext:value-type="float">
            <text:p>20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JDAI-CV-fast-reid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demucs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45" calcext:value-type="float">
            <text:p>104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73" calcext:value-type="float">
            <text:p>27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blueset-ehForwarderBo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django-asgiref</text:p>
          </table:table-cell>
          <table:table-cell table:style-name="ce29" office:value-type="string" calcext:value-type="string">
            <text:p>SPRINTER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825" calcext:value-type="float">
            <text:p>182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1" calcext:value-type="float">
            <text:p>22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ncode-orm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126" calcext:value-type="float">
            <text:p>112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research-ParlAI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enRocks-fast_abs_rl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6" calcext:value-type="float">
            <text:p>96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ltk-cltk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chemprop-chemprop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NervanaSystems-nlp-architect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4177" calcext:value-type="float">
            <text:p>1417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293" calcext:value-type="float">
            <text:p>129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ingname-GeneralNewsExtracto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microsoft-bistring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139" calcext:value-type="float">
            <text:p>313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72" calcext:value-type="float">
            <text:p>9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OfflineIMAP-imapfw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422" calcext:value-type="float">
            <text:p>3422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928" calcext:value-type="float">
            <text:p>928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Eyepea-API-Hour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facebookincubator-python-nubia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81" calcext:value-type="float">
            <text:p>178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9" calcext:value-type="float">
            <text:p>67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style-name="ce29" office:value-type="string" calcext:value-type="string">
            <text:p>k4yt3x-video2x</text:p>
          </table:table-cell>
          <table:table-cell table:style-name="ce29" office:value-type="string" calcext:value-type="string">
            <text:p>REGULA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72" calcext:value-type="float">
            <text:p>17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5" calcext:value-type="float">
            <text:p>19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1006" calcext:value-type="float">
            <text:p>100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71" calcext:value-type="float">
            <text:p>37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4670" calcext:value-type="float">
            <text:p>467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65" calcext:value-type="float">
            <text:p>266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1336" calcext:value-type="float">
            <text:p>133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55" calcext:value-type="float">
            <text:p>255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2441" calcext:value-type="float">
            <text:p>244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664" calcext:value-type="float">
            <text:p>664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6108" calcext:value-type="float">
            <text:p>6108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247" calcext:value-type="float">
            <text:p>3247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52890" calcext:value-type="float">
            <text:p>5289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22791" calcext:value-type="float">
            <text:p>22791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>
          <table:table-cell table:number-columns-repeated="3"/>
          <table:table-cell table:style-name="ce29" office:value-type="float" office:value="2916" calcext:value-type="float">
            <text:p>2916</text:p>
          </table:table-cell>
          <table:table-cell table:style-name="ce29" office:value-type="float" office:value="1525" calcext:value-type="float">
            <text:p>1525</text:p>
          </table:table-cell>
          <table:table-cell table:style-name="ce29" office:value-type="float" office:value="850" calcext:value-type="float">
            <text:p>850</text:p>
          </table:table-cell>
          <table:table-cell table:style-name="ce29"/>
          <table:table-cell table:style-name="ce35"/>
          <table:table-cell table:number-columns-repeated="56"/>
        </table:table-row>
        <table:table-row table:style-name="ro1" table:number-rows-repeated="272">
          <table:table-cell table:number-columns-repeated="7"/>
          <table:table-cell table:style-name="ce35"/>
          <table:table-cell table:number-columns-repeated="56"/>
        </table:table-row>
        <table:table-row table:style-name="ro2" table:number-rows-repeated="104757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B files" table:style-name="ta3">
        <table:table-column table:style-name="co9" table:default-cell-style-name="Default"/>
        <table:table-column table:style-name="co10" table:default-cell-style-name="Default"/>
        <table:table-column table:style-name="co4" table:number-columns-repeated="62" table:default-cell-style-name="Default"/>
        <table:table-row table:style-name="ro1"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Comment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ython-typeshed</text:p>
          </table:table-cell>
          <table:table-cell table:style-name="ce29" office:value-type="string" calcext:value-type="string">
            <text:p>/stdlib/atexit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aiortc-aiortc</text:p>
          </table:table-cell>
          <table:table-cell table:style-name="ce29" office:value-type="string" calcext:value-type="string">
            <text:p>stubs/google_crc32c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bentoml-BentoML</text:p>
          </table:table-cell>
          <table:table-cell table:style-name="ce29" office:value-type="string" calcext:value-type="string">
            <text:p>typings/PIL/XVThumbImagePlugin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typeddjango-django-stubs</text:p>
          </table:table-cell>
          <table:table-cell table:style-name="ce29" office:value-type="string" calcext:value-type="string">
            <text:p>django-stubs/views/generic/base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actionless-pikaur</text:p>
          </table:table-cell>
          <table:table-cell table:style-name="ce29" office:value-type="string" calcext:value-type="string">
            <text:p>maintenance_scripts/mypy_stubs/pyalpm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pen-telemetry-opentelemetry-python</text:p>
          </table:table-cell>
          <table:table-cell table:style-name="ce4" office:value-type="string" calcext:value-type="string">
            <text:p>opentelemetry-proto/src/opentelemetry/proto/collector/logs/v1/pyalpm.pyi</text:p>
          </table:table-cell>
          <table:table-cell table:style-name="ce4" office:value-type="string" calcext:value-type="string">
            <text:p>Internal</text:p>
          </table:table-cell>
          <table:table-cell table:style-name="ce4" office:value-type="string" calcext:value-type="string">
            <text:p>Auto-generate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oilshell-oil</text:p>
          </table:table-cell>
          <table:table-cell table:style-name="ce29" office:value-type="string" calcext:value-type="string">
            <text:p>native/fastlex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antumlib-Cirq</text:p>
          </table:table-cell>
          <table:table-cell table:style-name="ce39" office:value-type="string" calcext:value-type="string">
            <text:p>/cirq-google/cirq_google/api/v2/device_pb2.pyi</text:p>
          </table:table-cell>
          <table:table-cell table:style-name="ce4" office:value-type="string" calcext:value-type="string">
            <text:p>Internal</text:p>
          </table:table-cell>
          <table:table-cell table:style-name="ce4" office:value-type="string" calcext:value-type="string">
            <text:p>Auto-generate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hdsbd-kodiak</text:p>
          </table:table-cell>
          <table:table-cell table:style-name="ce29" office:value-type="string" calcext:value-type="string">
            <text:p>bot/typings/zstandard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joshmarshall-mogo</text:p>
          </table:table-cell>
          <table:table-cell table:style-name="ce4" office:value-type="string" calcext:value-type="string">
            <text:p>stubs/pymongo/cursor.pyi</text:p>
          </table:table-cell>
          <table:table-cell table:style-name="ce4" office:value-type="string" calcext:value-type="string">
            <text:p>Internal</text:p>
          </table:table-cell>
          <table:table-cell table:style-name="ce4" office:value-type="string" calcext:value-type="string">
            <text:p>Both Annotated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kakaobrain-torchgpipe</text:p>
          </table:table-cell>
          <table:table-cell table:style-name="ce29" office:value-type="string" calcext:value-type="string">
            <text:p>/stubs/torch/random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bentoml-BentoML</text:p>
          </table:table-cell>
          <table:table-cell table:style-name="ce29" office:value-type="string" calcext:value-type="string">
            <text:p>typings/PIL/SpiderImagePlugin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blueman-project-blueman</text:p>
          </table:table-cell>
          <table:table-cell table:style-name="ce40" office:value-type="string" calcext:value-type="string">
            <text:p>/stubs/gi/repository/Gtk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kakaobrain-torchgpipe</text:p>
          </table:table-cell>
          <table:table-cell table:style-name="ce40" office:value-type="string" calcext:value-type="string">
            <text:p>/stubs/torch/backends/cudnn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typeddjango-django-stubs</text:p>
          </table:table-cell>
          <table:table-cell table:style-name="ce29" office:value-type="string" calcext:value-type="string">
            <text:p>django-stubs/template/backends/jinja2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python-typeshed</text:p>
          </table:table-cell>
          <table:table-cell table:style-name="ce40" office:value-type="string" calcext:value-type="string">
            <text:p>/stubs/setuptools/setuptools/dep_util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autokey-autokey</text:p>
          </table:table-cell>
          <table:table-cell table:style-name="ce29" office:value-type="string" calcext:value-type="string">
            <text:p>/lib/autokey/qtui/compiled_resources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blueman-project-blueman</text:p>
          </table:table-cell>
          <table:table-cell table:style-name="ce41" office:value-type="string" calcext:value-type="string">
            <text:p>/blueman/plugins/ServicePlugin.py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bentoml-BentoML</text:p>
          </table:table-cell>
          <table:table-cell table:style-name="ce40" office:value-type="string" calcext:value-type="string">
            <text:p>/typings/PIL/ImageEnhance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python-typeshed</text:p>
          </table:table-cell>
          <table:table-cell table:style-name="ce29" office:value-type="string" calcext:value-type="string">
            <text:p>/stubs/flake8-2020flake8_2020.pyi</text:p>
          </table:table-cell>
          <table:table-cell table:style-name="ce29" office:value-type="string" calcext:value-type="string">
            <text:p>External</text:p>
          </table:table-cell>
          <table:table-cell table:number-columns-repeated="61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ype Annotations" table:style-name="ta4">
        <table:table-column table:style-name="co4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56" table:default-cell-style-name="Default"/>
        <table:table-row table:style-name="ro1">
          <table:table-cell table:style-name="ce42" office:value-type="string" calcext:value-type="string">
            <text:p>Url Creation</text:p>
          </table:table-cell>
          <table:table-cell table:style-name="ce42" office:value-type="string" calcext:value-type="string">
            <text:p>Change1</text:p>
          </table:table-cell>
          <table:table-cell table:style-name="ce42" office:value-type="string" calcext:value-type="string">
            <text:p>Change2</text:p>
          </table:table-cell>
          <table:table-cell table:style-name="ce42" office:value-type="string" calcext:value-type="string">
            <text:p>Change3</text:p>
          </table:table-cell>
          <table:table-cell table:style-name="ce42" office:value-type="string" calcext:value-type="string">
            <text:p>Actual state</text:p>
          </table:table-cell>
          <table:table-cell table:style-name="ce42" office:value-type="string" calcext:value-type="string">
            <text:p>Annotation</text:p>
          </table:table-cell>
          <table:table-cell table:style-name="ce42" office:value-type="string" calcext:value-type="string">
            <text:p>Line</text:p>
          </table:table-cell>
          <table:table-cell table:style-name="ce42" office:value-type="string" calcext:value-type="string">
            <text:p>File</text:p>
          </table:table-cell>
          <table:table-cell table:style-name="ce42" office:value-type="string" calcext:value-type="string">
            <text:p>Repository</text:p>
          </table:table-cell>
          <table:table-cell table:style-name="ce53" office:value-type="string" calcext:value-type="string">
            <text:p>Note</text:p>
          </table:table-cell>
          <table:table-cell table:style-name="ce53" office:value-type="string" calcext:value-type="string">
            <text:p>Type</text:p>
          </table:table-cell>
          <table:table-cell table:style-name="ce42" office:value-type="string" calcext:value-type="string">
            <text:p>Legend</text:p>
          </table:table-cell>
          <table:table-cell table:style-name="ce53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arnaucube/coffeeMiner/commit/c5c24b6bd245081a6af44aa4670a6dc4e3cafaee#diff-bb7ebf8a79a9e256f08861fdce7eac81c8d0dc15R13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arnaucube/coffeeMiner/blob/master/injector.py" xlink:type="simple">alive</text:a></text:p>
          </table:table-cell>
          <table:table-cell table:style-name="ce27" office:value-type="string" calcext:value-type="string">
            <text:p>http.HTTPFlow</text:p>
          </table:table-cell>
          <table:table-cell table:style-name="ce32" office:value-type="float" office:value="13" calcext:value-type="float">
            <text:p>13</text:p>
          </table:table-cell>
          <table:table-cell table:style-name="ce26" office:value-type="string" calcext:value-type="string">
            <text:p><text:a xlink:href="http://injector.py/" xlink:type="simple">injector.py</text:a></text:p>
          </table:table-cell>
          <table:table-cell table:style-name="ce27" office:value-type="string" calcext:value-type="string">
            <text:p>arnaucube/coffeeMiner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54" office:value-type="string" calcext:value-type="string">
            <text:p>Correct</text:p>
          </table:table-cell>
          <table:table-cell table:style-name="ce56" office:value-type="string" calcext:value-type="string">
            <text:p>Wrong</text:p>
          </table:table-cell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9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commit/114c62efce4478ea816dd1429f6f0ce7da89c4d1#diff-736324c87241c8515185621c78ac53de3c0f5978R8" xlink:type="simple">deleted</text:a></text:p>
          </table:table-cell>
          <table:table-cell table:style-name="ce27" office:value-type="string" calcext:value-type="string">
            <text:p>torch.Tensor</text:p>
          </table:table-cell>
          <table:table-cell table:style-name="ce32" office:value-type="float" office:value="8" calcext:value-type="float">
            <text:p>8</text:p>
          </table:table-cell>
          <table:table-cell table:style-name="ce27" office:value-type="string" calcext:value-type="string">
            <text:p>pointnet2/utils/linalg_util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55" office:value-type="percentage" office:value="0.901" calcext:value-type="percentage">
            <text:p>90.1%</text:p>
          </table:table-cell>
          <table:table-cell table:style-name="ce57" office:value-type="percentage" office:value="0.099" calcext:value-type="percentage">
            <text:p>9.9%</text:p>
          </table:table-cell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15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commit/114c62efce4478ea816dd1429f6f0ce7da89c4d1#diff-736324c87241c8515185621c78ac53de3c0f5978R125" xlink:type="simple">deleted</text:a></text:p>
          </table:table-cell>
          <table:table-cell table:style-name="ce27" office:value-type="string" calcext:value-type="string">
            <text:p>List [int]</text:p>
          </table:table-cell>
          <table:table-cell table:style-name="ce32" office:value-type="float" office:value="125" calcext:value-type="float">
            <text:p>125</text:p>
          </table:table-cell>
          <table:table-cell table:style-name="ce27" office:value-type="string" calcext:value-type="string">
            <text:p>pointnet2/util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 office:value-type="string" calcext:value-type="string">
            <text:p>file renaming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arnaucube/coffeeMiner/commit/c5c24b6bd245081a6af44aa4670a6dc4e3cafaee#diff-bb7ebf8a79a9e256f08861fdce7eac81c8d0dc15R13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arnaucube/coffeeMiner/blob/master/injector.py#L11" xlink:type="simple">alive</text:a>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13" calcext:value-type="float">
            <text:p>13</text:p>
          </table:table-cell>
          <table:table-cell table:style-name="ce26" office:value-type="string" calcext:value-type="string">
            <text:p><text:a xlink:href="http://injector.py/" xlink:type="simple">injector.py</text:a></text:p>
          </table:table-cell>
          <table:table-cell table:style-name="ce27" office:value-type="string" calcext:value-type="string">
            <text:p>arnaucube/coffeeMiner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smilelight/lightKG/commit/2b04cf480d4ee5b3686eeb0d7508b2c1fe460459#diff-c79630999b2e6e2247ed1c94fdad9c3e8df8b2e7R29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smilelight/lightKG/blob/master/lightkg/krl/tool.py#L29" xlink:type="simple">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29" calcext:value-type="float">
            <text:p>29</text:p>
          </table:table-cell>
          <table:table-cell table:style-name="ce27" office:value-type="string" calcext:value-type="string">
            <text:p>lightkg/krl/tool.py</text:p>
          </table:table-cell>
          <table:table-cell table:style-name="ce27" office:value-type="string" calcext:value-type="string">
            <text:p>smilelight/lightKG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smilelight/lightKG/commit/4f3435fa183e15b0f04f79c568cb67a798f622dd#diff-e7a2ff8c4152c01b7558a67ddb9dfe0829c6a91dR41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smilelight/lightKG/blob/master/lightkg/erl/ner/tool.py#L41" xlink:type="simple">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41" calcext:value-type="float">
            <text:p>41</text:p>
          </table:table-cell>
          <table:table-cell table:style-name="ce27" office:value-type="string" calcext:value-type="string">
            <text:p>lightkg/erl/ner/tool.py</text:p>
          </table:table-cell>
          <table:table-cell table:style-name="ce27" office:value-type="string" calcext:value-type="string">
            <text:p>smilelight/lightKG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c4ddd6b099192ace0f47b814c80fae7da3383a81#diff-716bffd75bbd110767eacb7c7864240aeac0c02bR11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87" xlink:type="simple">deleted</text:a>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118" calcext:value-type="float">
            <text:p>118</text:p>
          </table:table-cell>
          <table:table-cell table:style-name="ce27" office:value-type="string" calcext:value-type="string">
            <text:p>util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 office:value-type="string" calcext:value-type="string">
            <text:p>file delet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22e8cf527b696b63b66f3873d80ae5f93744bdef#diff-27e7f6da05c29c25b4e1d5d6ecdb210b50e61669R30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blob/master/pointnet2_ops_lib/pointnet2_ops/pointnet2_modules.py#L30" xlink:type="simple">alive</text:a></text:p>
          </table:table-cell>
          <table:table-cell table:style-name="ce27" office:value-type="string" calcext:value-type="string">
            <text:p>Optional [torch]</text:p>
          </table:table-cell>
          <table:table-cell table:style-name="ce32" office:value-type="float" office:value="38" calcext:value-type="float">
            <text:p>38</text:p>
          </table:table-cell>
          <table:table-cell table:style-name="ce27" office:value-type="string" calcext:value-type="string">
            <text:p>pointnet2_ops_lib/pointnet2_op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minio/docs/commit/aa832e1d2fda70970fa2fed1550af22705957f72#diff-f8187b661d8c4637390b8770c6f05c6480e1ab88R161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minio/docs/blob/master/sphinxext/minio.py#L108" xlink:type="simple">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61" calcext:value-type="float">
            <text:p>161</text:p>
          </table:table-cell>
          <table:table-cell table:style-name="ce27" office:value-type="string" calcext:value-type="string">
            <text:p>sphinxext/minio.py</text:p>
          </table:table-cell>
          <table:table-cell table:style-name="ce27" office:value-type="string" calcext:value-type="string">
            <text:p>minio/docs/</text:p>
          </table:table-cell>
          <table:table-cell table:style-name="ce27" office:value-type="string" calcext:value-type="string">
            <text:p>new file</text:p>
          </table:table-cell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minio/docs/commit/aa832e1d2fda70970fa2fed1550af22705957f72#diff-f8187b661d8c4637390b8770c6f05c6480e1ab88R607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minio/docs/blob/master/sphinxext/minio.py#L569" xlink:type="simple">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607" calcext:value-type="float">
            <text:p>607</text:p>
          </table:table-cell>
          <table:table-cell table:style-name="ce50" office:value-type="string" calcext:value-type="string">
            <text:p>sphinxext/minio.py</text:p>
          </table:table-cell>
          <table:table-cell table:style-name="ce27" office:value-type="string" calcext:value-type="string">
            <text:p>minio/docs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a1dcf8100ab6e3e3d9f2ebb8d4d8743b72b4c991#diff-ff6b3939bf9565c757d06626c9c18404904e2256R6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dbrattli/OSlash/commit/3259f2565b5aab7a7a5d3706db20a89fa4af40cc#diff-9d9c9a168fe35492c923f2bda772511dbdb21615R82" xlink:type="simple">deleted</text:a></text:p>
          </table:table-cell>
          <table:table-cell table:style-name="ce27" office:value-type="string" calcext:value-type="string">
            <text:p>Maybe</text:p>
          </table:table-cell>
          <table:table-cell table:style-name="ce32" office:value-type="float" office:value="82" calcext:value-type="float">
            <text:p>82</text:p>
          </table:table-cell>
          <table:table-cell table:style-name="ce27" office:value-type="string" calcext:value-type="string">
            <text:p>/maybe.py</text:p>
          </table:table-cell>
          <table:table-cell table:style-name="ce27" office:value-type="string" calcext:value-type="string">
            <text:p>dbrattli/OSlash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f678ce0d3b2c31cdb9eaae80509a3db9a3b1a7fc#diff-66fd4b434f9e20ad222558255677b5f95ff10e3fR60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dbrattli/OSlash/commit/3259f2565b5aab7a7a5d3706db20a89fa4af40cc#diff-9d9c9a168fe35492c923f2bda772511dbdb21615R45" xlink:type="simple">deleted</text:a></text:p>
          </table:table-cell>
          <table:table-cell table:style-name="ce27" office:value-type="string" calcext:value-type="string">
            <text:p>Any</text:p>
          </table:table-cell>
          <table:table-cell table:style-name="ce32" office:value-type="float" office:value="44" calcext:value-type="float">
            <text:p>44</text:p>
          </table:table-cell>
          <table:table-cell table:style-name="ce27" office:value-type="string" calcext:value-type="string">
            <text:p>/either.py</text:p>
          </table:table-cell>
          <table:table-cell table:style-name="ce27" office:value-type="string" calcext:value-type="string">
            <text:p>dbrattli/OSlash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90835ece58539d077b9eeb035a8fe3d99ab504dd#diff-bb59bbeaee910fc3ed971aebefaf832d7844941eR15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gogcom/galaxy-integrations-python-api/blob/master/src/galaxy/api/types.py#L30" xlink:type="simple">alive</text:a></text:p>
          </table:table-cell>
          <table:table-cell table:style-name="ce27" office:value-type="string" calcext:value-type="string">
            <text:p>Optional[str]</text:p>
          </table:table-cell>
          <table:table-cell table:style-name="ce32" office:value-type="float" office:value="15" calcext:value-type="float">
            <text:p>15</text:p>
          </table:table-cell>
          <table:table-cell table:style-name="ce27" office:value-type="string" calcext:value-type="string">
            <text:p>/types.py /</text:p>
          </table:table-cell>
          <table:table-cell table:style-name="ce27" office:value-type="string" calcext:value-type="string">
            <text:p>gogcom/galaxy-integrations-python-api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90835ece58539d077b9eeb035a8fe3d99ab504dd#diff-bb59bbeaee910fc3ed971aebefaf832d7844941eR8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gogcom/galaxy-integrations-python-api/commit/223adf6a384c438552be697467c9495dc591c448#diff-34bb1e9bdd6c7e9afd49b4b8fc652c27447ad5ecR195" xlink:type="simple">deleted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95" calcext:value-type="float">
            <text:p>195</text:p>
          </table:table-cell>
          <table:table-cell table:style-name="ce27" office:value-type="string" calcext:value-type="string">
            <text:p>src/galaxy/api/types.py</text:p>
          </table:table-cell>
          <table:table-cell table:style-name="ce27" office:value-type="string" calcext:value-type="string">
            <text:p>gogcom/galaxy-integrations-python-api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copier-org/copier/commit/2a26db9065d537c7e8b12c862e8689602477cd50#diff-0305c94107a41f50775a3102c0640f5dd71be90fR247" xlink:type="simple">link</text:a></text:p>
          </table:table-cell>
          <table:table-cell table:style-name="ce44" office:value-type="string" calcext:value-type="string">
            <text:p><text:a xlink:href="https://github.com/copier-org/copier/commit/f173812ada0153595a2e9ac1481d617e1f739054#diff-38b94eca4dd97369b9d4f17b8a954189da6b3c64R245" xlink:type="simple">link</text:a></text:p>
          </table:table-cell>
          <table:table-cell table:style-name="ce27" table:number-columns-repeated="2"/>
          <table:table-cell table:style-name="ce44" office:value-type="string" calcext:value-type="string">
            <text:p>removed</text:p>
          </table:table-cell>
          <table:table-cell table:style-name="ce27" office:value-type="string" calcext:value-type="string">
            <text:p>Path</text:p>
          </table:table-cell>
          <table:table-cell table:style-name="ce32" office:value-type="float" office:value="45" calcext:value-type="float">
            <text:p>45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 office:value-type="string" calcext:value-type="string">
            <text:p>deleted, not updated</text:p>
          </table:table-cell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hacs/integration/commit/3bcaa32226a2bd76d2d784462b8cf68c0aba18cf#diff-0ca1ca6e852bff2cfb63f870f26c3533b1c87fadR13" xlink:type="simple">link</text:a></text:p>
          </table:table-cell>
          <table:table-cell table:style-name="ce43" office:value-type="string" calcext:value-type="string">
            <text:p><text:a xlink:href="https://github.com/hacs/integration/commit/e9b5f513fd04a38c423eecbd66fec374ea38b92d#diff-8ab243e8cef1e60b7eead1d1767c65506b186573615f4cec5bdb127de445eb13R13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hacs/integration/blob/main/custom_components/hacs/helpers/functions/get_list_from_default.py#L13" xlink:type="simple">still 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3" calcext:value-type="float">
            <text:p>13</text:p>
          </table:table-cell>
          <table:table-cell table:style-name="ce27" office:value-type="string" calcext:value-type="string">
            <text:p>/get_list_from_default.py</text:p>
          </table:table-cell>
          <table:table-cell table:style-name="ce27" office:value-type="string" calcext:value-type="string">
            <text:p>/hacs/integration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python/typeshed/commit/c2c162a723e4ea9a316971339d7d0963a9784e90#diff-a031d8245e333d22be9a07c5901e15bf3a570a4cR16" xlink:type="simple">link</text:a></text:p>
          </table:table-cell>
          <table:table-cell table:style-name="ce43" office:value-type="string" calcext:value-type="string">
            <text:p><text:a xlink:href="https://github.com/python/typeshed/commit/fd1e46590f09f8b1d780f34c4b4b01b5c2fc9696#diff-02b44692f6d24d014c7035a811b79d46bde93d13R6" xlink:type="simple">link</text:a></text:p>
          </table:table-cell>
          <table:table-cell table:style-name="ce44" office:value-type="string" calcext:value-type="string">
            <text:p><text:a xlink:href="https://github.com/python/typeshed/commit/fd1e46590f09f8b1d780f34c4b4b01b5c2fc9696#diff-02b44692f6d24d014c7035a811b79d46bde93d13R13" xlink:type="simple">link</text:a></text:p>
          </table:table-cell>
          <table:table-cell table:style-name="ce27"/>
          <table:table-cell table:style-name="ce43" office:value-type="string" calcext:value-type="string">
            <text:p><text:a xlink:href="https://github.com/python/typeshed/commit/29699f3a604b1af5802a9280d21f832d138942e7#diff-772821c0c5e43fe4490a56a317e0a886109fe2d7R8" xlink:type="simple">deleted</text:a>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8" calcext:value-type="float">
            <text:p>8</text:p>
          </table:table-cell>
          <table:table-cell table:style-name="ce27" office:value-type="string" calcext:value-type="string">
            <text:p>python3/_heapq.py</text:p>
          </table:table-cell>
          <table:table-cell table:style-name="ce27" office:value-type="string" calcext:value-type="string">
            <text:p>/python/typeshed/</text:p>
          </table:table-cell>
          <table:table-cell table:style-name="ce27" office:value-type="string" calcext:value-type="string">
            <text:p>file deleted</text:p>
          </table:table-cell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OpenMined/PyGrid/commit/00be4ae634832d8c39a2468c66349df964585a2c#diff-678f504c3956306806e3acf11fb5e4e99ca397ffR12" xlink:type="simple">link</text:a></text:p>
          </table:table-cell>
          <table:table-cell table:style-name="ce43" office:value-type="string" calcext:value-type="string">
            <text:p><text:a xlink:href="https://github.com/OpenMined/PyGrid/commit/947b968b18555373a3f09f095ac2ab0fca849cf9#diff-808a22319d15f530e6a32b040903226388cc54daR12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12" xlink:type="simple">deleted</text:a></text:p>
          </table:table-cell>
          <table:table-cell table:style-name="ce27" office:value-type="string" calcext:value-type="string">
            <text:p>AccountCredential</text:p>
          </table:table-cell>
          <table:table-cell table:style-name="ce32" office:value-type="float" office:value="12" calcext:value-type="float">
            <text:p>12</text:p>
          </table:table-cell>
          <table:table-cell table:style-name="ce27" office:value-type="string" calcext:value-type="string">
            <text:p>auth/user_session.py</text:p>
          </table:table-cell>
          <table:table-cell table:style-name="ce27" office:value-type="string" calcext:value-type="string">
            <text:p>OpenMined/PyGrid/</text:p>
          </table:table-cell>
          <table:table-cell table:style-name="ce27" office:value-type="string" calcext:value-type="string">
            <text:p>file delet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23a3d440087a9494696812828932e39ab1bdf7fe#diff-27521bba1c35eb2f2ff809907664ad8a5adaa807R49" xlink:type="simple">link</text:a></text:p>
          </table:table-cell>
          <table:table-cell table:style-name="ce44" office:value-type="string" calcext:value-type="string">
            <text:p><text:a xlink:href="https://github.com/dbrattli/OSlash/commit/44b3bea25990d627e3d041202c99704fb67dfd12#diff-2aa53eb147c24ad97577059a36b493031742f181R76" xlink:type="simple">link</text:a></text:p>
          </table:table-cell>
          <table:table-cell table:style-name="ce44" office:value-type="string" calcext:value-type="string">
            <text:p><text:a xlink:href="https://github.com/dbrattli/OSlash/commit/44b3bea25990d627e3d041202c99704fb67dfd12#diff-2aa53eb147c24ad97577059a36b493031742f181R106" xlink:type="simple">link</text:a></text:p>
          </table:table-cell>
          <table:table-cell table:style-name="ce44" office:value-type="string" calcext:value-type="string">
            <text:p><text:a xlink:href="https://github.com/dbrattli/OSlash/commit/44b3bea25990d627e3d041202c99704fb67dfd12#diff-2aa53eb147c24ad97577059a36b493031742f181R172" xlink:type="simple">link</text:a></text:p>
          </table:table-cell>
          <table:table-cell table:style-name="ce43" office:value-type="string" calcext:value-type="string">
            <text:p>still alive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50" calcext:value-type="float">
            <text:p>50</text:p>
          </table:table-cell>
          <table:table-cell table:style-name="ce27" office:value-type="string" calcext:value-type="string">
            <text:p>oslash/ioaction.py</text:p>
          </table:table-cell>
          <table:table-cell table:style-name="ce27" office:value-type="string" calcext:value-type="string">
            <text:p>OpenMined/PyGrid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python/typeshed/commit/231d854ef3320d4bf4de88570c39c973deaa2760#diff-db5104209d32aa314316bd386d2c7ca7025f3df3R5" xlink:type="simple">link</text:a></text:p>
          </table:table-cell>
          <table:table-cell table:style-name="ce44" office:value-type="string" calcext:value-type="string">
            <text:p><text:a xlink:href="https://github.com/python/typeshed/commit/c2c162a723e4ea9a316971339d7d0963a9784e90#diff-a031d8245e333d22be9a07c5901e15bf3a570a4cR31" xlink:type="simple">link</text:a></text:p>
          </table:table-cell>
          <table:table-cell table:style-name="ce27" table:number-columns-repeated="2"/>
          <table:table-cell table:style-name="ce44" office:value-type="string" calcext:value-type="string">
            <text:p>deleted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66" calcext:value-type="float">
            <text:p>66</text:p>
          </table:table-cell>
          <table:table-cell table:style-name="ce27" office:value-type="string" calcext:value-type="string">
            <text:p>python2/strop.py</text:p>
          </table:table-cell>
          <table:table-cell table:style-name="ce27" office:value-type="string" calcext:value-type="string">
            <text:p>python/typeshed/</text:p>
          </table:table-cell>
          <table:table-cell table:style-name="ce27" office:value-type="string" calcext:value-type="string">
            <text:p>file delet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4" office:value-type="string" calcext:value-type="string">
            <text:p><text:a xlink:href="https://github.com/OpenMined/PyGrid/commit/0bce5765b02513a167e454f112a61bd70d47d6ff#diff-489b97d9eab890a83f1005ca9bcc8d879244e1b8R58" xlink:type="simple">link</text:a></text:p>
          </table:table-cell>
          <table:table-cell table:style-name="ce43" office:value-type="string" calcext:value-type="string">
            <text:p><text:a xlink:href="https://github.com/OpenMined/PyGrid/commit/e79da5ff2fc935a1e6da199c836d2079b09c68bd#diff-8225f55167e485c6036864ac3297c37062df2611R60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39" xlink:type="simple">deleted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39" calcext:value-type="float">
            <text:p>39</text:p>
          </table:table-cell>
          <table:table-cell table:style-name="ce27" office:value-type="string" calcext:value-type="string">
            <text:p>/processes/controller.py</text:p>
          </table:table-cell>
          <table:table-cell table:style-name="ce27" office:value-type="string" calcext:value-type="string">
            <text:p>OpenMined/PyGrid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ilesknap/gphotos-sync/commit/a4720096efbeccd492aa30853fc3ba73aa6dd2e0#diff-b1e1a7bf4dd685b2b19931ca0f4972f1d84d8622R23" xlink:type="simple">link</text:a></text:p>
          </table:table-cell>
          <table:table-cell table:style-name="ce43" office:value-type="string" calcext:value-type="string">
            <text:p><text:a xlink:href="https://github.com/gilesknap/gphotos-sync/commit/6c02d0342c74df489adee06236a23bbb0b80a04e#diff-c869d922f3d9e98596f8fa316e2391e9d6612a7bR20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gilesknap/gphotos-sync/blob/master/gphotos/LocalFilesScan.py#L22" xlink:type="simple">alive</text:a></text:p>
          </table:table-cell>
          <table:table-cell table:style-name="ce27" office:value-type="string" calcext:value-type="string">
            <text:p>Path</text:p>
          </table:table-cell>
          <table:table-cell table:style-name="ce32" office:value-type="float" office:value="20" calcext:value-type="float">
            <text:p>20</text:p>
          </table:table-cell>
          <table:table-cell table:style-name="ce27" office:value-type="string" calcext:value-type="string">
            <text:p>gphotos/LocalFilesScan.py</text:p>
          </table:table-cell>
          <table:table-cell table:style-name="ce27" office:value-type="string" calcext:value-type="string">
            <text:p>gilesknap/gphotos-sync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23a3d440087a9494696812828932e39ab1bdf7fe#diff-27521bba1c35eb2f2ff809907664ad8a5adaa807R24" xlink:type="simple">link</text:a></text:p>
          </table:table-cell>
          <table:table-cell table:style-name="ce43" office:value-type="string" calcext:value-type="string">
            <text:p><text:a xlink:href="https://github.com/dbrattli/OSlash/commit/9a401b543a534dd95f780041f5d7a365e9d109a5#diff-14fa9a5d8a8177c2fc0255827d48f5533a15330fR24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dbrattli/OSlash/blob/master/oslash/either.py#L24" xlink:type="simple">alive</text:a></text:p>
          </table:table-cell>
          <table:table-cell table:style-name="ce27" office:value-type="string" calcext:value-type="string">
            <text:p>Callable [...,B]</text:p>
          </table:table-cell>
          <table:table-cell table:style-name="ce32" office:value-type="float" office:value="24" calcext:value-type="float">
            <text:p>24</text:p>
          </table:table-cell>
          <table:table-cell table:style-name="ce27" office:value-type="string" calcext:value-type="string">
            <text:p>oslash/either.py</text:p>
          </table:table-cell>
          <table:table-cell table:style-name="ce27" office:value-type="string" calcext:value-type="string">
            <text:p>/dbrattli/OSlas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3e9276e41925e9ec9876de1e9ca4976ec4c94a92#diff-e9002595c15d2091d41915a787daac1c91b371daR28" xlink:type="simple">link</text:a></text:p>
          </table:table-cell>
          <table:table-cell table:style-name="ce43" office:value-type="string" calcext:value-type="string">
            <text:p><text:a xlink:href="https://github.com/gogcom/galaxy-integrations-python-api/commit/bc7d1c291487656601926b405af6bb3c818f6cd7#diff-ad445996c41c64c931caedde9ca0b735bf28f56fR14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deleted</text:p>
          </table:table-cell>
          <table:table-cell table:style-name="ce27" office:value-type="string" calcext:value-type="string">
            <text:p>Optional [str]</text:p>
          </table:table-cell>
          <table:table-cell table:style-name="ce32" office:value-type="float" office:value="28" calcext:value-type="float">
            <text:p>28</text:p>
          </table:table-cell>
          <table:table-cell table:style-name="ce27" office:value-type="string" calcext:value-type="string">
            <text:p>galaxy/api/types.py</text:p>
          </table:table-cell>
          <table:table-cell table:style-name="ce51" office:value-type="string" calcext:value-type="string">
            <text:p>gogcom/galaxy-integrations-python-api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90835ece58539d077b9eeb035a8fe3d99ab504dd#diff-bb59bbeaee910fc3ed971aebefaf832d7844941eR56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gogcom/galaxy-integrations-python-api/blob/90835ece58539d077b9eeb035a8fe3d99ab504dd/src/galaxy/api/types.py#L56" xlink:type="simple">alive</text:a></text:p>
          </table:table-cell>
          <table:table-cell table:style-name="ce27" office:value-type="string" calcext:value-type="string">
            <text:p>LocalGameState</text:p>
          </table:table-cell>
          <table:table-cell table:style-name="ce32" office:value-type="float" office:value="56" calcext:value-type="float">
            <text:p>56</text:p>
          </table:table-cell>
          <table:table-cell table:style-name="ce27" office:value-type="string" calcext:value-type="string">
            <text:p>src/galaxy/api/types.py</text:p>
          </table:table-cell>
          <table:table-cell table:style-name="ce51" office:value-type="string" calcext:value-type="string">
            <text:p>gogcom/galaxy-integrations-python-api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hankcs/pyhanlp/commit/7bbf75c0883f19312449df29edb7227db75675d2#diff-263b66dcb76f1d828675e3c05f175c475b71beb6R24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hankcs/pyhanlp/blob/7bbf75c0883f19312449df29edb7227db75675d2/tests/book/ch02/trie.py#L24" xlink:type="simple">alive</text:a>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24" calcext:value-type="float">
            <text:p>24</text:p>
          </table:table-cell>
          <table:table-cell table:style-name="ce27" office:value-type="string" calcext:value-type="string">
            <text:p>tests/book/ch02/trie.py</text:p>
          </table:table-cell>
          <table:table-cell table:style-name="ce27" office:value-type="string" calcext:value-type="string">
            <text:p>hankcs/pyhanlp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copier-org/copier/commit/2a26db9065d537c7e8b12c862e8689602477cd50#diff-0305c94107a41f50775a3102c0640f5dd71be90fR204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copier-org/copier/commit/2dddb3805bdd54566266e5d0d82c5ff6ba93597e#diff-51a5fc56dc37de31d15f74ed1458469179fe72a8b697cbbc83b2a8e8e508f90bL205" xlink:type="simple">deleted</text:a>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204" calcext:value-type="float">
            <text:p>204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copier-org/copier/commit/32fb6df3ff5d93605821d5e530af70da64116bd5#diff-b5b08a37e3a87147ead50647b0f32af6a0d0c7e8R114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copier-org/copier/commit/2241d8fcb906f9f915c300d16e7d0b01aba0d145#diff-7cb4846d80da7c69a55a0e9272a15dc83c2bb68528ac01ed32cfcb17a8adf4a0L122" xlink:type="simple">deleted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14" calcext:value-type="float">
            <text:p>114</text:p>
          </table:table-cell>
          <table:table-cell table:style-name="ce27" office:value-type="string" calcext:value-type="string">
            <text:p>copier/tools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copier-org/copier/commit/3ad2c67a20608d0387e01b28a185fc42ad58953d#diff-8be54c922aa2c2cedd12928cad7d20f88e474e48R12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copier-org/copier/blob/3ad2c67a20608d0387e01b28a185fc42ad58953d/copier/cli.py#L128" xlink:type="simple">alive</text:a></text:p>
          </table:table-cell>
          <table:table-cell table:style-name="ce27" office:value-type="string" calcext:value-type="string">
            <text:p>List [str]</text:p>
          </table:table-cell>
          <table:table-cell table:style-name="ce32" office:value-type="float" office:value="128" calcext:value-type="float">
            <text:p>128</text:p>
          </table:table-cell>
          <table:table-cell table:style-name="ce27" office:value-type="string" calcext:value-type="string">
            <text:p>copier/cli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fossasia/susi_linux/commit/f357d02811fbca3451bec2bdc6495ef667baff6e#diff-7f6d4f68dfc18478a2d31a05558a01c64a6782d7R2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fossasia/susi_linux/blob/master/susi_linux/hotword_engine/hotword_detector.py#L28" xlink:type="simple">alive</text:a>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28" calcext:value-type="float">
            <text:p>28</text:p>
          </table:table-cell>
          <table:table-cell table:style-name="ce27" office:value-type="string" calcext:value-type="string">
            <text:p>susi_linux/hotword_engine/hotword_detector.py</text:p>
          </table:table-cell>
          <table:table-cell table:style-name="ce27" office:value-type="string" calcext:value-type="string">
            <text:p>fossasia/susi_linux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utonomy/nuscenes-devkit/commit/0334132be5ee074ab7b8d4269441a072ea244897#diff-4b8e78fa08dcf980ca6b4e79e1fba762c340c387R142" xlink:type="simple">link</text:a></text:p>
          </table:table-cell>
          <table:table-cell table:style-name="ce43" office:value-type="string" calcext:value-type="string">
            <text:p><text:a xlink:href="https://github.com/nutonomy/nuscenes-devkit/commit/0e325410d5ad7ffe79174fdee9d31fab15483e78#diff-fc6b2b73fa81697e20a9af3108414bdbed837cfbR143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nutonomy/nuscenes-devkit/blob/master/python-sdk/nuscenes/eval/detection/evaluate.py#L148" xlink:type="simple">alive</text:a></text:p>
          </table:table-cell>
          <table:table-cell table:style-name="ce27" office:value-type="string" calcext:value-type="string">
            <text:p>MetricDataList</text:p>
          </table:table-cell>
          <table:table-cell table:style-name="ce32" office:value-type="float" office:value="143" calcext:value-type="float">
            <text:p>143</text:p>
          </table:table-cell>
          <table:table-cell table:style-name="ce50" office:value-type="string" calcext:value-type="string">
            <text:p>/detection/evaluate.py</text:p>
          </table:table-cell>
          <table:table-cell table:style-name="ce27" office:value-type="string" calcext:value-type="string">
            <text:p>nutonomy/nuscenes-devkit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utonomy/nuscenes-devkit/commit/1c70dd0325fda1a26620b21c020333df51735866#diff-eeb9688d17b9aad8fc46be0a75761752e0d8b315R971" xlink:type="simple">link</text:a></text:p>
          </table:table-cell>
          <table:table-cell table:style-name="ce43" office:value-type="string" calcext:value-type="string">
            <text:p><text:a xlink:href="https://github.com/nutonomy/nuscenes-devkit/commit/42d0c256305a94e785a381ef25e53c9297d5c89c#diff-d0dc861c93035d3d0c790735db23a954c5a2f043R338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nutonomy/nuscenes-devkit/blob/master/python-sdk/nuscenes/map_expansion/map_api.py" xlink:type="simple">alive</text:a></text:p>
          </table:table-cell>
          <table:table-cell table:style-name="ce27" office:value-type="string" calcext:value-type="string">
            <text:p>canavas_size</text:p>
          </table:table-cell>
          <table:table-cell table:style-name="ce32" office:value-type="float" office:value="138" calcext:value-type="float">
            <text:p>138</text:p>
          </table:table-cell>
          <table:table-cell table:style-name="ce27" office:value-type="string" calcext:value-type="string">
            <text:p>map_expansion/map_api.py</text:p>
          </table:table-cell>
          <table:table-cell table:style-name="ce27" office:value-type="string" calcext:value-type="string">
            <text:p>nutonomy/nuscenes-devkit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xianhu/PSpider/commit/b74a5583c6c0ceab400194430aa97217a90b2fd9#diff-cda50fc306feb15a1acc458d6a09dfc29cafe798R78" xlink:type="simple">link</text:a></text:p>
          </table:table-cell>
          <table:table-cell table:style-name="ce43" office:value-type="string" calcext:value-type="string">
            <text:p><text:a xlink:href="https://github.com/xianhu/PSpider/commit/efec0778b56d5b2452ec94847e05aac1d79da289#diff-744f58d088065b7788287ad09925a1dc4fee3af3R77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xianhu/PSpider/blob/master/test.py#L73" xlink:type="simple">alive</text:a></text:p>
          </table:table-cell>
          <table:table-cell table:style-name="ce27" office:value-type="string" calcext:value-type="string">
            <text:p>object</text:p>
          </table:table-cell>
          <table:table-cell table:style-name="ce32" office:value-type="float" office:value="77" calcext:value-type="float">
            <text:p>77</text:p>
          </table:table-cell>
          <table:table-cell table:style-name="ce26" office:value-type="string" calcext:value-type="string">
            <text:p><text:a xlink:href="http://test.py/" xlink:type="simple">test.py</text:a></text:p>
          </table:table-cell>
          <table:table-cell table:style-name="ce27" office:value-type="string" calcext:value-type="string">
            <text:p>xianhu/PSpid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39" xlink:type="simple">link</text:a></text:p>
          </table:table-cell>
          <table:table-cell table:style-name="ce44" office:value-type="string" calcext:value-type="string">
            <text:p><text:a xlink:href="https://github.com/OpenMined/PyGrid/commit/e79da5ff2fc935a1e6da199c836d2079b09c68bd#diff-8225f55167e485c6036864ac3297c37062df2611R60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39" xlink:type="simple">deleted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39" calcext:value-type="float">
            <text:p>39</text:p>
          </table:table-cell>
          <table:table-cell table:style-name="ce27" office:value-type="string" calcext:value-type="string">
            <text:p>/processes/controller.py</text:p>
          </table:table-cell>
          <table:table-cell table:style-name="ce27" office:value-type="string" calcext:value-type="string">
            <text:p>OpenMined/PyGrid/</text:p>
          </table:table-cell>
          <table:table-cell table:style-name="ce27" office:value-type="string" calcext:value-type="string">
            <text:p>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ilesknap/gphotos-sync/commit/75cb45ee34c63450b832dd45ec9c71bb19c7c013#diff-30ccfa90cc54e1e0fb822bdfe6330275c053baa5R107" xlink:type="simple">link</text:a></text:p>
          </table:table-cell>
          <table:table-cell table:style-name="ce43" office:value-type="string" calcext:value-type="string">
            <text:p><text:a xlink:href="https://github.com/gilesknap/gphotos-sync/commit/6c02d0342c74df489adee06236a23bbb0b80a04e#diff-c869d922f3d9e98596f8fa316e2391e9d6612a7bR113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gilesknap/gphotos-sync/blob/master/gphotos/Main.py#L264" xlink:type="simple">link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13" calcext:value-type="float">
            <text:p>113</text:p>
          </table:table-cell>
          <table:table-cell table:style-name="ce27" office:value-type="string" calcext:value-type="string">
            <text:p>gphotos/Main.py</text:p>
          </table:table-cell>
          <table:table-cell table:style-name="ce27" office:value-type="string" calcext:value-type="string">
            <text:p>gilesknap/gphotos-sync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ilesknap/gphotos-sync/commit/75cb45ee34c63450b832dd45ec9c71bb19c7c013#diff-30ccfa90cc54e1e0fb822bdfe6330275c053baa5R105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alive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05" calcext:value-type="float">
            <text:p>105</text:p>
          </table:table-cell>
          <table:table-cell table:style-name="ce27" office:value-type="string" calcext:value-type="string">
            <text:p>gphotos/restclient.py</text:p>
          </table:table-cell>
          <table:table-cell table:style-name="ce27" office:value-type="string" calcext:value-type="string">
            <text:p>gilesknap/gphotos-sync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c4ddd6b099192ace0f47b814c80fae7da3383a81#diff-716bffd75bbd110767eacb7c7864240aeac0c02bR35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87" xlink:type="simple">alive</text:a>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87" calcext:value-type="float">
            <text:p>87</text:p>
          </table:table-cell>
          <table:table-cell table:style-name="ce27" office:value-type="string" calcext:value-type="string">
            <text:p>util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82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<text:a xlink:href="https://github.com/erikwijmans/Pointnet2_PyTorch/commit/114c62efce4478ea816dd1429f6f0ce7da89c4d1#diff-736324c87241c8515185621c78ac53de3c0f5978R80" xlink:type="simple">deleted</text:a>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60" calcext:value-type="float">
            <text:p>60</text:p>
          </table:table-cell>
          <table:table-cell table:style-name="ce27" office:value-type="string" calcext:value-type="string">
            <text:p>pointnet2/util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51052f17ff2d525255f2833a8f514cde06e851e7#diff-81557b76c43137a3c884b7c3790015b5c724bf72R43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<text:a xlink:href="https://github.com/dbrattli/OSlash/commit/3259f2565b5aab7a7a5d3706db20a89fa4af40cc#diff-9d9c9a168fe35492c923f2bda772511dbdb21615R19" xlink:type="simple">deleted</text:a></text:p>
          </table:table-cell>
          <table:table-cell table:style-name="ce27" office:value-type="string" calcext:value-type="string">
            <text:p>List</text:p>
          </table:table-cell>
          <table:table-cell table:style-name="ce32" office:value-type="float" office:value="19" calcext:value-type="float">
            <text:p>19</text:p>
          </table:table-cell>
          <table:table-cell table:style-name="ce27" office:value-type="string" calcext:value-type="string">
            <text:p>/list.py</text:p>
          </table:table-cell>
          <table:table-cell table:style-name="ce27" office:value-type="string" calcext:value-type="string">
            <text:p>dbrattli/OSlash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874f0c71acd2979bd274e77e4cf48a0661bee26f#diff-11fcab7c48f69f9fd3b326fc4d2fd628cba9c015R11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<text:a xlink:href="https://github.com/dbrattli/OSlash/commit/3880801638e28117cbb3e369ccda7f3f31eee6c3#diff-5a66180caa4f9c0a8fce8cf7de311f767e3dba17R11" xlink:type="simple">deleted</text:a></text:p>
          </table:table-cell>
          <table:table-cell table:style-name="ce27" office:value-type="string" calcext:value-type="string">
            <text:p>Applciative</text:p>
          </table:table-cell>
          <table:table-cell table:style-name="ce32" office:value-type="float" office:value="11" calcext:value-type="float">
            <text:p>11</text:p>
          </table:table-cell>
          <table:table-cell table:style-name="ce27" office:value-type="string" calcext:value-type="string">
            <text:p>oslash/applicative.py</text:p>
          </table:table-cell>
          <table:table-cell table:style-name="ce27" office:value-type="string" calcext:value-type="string">
            <text:p>dbrattli/OSlash/</text:p>
          </table:table-cell>
          <table:table-cell table:style-name="ce27" office:value-type="string" calcext:value-type="string">
            <text:p>file remov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43b6f5fb0410341c2b3b62b484b133920bd85f0f#diff-b00e2d6084369a8b8987a4082fabb5ea3246d187R16" xlink:type="simple">link</text:a></text:p>
          </table:table-cell>
          <table:table-cell table:style-name="ce43" office:value-type="string" calcext:value-type="string">
            <text:p><text:a xlink:href="https://github.com/dbrattli/OSlash/commit/23a3d440087a9494696812828932e39ab1bdf7fe#diff-27521bba1c35eb2f2ff809907664ad8a5adaa807R18" xlink:type="simple">link</text:a></text:p>
          </table:table-cell>
          <table:table-cell table:style-name="ce43" office:value-type="string" calcext:value-type="string">
            <text:p><text:a xlink:href="https://github.com/dbrattli/OSlash/commit/44b3bea25990d627e3d041202c99704fb67dfd12#diff-2aa53eb147c24ad97577059a36b493031742f181R21" xlink:type="simple">link</text:a></text:p>
          </table:table-cell>
          <table:table-cell table:style-name="ce43" office:value-type="string" calcext:value-type="string">
            <text:p><text:a xlink:href="https://github.com/dbrattli/OSlash/commit/9a401b543a534dd95f780041f5d7a365e9d109a5#diff-14fa9a5d8a8177c2fc0255827d48f5533a15330fR20" xlink:type="simple">link</text:a></text:p>
          </table:table-cell>
          <table:table-cell table:style-name="ce43" office:value-type="string" calcext:value-type="string">
            <text:p>alive</text:p>
          </table:table-cell>
          <table:table-cell table:style-name="ce27" office:value-type="string" calcext:value-type="string">
            <text:p>Any</text:p>
          </table:table-cell>
          <table:table-cell table:style-name="ce32" office:value-type="float" office:value="20" calcext:value-type="float">
            <text:p>20</text:p>
          </table:table-cell>
          <table:table-cell table:style-name="ce27" office:value-type="string" calcext:value-type="string">
            <text:p>oslash/identity.py</text:p>
          </table:table-cell>
          <table:table-cell table:style-name="ce27" office:value-type="string" calcext:value-type="string">
            <text:p>dbrattli/OSlas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dbrattli/OSlash/commit/3880801638e28117cbb3e369ccda7f3f31eee6c3#diff-5a66180caa4f9c0a8fce8cf7de311f767e3dba17R42" xlink:type="simple">link</text:a></text:p>
          </table:table-cell>
          <table:table-cell table:style-name="ce43" office:value-type="string" calcext:value-type="string">
            <text:p>link</text:p>
          </table:table-cell>
          <table:table-cell table:style-name="ce44" office:value-type="string" calcext:value-type="string">
            <text:p><text:a xlink:href="https://github.com/dbrattli/OSlash/commit/398bdd98c1ede54cf6ab4632da2cb884ec62f5eb#diff-cbd2c17865b649a9868649ddad04c295047d13e9R26" xlink:type="simple">link</text:a></text:p>
          </table:table-cell>
          <table:table-cell table:style-name="ce44" office:value-type="string" calcext:value-type="string">
            <text:p><text:a xlink:href="https://github.com/dbrattli/OSlash/commit/398bdd98c1ede54cf6ab4632da2cb884ec62f5eb#diff-cbd2c17865b649a9868649ddad04c295047d13e9R38" xlink:type="simple">link</text:a></text:p>
          </table:table-cell>
          <table:table-cell table:style-name="ce43" office:value-type="string" calcext:value-type="string">
            <text:p><text:a xlink:href="https://github.com/dbrattli/OSlash/commit/44b3bea25990d627e3d041202c99704fb67dfd12#diff-2aa53eb147c24ad97577059a36b493031742f181R20" xlink:type="simple">deleted</text:a></text:p>
          </table:table-cell>
          <table:table-cell table:style-name="ce27" office:value-type="string" calcext:value-type="string">
            <text:p>Monoid[A]</text:p>
          </table:table-cell>
          <table:table-cell table:style-name="ce32" office:value-type="float" office:value="20" calcext:value-type="float">
            <text:p>20</text:p>
          </table:table-cell>
          <table:table-cell table:style-name="ce27" office:value-type="string" calcext:value-type="string">
            <text:p>oslash/abc/monoid.py</text:p>
          </table:table-cell>
          <table:table-cell table:style-name="ce27" office:value-type="string" calcext:value-type="string">
            <text:p>dbrattli/OSlash/</text:p>
          </table:table-cell>
          <table:table-cell table:style-name="ce27" office:value-type="string" calcext:value-type="string">
            <text:p>redundant</text:p>
          </table:table-cell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f57e03db2de6dec138b823f6d4639dc95e9241db#diff-a0cc67a0061058a889ebd6c3884fd7528a47ac1dR824" xlink:type="simple">link</text:a></text:p>
          </table:table-cell>
          <table:table-cell table:style-name="ce44" office:value-type="string" calcext:value-type="string">
            <text:p><text:a xlink:href="https://github.com/gogcom/galaxy-integrations-python-api/commit/e57ecc489c167e92e650468bd9e83279cf843f76#diff-090df594a2df43d65b64004dbf2538098d228993R750" xlink:type="simple">link</text:a></text:p>
          </table:table-cell>
          <table:table-cell table:style-name="ce44" office:value-type="string" calcext:value-type="string">
            <text:p><text:a xlink:href="https://github.com/gogcom/galaxy-integrations-python-api/commit/78f1d5a4ccbc60a3670351934cefaea8aaf03b8d#diff-32098c4d4277f984cc5ca043621636a6ac4514f1R496" xlink:type="simple">link</text:a></text:p>
          </table:table-cell>
          <table:table-cell table:style-name="ce44" office:value-type="string" calcext:value-type="string">
            <text:p><text:a xlink:href="https://github.com/gogcom/galaxy-integrations-python-api/commit/7aa3b01abd30d968622b7958b2ee14d0e63dfeb4#diff-3d12ce6082f6213dfc79af4e038623c5c1148ef9R980" xlink:type="simple">link</text:a></text:p>
          </table:table-cell>
          <table:table-cell table:style-name="ce44" office:value-type="string" calcext:value-type="string">
            <text:p><text:a xlink:href="http://src/galaxy/api/plugin.py" xlink:type="simple">deleted</text:a>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824" calcext:value-type="float">
            <text:p>824</text:p>
          </table:table-cell>
          <table:table-cell table:style-name="ce27" office:value-type="string" calcext:value-type="string">
            <text:p>src/galaxy/api/plugin.py</text:p>
          </table:table-cell>
          <table:table-cell table:style-name="ce27" office:value-type="string" calcext:value-type="string">
            <text:p>galaxy-integrations-python-api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74e3825f10f9905b92ff6eab5cf76ecdb9b49c63#diff-97e4c48d956cc76bc51dbfeb9525371ea6ce3af8R1090" xlink:type="simple">link</text:a></text:p>
          </table:table-cell>
          <table:table-cell table:style-name="ce43" office:value-type="string" calcext:value-type="string">
            <text:p><text:a xlink:href="https://github.com/gogcom/galaxy-integrations-python-api/commit/bd8e6703e0ac3d26aef802cf477aa9f275fae623#diff-b588de89d9a3e3c9514b360089c1d3753764de9dR1125" xlink:type="simple">link</text:a></text:p>
          </table:table-cell>
          <table:table-cell table:style-name="ce29" table:number-columns-repeated="2"/>
          <table:table-cell table:style-name="ce43" office:value-type="string" calcext:value-type="string">
            <text:p><text:a xlink:href="https://github.com/gogcom/galaxy-integrations-python-api/blob/master/src/galaxy/api/plugin.py#L1081" xlink:type="simple">alive</text:a></text:p>
          </table:table-cell>
          <table:table-cell table:style-name="ce27" office:value-type="string" calcext:value-type="string">
            <text:p>Optional [List [SubscriptionGame]]</text:p>
          </table:table-cell>
          <table:table-cell table:style-name="ce32" office:value-type="float" office:value="1132" calcext:value-type="float">
            <text:p>1132</text:p>
          </table:table-cell>
          <table:table-cell table:style-name="ce27" office:value-type="string" calcext:value-type="string">
            <text:p>src/galaxy/api/plugin.py</text:p>
          </table:table-cell>
          <table:table-cell table:style-name="ce27" office:value-type="string" calcext:value-type="string">
            <text:p>galaxy-integrations-python-api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hankcs/pyhanlp/commit/468bfc85f057a8cd6c3d2803a026224b94c140b7#diff-86dc4996538e599a329032a9a000e84777495037R35" xlink:type="simple">link</text:a></text:p>
          </table:table-cell>
          <table:table-cell table:style-name="ce29" table:number-columns-repeated="3"/>
          <table:table-cell table:style-name="ce43" office:value-type="string" calcext:value-type="string">
            <text:p><text:a xlink:href="https://github.com/hankcs/pyhanlp/blob/master/pyhanlp/server.py#L43" xlink:type="simple">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35" calcext:value-type="float">
            <text:p>35</text:p>
          </table:table-cell>
          <table:table-cell table:style-name="ce27" office:value-type="string" calcext:value-type="string">
            <text:p>pyhanlp/server.py</text:p>
          </table:table-cell>
          <table:table-cell table:style-name="ce27" office:value-type="string" calcext:value-type="string">
            <text:p>hankcs/pyhanlp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copier-org/copier/commit/2a26db9065d537c7e8b12c862e8689602477cd50#diff-0305c94107a41f50775a3102c0640f5dd71be90fR302" xlink:type="simple">link</text:a></text:p>
          </table:table-cell>
          <table:table-cell table:style-name="ce29" table:number-columns-repeated="2"/>
          <table:table-cell table:style-name="ce27"/>
          <table:table-cell table:style-name="ce43" office:value-type="string" calcext:value-type="string">
            <text:p><text:a xlink:href="https://github.com/copier-org/copier/commit/e7647f548d3484306987c69fe742c0c4962eface#diff-51a5fc56dc37de31d15f74ed1458469179fe72a8b697cbbc83b2a8e8e508f90bL225" xlink:type="simple">deleted</text:a></text:p>
          </table:table-cell>
          <table:table-cell table:style-name="ce27" office:value-type="string" calcext:value-type="string">
            <text:p>source_path</text:p>
          </table:table-cell>
          <table:table-cell table:style-name="ce32" office:value-type="float" office:value="225" calcext:value-type="float">
            <text:p>225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copier-org/copier/commit/963dd2fc1aef7202db925abe88115aad73683e1e#diff-f68f89654857ef6871c43827183092343499212dR188" xlink:type="simple">link</text:a></text:p>
          </table:table-cell>
          <table:table-cell table:style-name="ce29" table:number-columns-repeated="2"/>
          <table:table-cell table:style-name="ce27"/>
          <table:table-cell table:style-name="ce43" office:value-type="string" calcext:value-type="string">
            <text:p><text:a xlink:href="https://github.com/copier-org/copier/commit/1c8fef3284cdb72ac364ba68bbc0458845c2a742#diff-2c98cf52f20701706693154805b0efec216af72eR188" xlink:type="simple">deleted</text:a>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188" calcext:value-type="float">
            <text:p>188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utonomy/nuscenes-devkit/commit/0334132be5ee074ab7b8d4269441a072ea244897#diff-4b8e78fa08dcf980ca6b4e79e1fba762c340c387R191" xlink:type="simple">link</text:a></text:p>
          </table:table-cell>
          <table:table-cell table:style-name="ce43" office:value-type="string" calcext:value-type="string">
            <text:p><text:a xlink:href="https://github.com/nutonomy/nuscenes-devkit/commit/0e325410d5ad7ffe79174fdee9d31fab15483e78#diff-fc6b2b73fa81697e20a9af3108414bdbed837cfbR177" xlink:type="simple">link</text:a></text:p>
          </table:table-cell>
          <table:table-cell table:style-name="ce44" office:value-type="string" calcext:value-type="string">
            <text:p><text:a xlink:href="https://github.com/nutonomy/nuscenes-devkit/commit/0e325410d5ad7ffe79174fdee9d31fab15483e78#diff-fc6b2b73fa81697e20a9af3108414bdbed837cfbR190" xlink:type="simple">link</text:a></text:p>
          </table:table-cell>
          <table:table-cell table:style-name="ce27"/>
          <table:table-cell table:style-name="ce43" office:value-type="string" calcext:value-type="string">
            <text:p><text:a xlink:href="https://github.com/nutonomy/nuscenes-devkit/blob/0e325410d5ad7ffe79174fdee9d31fab15483e78/python-sdk/nuscenes/eval/detection/algo.py#L187" xlink:type="simple">alive</text:a></text:p>
          </table:table-cell>
          <table:table-cell table:style-name="ce27" office:value-type="string" calcext:value-type="string">
            <text:p>MetricData</text:p>
          </table:table-cell>
          <table:table-cell table:style-name="ce32" office:value-type="float" office:value="190" calcext:value-type="float">
            <text:p>190</text:p>
          </table:table-cell>
          <table:table-cell table:style-name="ce27" office:value-type="string" calcext:value-type="string">
            <text:p>/eval/detection/algo.py</text:p>
          </table:table-cell>
          <table:table-cell table:style-name="ce27" office:value-type="string" calcext:value-type="string">
            <text:p>nutonomy/nuscenes-devkit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python/typeshed/commit/c2c162a723e4ea9a316971339d7d0963a9784e90#diff-a031d8245e333d22be9a07c5901e15bf3a570a4cR6" xlink:type="simple">link</text:a></text:p>
          </table:table-cell>
          <table:table-cell table:style-name="ce29" table:number-columns-repeated="2"/>
          <table:table-cell table:style-name="ce27"/>
          <table:table-cell table:style-name="ce44" office:value-type="string" calcext:value-type="string">
            <text:p>alive</text:p>
          </table:table-cell>
          <table:table-cell table:style-name="ce27" table:number-columns-repeated="2"/>
          <table:table-cell table:style-name="ce29" office:value-type="string" calcext:value-type="string">
            <text:p>python2/_json.py</text:p>
          </table:table-cell>
          <table:table-cell table:style-name="ce29" table:number-columns-repeated="5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ncode/starlette/commit/eb9ce5b05eff01256c04872d8ce478cc7612a7fb#diff-37b829fa18160588063ed63afd98ecffbe8d3b02R200" xlink:type="simple">url</text:a></text:p>
          </table:table-cell>
          <table:table-cell table:style-name="ce48"/>
          <table:table-cell table:style-name="ce29"/>
          <table:table-cell table:style-name="ce27"/>
          <table:table-cell table:style-name="ce43" office:value-type="string" calcext:value-type="string">
            <text:p><text:a xlink:href="https://github.com/encode/starlette/blob/master/starlette/middleware/errors.py#L216" xlink:type="simple">Still Alive</text:a>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200" calcext:value-type="float">
            <text:p>200</text:p>
          </table:table-cell>
          <table:table-cell table:style-name="ce27" office:value-type="string" calcext:value-type="string">
            <text:p>starlette/middleware/errors.py</text:p>
          </table:table-cell>
          <table:table-cell table:style-name="ce27" office:value-type="string" calcext:value-type="string">
            <text:p>encode/starlette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uber/ludwig/commit/f8e114c8e2f67302b89c3c42803154eaec179834#diff-bff116ac7aeee59e2403e27058c5b81edd66b8e7R2550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ludwig-ai/ludwig/blob/master/ludwig/visualize.py#L3253" xlink:type="simple">Still Alive</text:a></text:p>
          </table:table-cell>
          <table:table-cell table:style-name="ce27" office:value-type="string" calcext:value-type="string">
            <text:p>List [np]</text:p>
          </table:table-cell>
          <table:table-cell table:style-name="ce32" office:value-type="float" office:value="2550" calcext:value-type="float">
            <text:p>2550</text:p>
          </table:table-cell>
          <table:table-cell table:style-name="ce27" office:value-type="string" calcext:value-type="string">
            <text:p>ludwig/visualize.py</text:p>
          </table:table-cell>
          <table:table-cell table:style-name="ce27" office:value-type="string" calcext:value-type="string">
            <text:p>ludwig-ai/ludwig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meryberger/scalene/commit/87ef8f30243dd6620a0996e8dbbddb13b0741f32#diff-5fa473f9be2e8d335bbfd9df70b69b5296bc35eaR164" xlink:type="simple">url</text:a></text:p>
          </table:table-cell>
          <table:table-cell table:style-name="ce43" office:value-type="string" calcext:value-type="string">
            <text:p><text:a xlink:href="https://github.com/emeryberger/scalene/commit/10657568181773f7c7eb84bb5cc5eb62df8125d0#diff-c087f919892f35eb4b8ed9df7a59f1588c15dbe3R164" xlink:type="simple">url</text:a></text:p>
          </table:table-cell>
          <table:table-cell table:style-name="ce43" office:value-type="string" calcext:value-type="string">
            <text:p><text:a xlink:href="https://github.com/emeryberger/scalene/commit/7a23ef016dd85bc6f253cc6106bda808d07b114d#diff-cea93db75048b2a461e9c6cbb75f7912c8aaeec9R168" xlink:type="simple">url</text:a></text:p>
          </table:table-cell>
          <table:table-cell table:style-name="ce27"/>
          <table:table-cell table:style-name="ce43" office:value-type="string" calcext:value-type="string">
            <text:p><text:a xlink:href="https://github.com/emeryberger/scalene/commit/d613eafaa9ad769d54b996c32e9c295f507c5a10#diff-12d81be32cad445de73cac068543b1810b6d4ce8R201" xlink:type="simple">deleted</text:a></text:p>
          </table:table-cell>
          <table:table-cell table:style-name="ce27" office:value-type="string" calcext:value-type="string">
            <text:p>Dict [str,Dict [int,Set [ByteCodeIndex]]]</text:p>
          </table:table-cell>
          <table:table-cell table:style-name="ce32" office:value-type="float" office:value="168" calcext:value-type="float">
            <text:p>168</text:p>
          </table:table-cell>
          <table:table-cell table:style-name="ce27" office:value-type="string" calcext:value-type="string">
            <text:p>scalene/scalene.py</text:p>
          </table:table-cell>
          <table:table-cell table:style-name="ce27" office:value-type="string" calcext:value-type="string">
            <text:p>emeryberger/scalene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tiangolo/fastapi/commit/b9d912c6380661647b51c322820fcb4ba08f32d2#diff-57c69115c23548c9e910f5d21546cec5bc5c9902R239" xlink:type="simple">url</text:a></text:p>
          </table:table-cell>
          <table:table-cell table:style-name="ce43" office:value-type="string" calcext:value-type="string">
            <text:p><text:a xlink:href="https://github.com/tiangolo/fastapi/commit/0e19c24014c96e241bd73bede2805e21fc20c9d8#diff-c50b3cef4e0566bd30394538a5e06c50cf547023R239" xlink:type="simple">url</text:a></text:p>
          </table:table-cell>
          <table:table-cell table:style-name="ce43" office:value-type="string" calcext:value-type="string">
            <text:p><text:a xlink:href="https://github.com/tiangolo/fastapi/commit/ab2b86fe2ce8fe15e91aaec179438e24ff7b7ed0#diff-aef3dac481b68359f4edd6974fa3a047cfde595254a4567a560cebc9ccb0673fL509" xlink:type="simple">url</text:a></text:p>
          </table:table-cell>
          <table:table-cell table:style-name="ce29"/>
          <table:table-cell table:style-name="ce43" office:value-type="string" calcext:value-type="string">
            <text:p><text:a xlink:href="https://github.com/tiangolo/fastapi/blob/master/fastapi/dependencies/utils.py#L600" xlink:type="simple">Still alive</text:a></text:p>
          </table:table-cell>
          <table:table-cell table:style-name="ce27" office:value-type="string" calcext:value-type="string">
            <text:p>List [ModelField]</text:p>
          </table:table-cell>
          <table:table-cell table:style-name="ce32" office:value-type="float" office:value="239" calcext:value-type="float">
            <text:p>239</text:p>
          </table:table-cell>
          <table:table-cell table:style-name="ce27" office:value-type="string" calcext:value-type="string">
            <text:p>fastapi/dependencies/utils.py</text:p>
          </table:table-cell>
          <table:table-cell table:style-name="ce27" office:value-type="string" calcext:value-type="string">
            <text:p>tiangolo/fastapi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ncode/httpx/commit/fab6fcd397e43e97286ba284816762cf6e7e55c9#diff-9300297af5c75a5001e65d3e69ff618969323c0bR1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ncode/httpx/commit/e09fc3741f8b5f311a463634afcef0f3cfd97243#diff-907772264c374e4bf327b832bbe40e63dfdd2dfaR11" xlink:type="simple">url</text:a></text:p>
          </table:table-cell>
          <table:table-cell table:style-name="ce27" office:value-type="string" calcext:value-type="string">
            <text:p>request</text:p>
          </table:table-cell>
          <table:table-cell table:style-name="ce32" office:value-type="float" office:value="11" calcext:value-type="float">
            <text:p>11</text:p>
          </table:table-cell>
          <table:table-cell table:style-name="ce27" office:value-type="string" calcext:value-type="string">
            <text:p>httpcore/auth.py</text:p>
          </table:table-cell>
          <table:table-cell table:style-name="ce27" office:value-type="string" calcext:value-type="string">
            <text:p>encode/httpx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awslabs/autogluon/commit/2c7c616e102bb6b25ba4b957e70ed23876cb7a41#diff-cea2af2d013220ae24606ef9f9d55ed974c56b3fR36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awslabs/autogluon/blob/master/tabular/src/autogluon/tabular/models/lgb/lgb_utils.py" xlink:type="simple">Still alive</text:a></text:p>
          </table:table-cell>
          <table:table-cell table:style-name="ce27" office:value-type="string" calcext:value-type="string">
            <text:p>Series</text:p>
          </table:table-cell>
          <table:table-cell table:style-name="ce32" office:value-type="float" office:value="36" calcext:value-type="float">
            <text:p>36</text:p>
          </table:table-cell>
          <table:table-cell table:style-name="ce27" office:value-type="string" calcext:value-type="string">
            <text:p>autogluon/utils/tabular/ml/models/lgb/lgb_utils.py</text:p>
          </table:table-cell>
          <table:table-cell table:style-name="ce27" office:value-type="string" calcext:value-type="string">
            <text:p>awslabs/autogluon</text:p>
          </table:table-cell>
          <table:table-cell table:style-name="ce27" office:value-type="string" calcext:value-type="string">
            <text:p>file remov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Vlabs/stylegan2/commit/7d3145d23013607b987db30736f89fb1d3e10fad#diff-c58ff7fa56b833f981147031b768fe3ba532a9acR63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NVlabs/stylegan2/blob/master/dnnlib/submission/run_context.py" xlink:type="simple">Still alive</text:a></text:p>
          </table:table-cell>
          <table:table-cell table:style-name="ce27" office:value-type="string" calcext:value-type="string">
            <text:p>Any</text:p>
          </table:table-cell>
          <table:table-cell table:style-name="ce32" office:value-type="float" office:value="63" calcext:value-type="float">
            <text:p>63</text:p>
          </table:table-cell>
          <table:table-cell table:style-name="ce27" office:value-type="string" calcext:value-type="string">
            <text:p>dnnlib/submission/run_context.py</text:p>
          </table:table-cell>
          <table:table-cell table:style-name="ce27" office:value-type="string" calcext:value-type="string">
            <text:p>/NVlabs/stylegan2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jindaxiang/akshare/commit/57e0d636fe4f16a3014bf98cc869b043926c6dd2#diff-568671d2a81e222ba275df9061fd06a06dea8c0dR377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jindaxiang/akshare/blob/master/akshare/fund/fund_em.py" xlink:type="simple">Still 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377" calcext:value-type="float">
            <text:p>377</text:p>
          </table:table-cell>
          <table:table-cell table:style-name="ce27" office:value-type="string" calcext:value-type="string">
            <text:p>akshare/fund/fund_em.py</text:p>
          </table:table-cell>
          <table:table-cell table:style-name="ce27" office:value-type="string" calcext:value-type="string">
            <text:p>akshare/commit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jindaxiang/akshare/commit/10400484211b033a488cdb6000884a21c9cb7b23#diff-6d5ad2e472e0c31767735348d566e54acfc8f112R200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jindaxiang/akshare/blob/master/akshare/air/air_zhenqi.py" xlink:type="simple">Still alive</text:a></text:p>
          </table:table-cell>
          <table:table-cell table:style-name="ce27" office:value-type="string" calcext:value-type="string">
            <text:p>pd.DataFrame</text:p>
          </table:table-cell>
          <table:table-cell table:style-name="ce32" office:value-type="float" office:value="200" calcext:value-type="float">
            <text:p>200</text:p>
          </table:table-cell>
          <table:table-cell table:style-name="ce27" office:value-type="string" calcext:value-type="string">
            <text:p>akshare/air/air_zhenqi.py</text:p>
          </table:table-cell>
          <table:table-cell table:style-name="ce27" office:value-type="string" calcext:value-type="string">
            <text:p>akshare/commit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jindaxiang/akshare/commit/bacc17fb2779e338703a90e51dad61dc61de9c56#diff-592fe68031d57bca5170aa26ffbd179588469832R38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jindaxiang/akshare/blob/master/akshare/air/time_and_date.py" xlink:type="simple">Still 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38" calcext:value-type="float">
            <text:p>38</text:p>
          </table:table-cell>
          <table:table-cell table:style-name="ce27" office:value-type="string" calcext:value-type="string">
            <text:p>akshare/air/time_and_date.py</text:p>
          </table:table-cell>
          <table:table-cell table:style-name="ce27" office:value-type="string" calcext:value-type="string">
            <text:p>akshare/commit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jindaxiang/akshare/commit/515f29333470a218063c0c9b1b896121ed4b0803#diff-855a7c73f021ec09012aa64d2777f3b06a1bb039R57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jindaxiang/akshare/blob/master/akshare/stock/zh_stock_kcb_sina.py" xlink:type="simple">Still alive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57" calcext:value-type="float">
            <text:p>57</text:p>
          </table:table-cell>
          <table:table-cell table:style-name="ce27" office:value-type="string" calcext:value-type="string">
            <text:p>akshare/stock/zh_stock_kcb_sina.py</text:p>
          </table:table-cell>
          <table:table-cell table:style-name="ce27" office:value-type="string" calcext:value-type="string">
            <text:p>akshare/commit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emeryberger/scalene/commit/d613eafaa9ad769d54b996c32e9c295f507c5a10#diff-12d81be32cad445de73cac068543b1810b6d4ce8R152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meryberger/scalene/blob/master/scalene/scalene_profiler.py" xlink:type="simple">Still alive</text:a></text:p>
          </table:table-cell>
          <table:table-cell table:style-name="ce27" office:value-type="string" calcext:value-type="string">
            <text:p>float</text:p>
          </table:table-cell>
          <table:table-cell table:style-name="ce32" office:value-type="float" office:value="152" calcext:value-type="float">
            <text:p>152</text:p>
          </table:table-cell>
          <table:table-cell table:style-name="ce27" office:value-type="string" calcext:value-type="string">
            <text:p>scalene/scalene.py</text:p>
          </table:table-cell>
          <table:table-cell table:style-name="ce27" office:value-type="string" calcext:value-type="string">
            <text:p>emeryberger/scalene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url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Linzaer/Ultra-Light-Fast-Generic-Face-Detector-1MB/commit/919cacf0e15ebb62f993bda9ee373c1e089ca69a#diff-9ab5f53b6c3f6d7162e494b2a62de7199866622fR55" xlink:type="simple">url</text:a></text:p>
          </table:table-cell>
          <table:table-cell table:style-name="ce27" office:value-type="string" calcext:value-type="string">
            <text:p>torch.Tensor</text:p>
          </table:table-cell>
          <table:table-cell table:style-name="ce32" office:value-type="float" office:value="54" calcext:value-type="float">
            <text:p>54</text:p>
          </table:table-cell>
          <table:table-cell table:style-name="ce27" office:value-type="string" calcext:value-type="string">
            <text:p>MNN/python/ultraface_py_mnn.py</text:p>
          </table:table-cell>
          <table:table-cell table:style-name="ce51" office:value-type="string" calcext:value-type="string">
            <text:p>Linzaer/Ultra-Light-Fast-Generic-Face-Detector-1MB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bchao1/bullet/commit/e42c79cc1391eca6beb26144e313e86ffd40a592#diff-0ed8ec926b73ebf792aa93e66253630536942cfcR122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bchao1/bullet/blob/master/bullet/client.py" xlink:type="simple">Still alive</text:a>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22" calcext:value-type="float">
            <text:p>122</text:p>
          </table:table-cell>
          <table:table-cell table:style-name="ce27" office:value-type="string" calcext:value-type="string">
            <text:p>bullet/client.py</text:p>
          </table:table-cell>
          <table:table-cell table:style-name="ce27" office:value-type="string" calcext:value-type="string">
            <text:p>bchao1/bullet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Vlabs/stylegan2/commit/7d3145d23013607b987db30736f89fb1d3e10fad#diff-c58ff7fa56b833f981147031b768fe3ba532a9acR60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NVlabs/stylegan2/blob/master/dnnlib/submission/run_context.py" xlink:type="simple">Still alive</text:a></text:p>
          </table:table-cell>
          <table:table-cell table:style-name="ce27" office:value-type="string" calcext:value-type="string">
            <text:p>Any</text:p>
          </table:table-cell>
          <table:table-cell table:style-name="ce32" office:value-type="float" office:value="60" calcext:value-type="float">
            <text:p>60</text:p>
          </table:table-cell>
          <table:table-cell table:style-name="ce27" office:value-type="string" calcext:value-type="string">
            <text:p>dnnlib/submission/run_context.py</text:p>
          </table:table-cell>
          <table:table-cell table:style-name="ce27" office:value-type="string" calcext:value-type="string">
            <text:p>/NVlabs/stylegan2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Vlabs/stylegan2/commit/7d3145d23013607b987db30736f89fb1d3e10fad#diff-c58ff7fa56b833f981147031b768fe3ba532a9acR90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NVlabs/stylegan2/blob/master/dnnlib/submission/run_context.py" xlink:type="simple">Still alive</text:a>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90" calcext:value-type="float">
            <text:p>90</text:p>
          </table:table-cell>
          <table:table-cell table:style-name="ce27" office:value-type="string" calcext:value-type="string">
            <text:p>dnnlib/submission/run_context.py</text:p>
          </table:table-cell>
          <table:table-cell table:style-name="ce27" office:value-type="string" calcext:value-type="string">
            <text:p>/NVlabs/stylegan2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Vlabs/stylegan2/commit/7d3145d23013607b987db30736f89fb1d3e10fad#diff-c58ff7fa56b833f981147031b768fe3ba532a9acR2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NVlabs/stylegan2/blob/master/dnnlib/__init__.py" xlink:type="simple">Still alive</text:a></text:p>
          </table:table-cell>
          <table:table-cell table:style-name="ce27" office:value-type="string" calcext:value-type="string">
            <text:p>SubmitConfig</text:p>
          </table:table-cell>
          <table:table-cell table:style-name="ce32" office:value-type="float" office:value="21" calcext:value-type="float">
            <text:p>21</text:p>
          </table:table-cell>
          <table:table-cell table:style-name="ce27" office:value-type="string" calcext:value-type="string">
            <text:p>dnnlib/__init__.py</text:p>
          </table:table-cell>
          <table:table-cell table:style-name="ce27" office:value-type="string" calcext:value-type="string">
            <text:p>/NVlabs/stylegan2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bchao1/bullet/commit/cb9181a7fb5632ba47fe112ecb2fcfb2f531ca4c#diff-560c2f3c5981b75a583205796e4043cd3357688fR1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bchao1/bullet/commit/3649f5c974bc88d5b331831ff2015c4188eaed0b#diff-fc6932336be8b76e198645a7d44eb77f4d09dc75R11" xlink:type="simple">url</text:a>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1" calcext:value-type="float">
            <text:p>11</text:p>
          </table:table-cell>
          <table:table-cell table:style-name="ce27" office:value-type="string" calcext:value-type="string">
            <text:p>build/lib/bullet/client.py</text:p>
          </table:table-cell>
          <table:table-cell table:style-name="ce27" office:value-type="string" calcext:value-type="string">
            <text:p>bchao1/bullet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bchao1/bullet/commit/38c4198a221699a5514ff2a0ebbd878810e376c8#diff-be21d251ba7aeccf5a812d4a71f18a20134b3c9eR2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bchao1/bullet/commit/41fea2f1f729c9baf89ef24bc497bcd4163991a0#diff-dee1c1edbbec1429bd38101d89d0479dad2fc15cR21" xlink:type="simple">url</text:a>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21" calcext:value-type="float">
            <text:p>21</text:p>
          </table:table-cell>
          <table:table-cell table:style-name="ce27" office:value-type="string" calcext:value-type="string">
            <text:p>bullets/client.py</text:p>
          </table:table-cell>
          <table:table-cell table:style-name="ce27" office:value-type="string" calcext:value-type="string">
            <text:p>bchao1/bullet/</text:p>
          </table:table-cell>
          <table:table-cell table:style-name="ce27" office:value-type="string" calcext:value-type="string">
            <text:p>File renaming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Linzaer/Ultra-Light-Fast-Generic-Face-Detector-1MB/commit/7af8a1a4ecc03d032efcabab4bb3911eff4c2a46#diff-0cec90d3d9ccd544a74aa61964de6339e149d4f9R55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Linzaer/Ultra-Light-Fast-Generic-Face-Detector-1MB/commit/919cacf0e15ebb62f993bda9ee373c1e089ca69a#diff-9ab5f53b6c3f6d7162e494b2a62de7199866622fR55" xlink:type="simple">url</text:a></text:p>
          </table:table-cell>
          <table:table-cell table:style-name="ce27" office:value-type="string" calcext:value-type="string">
            <text:p>torch.Tensor</text:p>
          </table:table-cell>
          <table:table-cell table:style-name="ce32" office:value-type="float" office:value="55" calcext:value-type="float">
            <text:p>55</text:p>
          </table:table-cell>
          <table:table-cell table:style-name="ce27" office:value-type="string" calcext:value-type="string">
            <text:p>MNN/python/ultraface_py_mnn.py</text:p>
          </table:table-cell>
          <table:table-cell table:style-name="ce27" office:value-type="string" calcext:value-type="string">
            <text:p>Linzaer/Ultra-Light-Fast-Generic-Face-Detector-1MB</text:p>
          </table:table-cell>
          <table:table-cell table:style-name="ce27" office:value-type="string" calcext:value-type="string">
            <text:p>File renaming count as new</text:p>
          </table:table-cell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tiangolo/fastapi/commit/00e2e544c76cc0a05e96c7a526ef175ac5764525#diff-b1e12f40f3f105de7da2c7ab1082b93fe308fb36R13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tiangolo/fastapi/commit/0a65c41909d5e259542d8419a941687f2bd9c7af#diff-969b2442e04cbc6818c2519fe954d718a4796d61R12" xlink:type="simple">Deleted</text:a></text:p>
          </table:table-cell>
          <table:table-cell table:style-name="ce27" office:value-type="string" calcext:value-type="string">
            <text:p>float</text:p>
          </table:table-cell>
          <table:table-cell table:style-name="ce32" office:value-type="float" office:value="12" calcext:value-type="float">
            <text:p>12</text:p>
          </table:table-cell>
          <table:table-cell table:style-name="ce27" office:value-type="string" calcext:value-type="string">
            <text:p>_configuration/tutorial005.py</text:p>
          </table:table-cell>
          <table:table-cell table:style-name="ce27" office:value-type="string" calcext:value-type="string">
            <text:p>tiangolo/fastapi/</text:p>
          </table:table-cell>
          <table:table-cell table:style-name="ce27" office:value-type="string" calcext:value-type="string">
            <text:p>file renaming</text:p>
          </table:table-cell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wangzheng0822/algo/commit/96e8901fc7042a8fb6b3f54f1207285a2d2332de#diff-33a9d2ce8ada80dfc4e4567357512ad648fe4966R1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wangzheng0822/algo/blob/master/python/11_sorts/sorts.py" xlink:type="simple">Still Alive</text:a></text:p>
          </table:table-cell>
          <table:table-cell table:style-name="ce27" office:value-type="string" calcext:value-type="string">
            <text:p>List[int]</text:p>
          </table:table-cell>
          <table:table-cell table:style-name="ce32" office:value-type="float" office:value="11" calcext:value-type="float">
            <text:p>11</text:p>
          </table:table-cell>
          <table:table-cell table:style-name="ce27" office:value-type="string" calcext:value-type="string">
            <text:p>python/11_sorts/sorts.py</text:p>
          </table:table-cell>
          <table:table-cell table:style-name="ce27" office:value-type="string" calcext:value-type="string">
            <text:p>/wangzheng0822/algo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wangzheng0822/algo/commit/f8c9f0b6f5a2c557cf5196e9559719ef6f207d88#diff-074e9b5dea5fe7eacfbce06f43669ba869658f0fR33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wangzheng0822/algo/blob/master/python/05_array/myarray.py#L44" xlink:type="simple">Still Alive</text:a>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34" calcext:value-type="float">
            <text:p>34</text:p>
          </table:table-cell>
          <table:table-cell table:style-name="ce27" office:value-type="string" calcext:value-type="string">
            <text:p>python/05_array/myarray.py</text:p>
          </table:table-cell>
          <table:table-cell table:style-name="ce27" office:value-type="string" calcext:value-type="string">
            <text:p>wangzheng0822/algo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modin-project/modin/commit/737ec340f74dfd7f06ea73343c1ea7236bc25edd#diff-dc6cce1d718e0e38ea2fa690aa2bdee8c1249b92R20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modin-project/modin/commit/797205084fbd1da8651dd6e9a30fd7c671ed6d94#diff-fc8ca3f2780404da029e5dde5fee0601db7a4fc9R201" xlink:type="simple">Deleted</text:a>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201" calcext:value-type="float">
            <text:p>201</text:p>
          </table:table-cell>
          <table:table-cell table:style-name="ce27" office:value-type="string" calcext:value-type="string">
            <text:p>modin/engines/base/io/text/text_file_reader.py</text:p>
          </table:table-cell>
          <table:table-cell table:style-name="ce27" office:value-type="string" calcext:value-type="string">
            <text:p>modin-project/modin/</text:p>
          </table:table-cell>
          <table:table-cell table:style-name="ce27" office:value-type="string" calcext:value-type="string">
            <text:p>file renaming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3" office:value-type="string" calcext:value-type="string">
            <text:p><text:a xlink:href="https://github.com/NVIDIA/DeepLearningExamples/commit/3d46067af9436d4bdb672dcc8c36ebd7f3e95bb5#diff-2b767e5a500359c12b7c4eeb3d6d74af23d23347R35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NVIDIA/DeepLearningExamples/commit/ca28f554765aeb14b391ac951f7b17de50fdb483#diff-0626e2634e4cee596638404161ca357639665a2dR35" xlink:type="simple">Deleted</text:a></text:p>
          </table:table-cell>
          <table:table-cell table:style-name="ce27" office:value-type="string" calcext:value-type="string">
            <text:p>Optional[int]</text:p>
          </table:table-cell>
          <table:table-cell table:style-name="ce32" office:value-type="float" office:value="35" calcext:value-type="float">
            <text:p>35</text:p>
          </table:table-cell>
          <table:table-cell table:style-name="ce27" office:value-type="string" calcext:value-type="string">
            <text:p>pytorch/inference/mem_transformer_base_jit.py</text:p>
          </table:table-cell>
          <table:table-cell table:style-name="ce27" office:value-type="string" calcext:value-type="string">
            <text:p>NVIDIA/DeepLearningExamples/</text:p>
          </table:table-cell>
          <table:table-cell table:style-name="ce27" office:value-type="string" calcext:value-type="string">
            <text:p>file renamed</text:p>
          </table:table-cell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1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d2c8f3a63d5727a165558cfe493b4fcc81f80bf2#diff-70cb4f30f04a38917c3670c18e718c4c61ca0842R30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commit/e7aa0b84bb5506fef105d78b332e578db9efaba6#diff-8502cdefc28a4e3416ca1312154179bcf8d69305R30" xlink:type="simple">Deleted</text:a></text:p>
          </table:table-cell>
          <table:table-cell table:style-name="ce29" office:value-type="string" calcext:value-type="string">
            <text:p>list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scripts/contributor-stats.py</text:p>
          </table:table-cell>
          <table:table-cell table:style-name="ce29" office:value-type="string" calcext:value-type="string">
            <text:p>ActivityWatch</text:p>
          </table:table-cell>
          <table:table-cell table:style-name="ce29" office:value-type="string" calcext:value-type="string">
            <text:p>file deleted</text:p>
          </table:table-cell>
          <table:table-cell table:style-name="ce29" office:value-type="string" calcext:value-type="string">
            <text:p>argument</text:p>
          </table:table-cell>
          <table:table-cell/>
          <table:table-cell table:style-name="ce29"/>
          <table:table-cell table:number-columns-repeated="51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7e6acf23b48b40048c4d366611a7875154e54377#diff-30b97bebfa025da13ae577ee36f07ecdd74910c2R93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commit/77b39b5e6516dba3aafb4aab42e4987115ae4bb9#diff-9f9905e9bf8054129879df0889b93e0cff05af6eR93" xlink:type="simple">Deleted</text:a></text:p>
          </table:table-cell>
          <table:table-cell table:style-name="ce29" office:value-type="string" calcext:value-type="string">
            <text:p>path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string" calcext:value-type="string">
            <text:p>scripts/build_changelog.py</text:p>
          </table:table-cell>
          <table:table-cell table:style-name="ce29" office:value-type="string" calcext:value-type="string">
            <text:p>ActivityWatch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3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7e6acf23b48b40048c4d366611a7875154e54377#diff-30b97bebfa025da13ae577ee36f07ecdd74910c2R61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commit/77b39b5e6516dba3aafb4aab42e4987115ae4bb9#diff-9f9905e9bf8054129879df0889b93e0cff05af6eR94" xlink:type="simple">deleted</text:a></text:p>
          </table:table-cell>
          <table:table-cell table:style-name="ce29" office:value-type="string" calcext:value-type="string">
            <text:p>Tuple [str,List [str]]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string" calcext:value-type="string">
            <text:p>scripts/build_changelog.py</text:p>
          </table:table-cell>
          <table:table-cell table:style-name="ce29" office:value-type="string" calcext:value-type="string">
            <text:p>ActivityWatch</text:p>
          </table:table-cell>
          <table:table-cell/>
          <table:table-cell table:style-name="ce29" office:value-type="string" calcext:value-type="string">
            <text:p>return</text:p>
          </table:table-cell>
          <table:table-cell table:number-columns-repeated="53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3133b3174342003c105608e36ee45084ffe7f708#diff-2d5e707386d3011d4151ac7293867d234a81715eR59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blob/3133b3174342003c105608e36ee45084ffe7f708/scripts/logcrawler.py#L59" xlink:type="simple">alive</text:a></text:p>
          </table:table-cell>
          <table:table-cell table:style-name="ce29" office:value-type="string" calcext:value-type="string">
            <text:p>bool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string" calcext:value-type="string">
            <text:p>scripts/logcrawler.py</text:p>
          </table:table-cell>
          <table:table-cell table:style-name="ce29" office:value-type="string" calcext:value-type="string">
            <text:p>ActivityWatch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3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7e6acf23b48b40048c4d366611a7875154e54377#diff-30b97bebfa025da13ae577ee36f07ecdd74910c2R15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blob/master/scripts/build_changelog.py#L18" xlink:type="simple">alive</text:a></text:p>
          </table:table-cell>
          <table:table-cell table:style-name="ce29" office:value-type="string" calcext:value-type="string">
            <text:p>str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scripts/build_changelog.py</text:p>
          </table:table-cell>
          <table:table-cell table:style-name="ce29" office:value-type="string" calcext:value-type="string">
            <text:p>ActivityWatch</text:p>
          </table:table-cell>
          <table:table-cell/>
          <table:table-cell table:style-name="ce29" office:value-type="string" calcext:value-type="string">
            <text:p>variable</text:p>
          </table:table-cell>
          <table:table-cell table:number-columns-repeated="53"/>
        </table:table-row>
        <table:table-row table:style-name="ro3">
          <table:table-cell table:style-name="ce46" office:value-type="string" calcext:value-type="string">
            <text:p><text:a xlink:href="https://github.com/aiogram/aiogram/commit/23525fd364f2adbd3c16e17fe5dbe561886900ea#diff-8926a39cd3345c9011d1476d2fc688c56786d98dR39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iogram/aiogram/commit/6e414311b034711fdec61ba334e6eb827eae8c01#diff-3c902e0fe816e9f4ce77e76e3479b9ae2822455cR80" xlink:type="simple">deleted</text:a></text:p>
          </table:table-cell>
          <table:table-cell table:style-name="ce29" office:value-type="string" calcext:value-type="string">
            <text:p>Chat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string" calcext:value-type="string">
            <text:p>aiogram/bot.py</text:p>
          </table:table-cell>
          <table:table-cell table:style-name="ce29" office:value-type="string" calcext:value-type="string">
            <text:p>aiogram/aiogram</text:p>
          </table:table-cell>
          <table:table-cell/>
          <table:table-cell table:style-name="ce29" office:value-type="string" calcext:value-type="string">
            <text:p>return</text:p>
          </table:table-cell>
          <table:table-cell table:number-columns-repeated="53"/>
        </table:table-row>
        <table:table-row table:style-name="ro3">
          <table:table-cell table:style-name="ce46" office:value-type="string" calcext:value-type="string">
            <text:p><text:a xlink:href="https://github.com/aiogram/aiogram/commit/23525fd364f2adbd3c16e17fe5dbe561886900ea#diff-8926a39cd3345c9011d1476d2fc688c56786d98dR17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iogram/aiogram/commit/00cc42c216c1db19ff6d250aae3cdccc1b4f8d8c#diff-01b58e32c10398de040ba71cb089b5832d81e57cR27" xlink:type="simple">deleted</text:a></text:p>
          </table:table-cell>
          <table:table-cell table:style-name="ce29" office:value-type="string" calcext:value-type="string">
            <text:p>User 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aiogram/types/user.py</text:p>
          </table:table-cell>
          <table:table-cell table:style-name="ce29" office:value-type="string" calcext:value-type="string">
            <text:p>aiogram/aiogram</text:p>
          </table:table-cell>
          <table:table-cell/>
          <table:table-cell table:style-name="ce29" office:value-type="string" calcext:value-type="string">
            <text:p>return</text:p>
          </table:table-cell>
          <table:table-cell table:number-columns-repeated="53"/>
        </table:table-row>
        <table:table-row table:style-name="ro3">
          <table:table-cell table:style-name="ce43" office:value-type="string" calcext:value-type="string">
            <text:p><text:a xlink:href="https://github.com/rigetti/pyquil/commit/5692470f30ed031a776feb15980b086c9e4648b4#diff-05d9f076c6419244e944f812571fb620e1fa09b5R192" xlink:type="simple">url</text:a></text:p>
          </table:table-cell>
          <table:table-cell table:style-name="ce29" table:number-columns-repeated="3"/>
          <table:table-cell table:style-name="ce43" office:value-type="string" calcext:value-type="string">
            <text:p><text:a xlink:href="https://github.com/rigetti/pyquil/commit/3e14639e2e5fc9134dd81c5eccab2684ccb183d7#diff-cbf985d9cf096e5a1e1af597150cd9a5879a0daeR192'" xlink:type="simple">deleted</text:a></text:p>
          </table:table-cell>
          <table:table-cell table:style-name="ce29" office:value-type="string" calcext:value-type="string">
            <text:p>Sequence [int]</text:p>
          </table:table-cell>
          <table:table-cell table:style-name="ce49" office:value-type="float" office:value="192" calcext:value-type="float">
            <text:p>192</text:p>
          </table:table-cell>
          <table:table-cell table:style-name="ce29" office:value-type="string" calcext:value-type="string">
            <text:p>pyquil/api/_base_connection.py</text:p>
          </table:table-cell>
          <table:table-cell table:style-name="ce29" office:value-type="string" calcext:value-type="string">
            <text:p>rigetti/pyquil</text:p>
          </table:table-cell>
          <table:table-cell table:style-name="ce29"/>
          <table:table-cell table:style-name="ce29" office:value-type="string" calcext:value-type="string">
            <text:p>argument</text:p>
          </table:table-cell>
          <table:table-cell table:style-name="ce29" table:number-columns-repeated="16"/>
          <table:table-cell table:number-columns-repeated="37"/>
        </table:table-row>
        <table:table-row table:style-name="ro3">
          <table:table-cell table:style-name="ce43" office:value-type="string" calcext:value-type="string">
            <text:p><text:a xlink:href="https://github.com/facebookresearch/ReAgent/commit/64197d14963f8034b68a550288a903182a29e283#diff-dec5be65afc0f8ac274e5403c457eb4cd5c975feR28" xlink:type="simple">url</text:a></text:p>
          </table:table-cell>
          <table:table-cell table:style-name="ce29" table:number-columns-repeated="3"/>
          <table:table-cell table:style-name="ce43" office:value-type="string" calcext:value-type="string">
            <text:p><text:a xlink:href="https://github.com/facebookresearch/ReAgent/commit/1d18c2a19fe8b8f7bb04f085bb0e67862226201a#diff-8a01671e022dcd681ad38718c9cc98a38ded4a07R28" xlink:type="simple">deleted</text:a></text:p>
          </table:table-cell>
          <table:table-cell table:style-name="ce29" office:value-type="string" calcext:value-type="string">
            <text:p>Optional [State]</text:p>
          </table:table-cell>
          <table:table-cell table:style-name="ce49" office:value-type="float" office:value="28" calcext:value-type="float">
            <text:p>28</text:p>
          </table:table-cell>
          <table:table-cell table:style-name="ce29" office:value-type="string" calcext:value-type="string">
            <text:p>ml/rl/ope/test/envs.py</text:p>
          </table:table-cell>
          <table:table-cell table:style-name="ce52" office:value-type="string" calcext:value-type="string">
            <text:p>facebookresearch/ReAgent/</text:p>
          </table:table-cell>
          <table:table-cell table:style-name="ce29"/>
          <table:table-cell table:style-name="ce29" office:value-type="string" calcext:value-type="string">
            <text:p>argument</text:p>
          </table:table-cell>
          <table:table-cell table:style-name="ce29" table:number-columns-repeated="16"/>
          <table:table-cell table:number-columns-repeated="37"/>
        </table:table-row>
        <table:table-row table:style-name="ro3">
          <table:table-cell table:style-name="ce43" office:value-type="string" calcext:value-type="string">
            <text:p><text:a xlink:href="https://github.com/python/mypy/commit/d73182c2eb655cb229d6ee778f046a711fce433f#diff-b862617b57c5cbdf73cd21778e19706859109ca3R82" xlink:type="simple">url</text:a></text:p>
          </table:table-cell>
          <table:table-cell table:style-name="ce29" table:number-columns-repeated="3"/>
          <table:table-cell table:style-name="ce43" office:value-type="string" calcext:value-type="string">
            <text:p><text:a xlink:href="https://github.com/python/mypy/commit/793cf187f0e529f9d6623a512ae0149124ded542#diff-857107b73ee30f73433dff40d79ed1a13b6c3b89R92" xlink:type="simple">deleted</text:a></text:p>
          </table:table-cell>
          <table:table-cell table:style-name="ce29" office:value-type="string" calcext:value-type="string">
            <text:p>EmitterInterface</text:p>
          </table:table-cell>
          <table:table-cell table:style-name="ce49" office:value-type="float" office:value="92" calcext:value-type="float">
            <text:p>92</text:p>
          </table:table-cell>
          <table:table-cell table:style-name="ce29" office:value-type="string" calcext:value-type="string">
            <text:p>mypyc/primitives/dict_ops.py</text:p>
          </table:table-cell>
          <table:table-cell table:style-name="ce29" office:value-type="string" calcext:value-type="string">
            <text:p>python/mypy/</text:p>
          </table:table-cell>
          <table:table-cell table:style-name="ce29"/>
          <table:table-cell table:style-name="ce29" office:value-type="string" calcext:value-type="string">
            <text:p>argument</text:p>
          </table:table-cell>
          <table:table-cell table:style-name="ce29" table:number-columns-repeated="16"/>
          <table:table-cell table:number-columns-repeated="37"/>
        </table:table-row>
        <table:table-row table:style-name="ro3">
          <table:table-cell table:style-name="ce43" office:value-type="string" calcext:value-type="string">
            <text:p><text:a xlink:href="https://github.com/aio-libs/aiodocker/commit/d9947410d16c2ca42667add8fc1742aedf147bef#diff-c9aef4d754bf98c430b23e03b2beb1e9e7a0bf17R216" xlink:type="simple">url</text:a></text:p>
          </table:table-cell>
          <table:table-cell table:style-name="ce29" table:number-columns-repeated="3"/>
          <table:table-cell table:style-name="ce43" office:value-type="string" calcext:value-type="string">
            <text:p><text:a xlink:href="https://github.com/aio-libs/aiodocker/commit/0583af90272dc1a5de655cc917c942fb2a660b68#diff-536aa679f20e11bdef68e9e65443dea201ff993bR247" xlink:type="simple">deleted</text:a></text:p>
          </table:table-cell>
          <table:table-cell table:style-name="ce29" office:value-type="string" calcext:value-type="string">
            <text:p>str</text:p>
          </table:table-cell>
          <table:table-cell table:style-name="ce49" office:value-type="float" office:value="247" calcext:value-type="float">
            <text:p>247</text:p>
          </table:table-cell>
          <table:table-cell table:style-name="ce29" office:value-type="string" calcext:value-type="string">
            <text:p>aiodocker/utils.py</text:p>
          </table:table-cell>
          <table:table-cell table:style-name="ce52" office:value-type="string" calcext:value-type="string">
            <text:p>aio-libs/aiodocker/</text:p>
          </table:table-cell>
          <table:table-cell table:style-name="ce29"/>
          <table:table-cell table:style-name="ce29" office:value-type="string" calcext:value-type="string">
            <text:p>argument</text:p>
          </table:table-cell>
          <table:table-cell table:style-name="ce29" table:number-columns-repeated="16"/>
          <table:table-cell table:number-columns-repeated="37"/>
        </table:table-row>
        <table:table-row table:style-name="ro1" table:number-rows-repeated="15">
          <table:table-cell table:style-name="ce47"/>
          <table:table-cell table:number-columns-repeated="3"/>
          <table:table-cell table:style-name="ce47"/>
          <table:table-cell table:number-columns-repeated="59"/>
        </table:table-row>
        <table:table-row table:style-name="ro2" table:number-rows-repeated="10484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 Annotations Removed" table:style-name="ta5">
        <office:forms form:automatic-focus="false" form:apply-design-mode="false"/>
        <table:table-column table:style-name="co4" table:number-columns-repeated="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55" table:default-cell-style-name="Default"/>
        <table:table-row table:style-name="ro1">
          <table:table-cell table:style-name="ce42" office:value-type="string" calcext:value-type="string">
            <text:p>Url Creation</text:p>
          </table:table-cell>
          <table:table-cell table:style-name="ce42" office:value-type="string" calcext:value-type="string">
            <text:p>Change1</text:p>
          </table:table-cell>
          <table:table-cell table:style-name="ce42" office:value-type="string" calcext:value-type="string">
            <text:p>Change2</text:p>
          </table:table-cell>
          <table:table-cell table:style-name="ce42" office:value-type="string" calcext:value-type="string">
            <text:p>Change3</text:p>
          </table:table-cell>
          <table:table-cell table:style-name="ce42" office:value-type="string" calcext:value-type="string">
            <text:p>Actual stat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nnotation</text:p>
          </table:table-cell>
          <table:table-cell table:style-name="ce42" office:value-type="string" calcext:value-type="string">
            <text:p>Line</text:p>
          </table:table-cell>
          <table:table-cell table:style-name="ce42" office:value-type="string" calcext:value-type="string">
            <text:p>File</text:p>
          </table:table-cell>
          <table:table-cell table:style-name="ce42" office:value-type="string" calcext:value-type="string">
            <text:p>Repository</text:p>
          </table:table-cell>
          <table:table-cell table:style-name="ce53"/>
          <table:table-cell table:style-name="ce53" office:value-type="string" calcext:value-type="string">
            <text:p>Type</text:p>
          </table:table-cell>
          <table:table-cell table:style-name="ce42" office:value-type="string" calcext:value-type="string">
            <text:p>Legend</text:p>
          </table:table-cell>
          <table:table-cell table:style-name="ce53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9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commit/114c62efce4478ea816dd1429f6f0ce7da89c4d1#diff-736324c87241c8515185621c78ac53de3c0f5978R8" xlink:type="simple">deleted</text:a></text:p>
          </table:table-cell>
          <table:table-cell table:style-name="ce58" office:value-type="string" calcext:value-type="string">
            <text:p>Python 2 support</text:p>
          </table:table-cell>
          <table:table-cell table:style-name="ce27" office:value-type="string" calcext:value-type="string">
            <text:p>torch.Tensor</text:p>
          </table:table-cell>
          <table:table-cell table:style-name="ce32" office:value-type="float" office:value="8" calcext:value-type="float">
            <text:p>8</text:p>
          </table:table-cell>
          <table:table-cell table:style-name="ce27" office:value-type="string" calcext:value-type="string">
            <text:p>pointnet2/utils/linalg_util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55" office:value-type="percentage" office:value="0.907" calcext:value-type="percentage">
            <text:p>90.7%</text:p>
          </table:table-cell>
          <table:table-cell table:style-name="ce57" office:value-type="percentage" office:value="0.093" calcext:value-type="percentage">
            <text:p>9.3%</text:p>
          </table:table-cell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dbrattli/OSlash/commit/a1dcf8100ab6e3e3d9f2ebb8d4d8743b72b4c991#diff-ff6b3939bf9565c757d06626c9c18404904e2256R6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dbrattli/OSlash/commit/3259f2565b5aab7a7a5d3706db20a89fa4af40cc#diff-9d9c9a168fe35492c923f2bda772511dbdb21615R82" xlink:type="simple">deleted</text:a></text:p>
          </table:table-cell>
          <table:table-cell table:style-name="ce58" office:value-type="string" calcext:value-type="string">
            <text:p>file renamed</text:p>
          </table:table-cell>
          <table:table-cell table:style-name="ce27" office:value-type="string" calcext:value-type="string">
            <text:p>Maybe</text:p>
          </table:table-cell>
          <table:table-cell table:style-name="ce32" office:value-type="float" office:value="82" calcext:value-type="float">
            <text:p>82</text:p>
          </table:table-cell>
          <table:table-cell table:style-name="ce27" office:value-type="string" calcext:value-type="string">
            <text:p>/maybe.py</text:p>
          </table:table-cell>
          <table:table-cell table:style-name="ce27" office:value-type="string" calcext:value-type="string">
            <text:p>dbrattli/OSlash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dbrattli/OSlash/commit/f678ce0d3b2c31cdb9eaae80509a3db9a3b1a7fc#diff-66fd4b434f9e20ad222558255677b5f95ff10e3fR60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dbrattli/OSlash/commit/3259f2565b5aab7a7a5d3706db20a89fa4af40cc#diff-9d9c9a168fe35492c923f2bda772511dbdb21615R45" xlink:type="simple">deleted</text:a></text:p>
          </table:table-cell>
          <table:table-cell table:style-name="ce58" office:value-type="string" calcext:value-type="string">
            <text:p>file renamed</text:p>
          </table:table-cell>
          <table:table-cell table:style-name="ce27" office:value-type="string" calcext:value-type="string">
            <text:p>Any</text:p>
          </table:table-cell>
          <table:table-cell table:style-name="ce32" office:value-type="float" office:value="44" calcext:value-type="float">
            <text:p>44</text:p>
          </table:table-cell>
          <table:table-cell table:style-name="ce27" office:value-type="string" calcext:value-type="string">
            <text:p>/either.py</text:p>
          </table:table-cell>
          <table:table-cell table:style-name="ce27" office:value-type="string" calcext:value-type="string">
            <text:p>dbrattli/OSlash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gogcom/galaxy-integrations-python-api/commit/90835ece58539d077b9eeb035a8fe3d99ab504dd#diff-bb59bbeaee910fc3ed971aebefaf832d7844941eR8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gogcom/galaxy-integrations-python-api/commit/223adf6a384c438552be697467c9495dc591c448#diff-34bb1e9bdd6c7e9afd49b4b8fc652c27447ad5ecR195" xlink:type="simple">deleted</text:a></text:p>
          </table:table-cell>
          <table:table-cell table:style-name="ce58" office:value-type="string" calcext:value-type="string">
            <text:p>file renamed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95" calcext:value-type="float">
            <text:p>195</text:p>
          </table:table-cell>
          <table:table-cell table:style-name="ce27" office:value-type="string" calcext:value-type="string">
            <text:p>src/galaxy/api/types.py</text:p>
          </table:table-cell>
          <table:table-cell table:style-name="ce27" office:value-type="string" calcext:value-type="string">
            <text:p>gogcom/galaxy-integrations-python-api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python/typeshed/commit/c2c162a723e4ea9a316971339d7d0963a9784e90#diff-a031d8245e333d22be9a07c5901e15bf3a570a4cR16" xlink:type="simple">link</text:a></text:p>
          </table:table-cell>
          <table:table-cell table:style-name="ce43" office:value-type="string" calcext:value-type="string">
            <text:p><text:a xlink:href="https://github.com/python/typeshed/commit/fd1e46590f09f8b1d780f34c4b4b01b5c2fc9696#diff-02b44692f6d24d014c7035a811b79d46bde93d13R6" xlink:type="simple">link</text:a></text:p>
          </table:table-cell>
          <table:table-cell table:style-name="ce26"/>
          <table:table-cell table:style-name="ce27"/>
          <table:table-cell table:style-name="ce43" office:value-type="string" calcext:value-type="string">
            <text:p><text:a xlink:href="https://github.com/python/typeshed/commit/29699f3a604b1af5802a9280d21f832d138942e7#diff-772821c0c5e43fe4490a56a317e0a886109fe2d7R8" xlink:type="simple">deleted</text:a></text:p>
          </table:table-cell>
          <table:table-cell table:style-name="ce58" office:value-type="string" calcext:value-type="string">
            <text:p>file deleted</text:p>
          </table:table-cell>
          <table:table-cell table:style-name="ce27" office:value-type="string" calcext:value-type="string">
            <text:p>None</text:p>
          </table:table-cell>
          <table:table-cell table:style-name="ce32" office:value-type="float" office:value="8" calcext:value-type="float">
            <text:p>8</text:p>
          </table:table-cell>
          <table:table-cell table:style-name="ce27" office:value-type="string" calcext:value-type="string">
            <text:p>python3/_heapq.py</text:p>
          </table:table-cell>
          <table:table-cell table:style-name="ce27" office:value-type="string" calcext:value-type="string">
            <text:p>/python/typeshed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OpenMined/PyGrid/commit/00be4ae634832d8c39a2468c66349df964585a2c#diff-678f504c3956306806e3acf11fb5e4e99ca397ffR12" xlink:type="simple">link</text:a></text:p>
          </table:table-cell>
          <table:table-cell table:style-name="ce43" office:value-type="string" calcext:value-type="string">
            <text:p><text:a xlink:href="https://github.com/OpenMined/PyGrid/commit/947b968b18555373a3f09f095ac2ab0fca849cf9#diff-808a22319d15f530e6a32b040903226388cc54daR12" xlink:type="simple">link</text:a></text:p>
          </table:table-cell>
          <table:table-cell table:style-name="ce27" table:number-columns-repeated="2"/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12" xlink:type="simple">deleted</text:a></text:p>
          </table:table-cell>
          <table:table-cell table:style-name="ce58" office:value-type="string" calcext:value-type="string">
            <text:p>file deleted</text:p>
          </table:table-cell>
          <table:table-cell table:style-name="ce27" office:value-type="string" calcext:value-type="string">
            <text:p>AccountCredential</text:p>
          </table:table-cell>
          <table:table-cell table:style-name="ce32" office:value-type="float" office:value="12" calcext:value-type="float">
            <text:p>12</text:p>
          </table:table-cell>
          <table:table-cell table:style-name="ce27" office:value-type="string" calcext:value-type="string">
            <text:p>auth/user_session.py</text:p>
          </table:table-cell>
          <table:table-cell table:style-name="ce27" office:value-type="string" calcext:value-type="string">
            <text:p>OpenMined/PyGrid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copier-org/copier/commit/2a26db9065d537c7e8b12c862e8689602477cd50#diff-0305c94107a41f50775a3102c0640f5dd71be90fR204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copier-org/copier/commit/2dddb3805bdd54566266e5d0d82c5ff6ba93597e#diff-51a5fc56dc37de31d15f74ed1458469179fe72a8b697cbbc83b2a8e8e508f90bL205" xlink:type="simple">deleted</text:a></text:p>
          </table:table-cell>
          <table:table-cell table:style-name="ce58" office:value-type="string" calcext:value-type="string">
            <text:p>variable removed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204" calcext:value-type="float">
            <text:p>204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copier-org/copier/commit/32fb6df3ff5d93605821d5e530af70da64116bd5#diff-b5b08a37e3a87147ead50647b0f32af6a0d0c7e8R114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copier-org/copier/commit/2241d8fcb906f9f915c300d16e7d0b01aba0d145#diff-7cb4846d80da7c69a55a0e9272a15dc83c2bb68528ac01ed32cfcb17a8adf4a0L122" xlink:type="simple">deleted</text:a></text:p>
          </table:table-cell>
          <table:table-cell table:style-name="ce58" office:value-type="string" calcext:value-type="string">
            <text:p>function removed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114" calcext:value-type="float">
            <text:p>114</text:p>
          </table:table-cell>
          <table:table-cell table:style-name="ce27" office:value-type="string" calcext:value-type="string">
            <text:p>copier/tools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15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commit/114c62efce4478ea816dd1429f6f0ce7da89c4d1#diff-736324c87241c8515185621c78ac53de3c0f5978R125" xlink:type="simple">deleted</text:a></text:p>
          </table:table-cell>
          <table:table-cell table:style-name="ce58" office:value-type="string" calcext:value-type="string">
            <text:p>Python 2 support</text:p>
          </table:table-cell>
          <table:table-cell table:style-name="ce27" office:value-type="string" calcext:value-type="string">
            <text:p>List [int]</text:p>
          </table:table-cell>
          <table:table-cell table:style-name="ce32" office:value-type="float" office:value="125" calcext:value-type="float">
            <text:p>125</text:p>
          </table:table-cell>
          <table:table-cell table:style-name="ce27" office:value-type="string" calcext:value-type="string">
            <text:p>pointnet2/util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39" xlink:type="simple">link</text:a></text:p>
          </table:table-cell>
          <table:table-cell table:style-name="ce26"/>
          <table:table-cell table:style-name="ce27" table:number-columns-repeated="2"/>
          <table:table-cell table:style-name="ce43" office:value-type="string" calcext:value-type="string">
            <text:p><text:a xlink:href="https://github.com/OpenMined/PyGrid/commit/634d62103999e856249e0d2f6ea02bb2c2465107#diff-cff9364cd205ac9dac540c3fea0ff5ebe3af599cR39" xlink:type="simple">deleted</text:a></text:p>
          </table:table-cell>
          <table:table-cell table:style-name="ce58" office:value-type="string" calcext:value-type="string">
            <text:p>renamed</text:p>
          </table:table-cell>
          <table:table-cell table:style-name="ce27" office:value-type="string" calcext:value-type="string">
            <text:p>str</text:p>
          </table:table-cell>
          <table:table-cell table:style-name="ce32" office:value-type="float" office:value="39" calcext:value-type="float">
            <text:p>39</text:p>
          </table:table-cell>
          <table:table-cell table:style-name="ce27" office:value-type="string" calcext:value-type="string">
            <text:p>/processes/controller.py</text:p>
          </table:table-cell>
          <table:table-cell table:style-name="ce27" office:value-type="string" calcext:value-type="string">
            <text:p>OpenMined/PyGrid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dbrattli/OSlash/commit/51052f17ff2d525255f2833a8f514cde06e851e7#diff-81557b76c43137a3c884b7c3790015b5c724bf72R43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<text:a xlink:href="https://github.com/dbrattli/OSlash/commit/3259f2565b5aab7a7a5d3706db20a89fa4af40cc#diff-9d9c9a168fe35492c923f2bda772511dbdb21615R19" xlink:type="simple">deleted</text:a></text:p>
          </table:table-cell>
          <table:table-cell table:style-name="ce58" office:value-type="string" calcext:value-type="string">
            <text:p>renamed</text:p>
          </table:table-cell>
          <table:table-cell table:style-name="ce27" office:value-type="string" calcext:value-type="string">
            <text:p>List</text:p>
          </table:table-cell>
          <table:table-cell table:style-name="ce32" office:value-type="float" office:value="19" calcext:value-type="float">
            <text:p>19</text:p>
          </table:table-cell>
          <table:table-cell table:style-name="ce27" office:value-type="string" calcext:value-type="string">
            <text:p>/list.py</text:p>
          </table:table-cell>
          <table:table-cell table:style-name="ce27" office:value-type="string" calcext:value-type="string">
            <text:p>dbrattli/OSlash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dbrattli/OSlash/commit/874f0c71acd2979bd274e77e4cf48a0661bee26f#diff-11fcab7c48f69f9fd3b326fc4d2fd628cba9c015R11" xlink:type="simple">link</text:a></text:p>
          </table:table-cell>
          <table:table-cell table:style-name="ce29"/>
          <table:table-cell table:style-name="ce27" table:number-columns-repeated="2"/>
          <table:table-cell table:style-name="ce43" office:value-type="string" calcext:value-type="string">
            <text:p><text:a xlink:href="https://github.com/dbrattli/OSlash/commit/3880801638e28117cbb3e369ccda7f3f31eee6c3#diff-5a66180caa4f9c0a8fce8cf7de311f767e3dba17R11" xlink:type="simple">deleted</text:a></text:p>
          </table:table-cell>
          <table:table-cell table:style-name="ce58" office:value-type="string" calcext:value-type="string">
            <text:p>file removed</text:p>
          </table:table-cell>
          <table:table-cell table:style-name="ce27" office:value-type="string" calcext:value-type="string">
            <text:p>Applciative</text:p>
          </table:table-cell>
          <table:table-cell table:style-name="ce32" office:value-type="float" office:value="11" calcext:value-type="float">
            <text:p>11</text:p>
          </table:table-cell>
          <table:table-cell table:style-name="ce27" office:value-type="string" calcext:value-type="string">
            <text:p>oslash/applicative.py</text:p>
          </table:table-cell>
          <table:table-cell table:style-name="ce27" office:value-type="string" calcext:value-type="string">
            <text:p>dbrattli/OSlas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dbrattli/OSlash/commit/3880801638e28117cbb3e369ccda7f3f31eee6c3#diff-5a66180caa4f9c0a8fce8cf7de311f767e3dba17R42" xlink:type="simple">link</text:a></text:p>
          </table:table-cell>
          <table:table-cell table:style-name="ce43" office:value-type="string" calcext:value-type="string">
            <text:p>link</text:p>
          </table:table-cell>
          <table:table-cell table:style-name="ce26" table:number-columns-repeated="2"/>
          <table:table-cell table:style-name="ce43" office:value-type="string" calcext:value-type="string">
            <text:p><text:a xlink:href="https://github.com/dbrattli/OSlash/commit/44b3bea25990d627e3d041202c99704fb67dfd12#diff-2aa53eb147c24ad97577059a36b493031742f181R20" xlink:type="simple">deleted</text:a></text:p>
          </table:table-cell>
          <table:table-cell table:style-name="ce58" office:value-type="string" calcext:value-type="string">
            <text:p>Simplified typing. Cannot be properly typed using Generics anyway.</text:p>
          </table:table-cell>
          <table:table-cell table:style-name="ce27" office:value-type="string" calcext:value-type="string">
            <text:p>Monoid[A]</text:p>
          </table:table-cell>
          <table:table-cell table:style-name="ce32" office:value-type="float" office:value="20" calcext:value-type="float">
            <text:p>20</text:p>
          </table:table-cell>
          <table:table-cell table:style-name="ce27" office:value-type="string" calcext:value-type="string">
            <text:p>oslash/abc/monoid.py</text:p>
          </table:table-cell>
          <table:table-cell table:style-name="ce27" office:value-type="string" calcext:value-type="string">
            <text:p>dbrattli/OSlash/</text:p>
          </table:table-cell>
          <table:table-cell table:style-name="ce27"/>
          <table:table-cell table:style-name="ce27" office:value-type="string" calcext:value-type="string">
            <text:p>return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copier-org/copier/commit/2a26db9065d537c7e8b12c862e8689602477cd50#diff-0305c94107a41f50775a3102c0640f5dd71be90fR302" xlink:type="simple">link</text:a></text:p>
          </table:table-cell>
          <table:table-cell table:style-name="ce29" table:number-columns-repeated="2"/>
          <table:table-cell table:style-name="ce27"/>
          <table:table-cell table:style-name="ce43" office:value-type="string" calcext:value-type="string">
            <text:p><text:a xlink:href="https://github.com/copier-org/copier/commit/e7647f548d3484306987c69fe742c0c4962eface#diff-51a5fc56dc37de31d15f74ed1458469179fe72a8b697cbbc83b2a8e8e508f90bL225" xlink:type="simple">deleted</text:a></text:p>
          </table:table-cell>
          <table:table-cell table:style-name="ce58" office:value-type="string" calcext:value-type="string">
            <text:p>var renaming</text:p>
          </table:table-cell>
          <table:table-cell table:style-name="ce27" office:value-type="string" calcext:value-type="string">
            <text:p>source_path</text:p>
          </table:table-cell>
          <table:table-cell table:style-name="ce32" office:value-type="float" office:value="225" calcext:value-type="float">
            <text:p>225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copier-org/copier/commit/963dd2fc1aef7202db925abe88115aad73683e1e#diff-f68f89654857ef6871c43827183092343499212dR188" xlink:type="simple">link</text:a></text:p>
          </table:table-cell>
          <table:table-cell table:style-name="ce29" table:number-columns-repeated="2"/>
          <table:table-cell table:style-name="ce27"/>
          <table:table-cell table:style-name="ce43" office:value-type="string" calcext:value-type="string">
            <text:p><text:a xlink:href="https://github.com/copier-org/copier/commit/1c8fef3284cdb72ac364ba68bbc0458845c2a742#diff-2c98cf52f20701706693154805b0efec216af72eR188" xlink:type="simple">deleted</text:a></text:p>
          </table:table-cell>
          <table:table-cell table:style-name="ce58" office:value-type="string" calcext:value-type="string">
            <text:p>arg removed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188" calcext:value-type="float">
            <text:p>188</text:p>
          </table:table-cell>
          <table:table-cell table:style-name="ce27" office:value-type="string" calcext:value-type="string">
            <text:p>copier/main.py</text:p>
          </table:table-cell>
          <table:table-cell table:style-name="ce27" office:value-type="string" calcext:value-type="string">
            <text:p>copier-org/copier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emeryberger/scalene/commit/87ef8f30243dd6620a0996e8dbbddb13b0741f32#diff-5fa473f9be2e8d335bbfd9df70b69b5296bc35eaR164" xlink:type="simple">url</text:a></text:p>
          </table:table-cell>
          <table:table-cell table:style-name="ce43" office:value-type="string" calcext:value-type="string">
            <text:p><text:a xlink:href="https://github.com/emeryberger/scalene/commit/10657568181773f7c7eb84bb5cc5eb62df8125d0#diff-c087f919892f35eb4b8ed9df7a59f1588c15dbe3R164" xlink:type="simple">url</text:a></text:p>
          </table:table-cell>
          <table:table-cell table:style-name="ce43" office:value-type="string" calcext:value-type="string">
            <text:p><text:a xlink:href="https://github.com/emeryberger/scalene/commit/7a23ef016dd85bc6f253cc6106bda808d07b114d#diff-cea93db75048b2a461e9c6cbb75f7912c8aaeec9R168" xlink:type="simple">url</text:a></text:p>
          </table:table-cell>
          <table:table-cell table:style-name="ce27"/>
          <table:table-cell table:style-name="ce43" office:value-type="string" calcext:value-type="string">
            <text:p><text:a xlink:href="https://github.com/emeryberger/scalene/commit/d613eafaa9ad769d54b996c32e9c295f507c5a10#diff-12d81be32cad445de73cac068543b1810b6d4ce8R201" xlink:type="simple">deleted</text:a></text:p>
          </table:table-cell>
          <table:table-cell table:style-name="ce58" office:value-type="string" calcext:value-type="string">
            <text:p>var renaming</text:p>
          </table:table-cell>
          <table:table-cell table:style-name="ce27" office:value-type="string" calcext:value-type="string">
            <text:p>Dict [str,Dict [int,Set [ByteCodeIndex]]]</text:p>
          </table:table-cell>
          <table:table-cell table:style-name="ce32" office:value-type="float" office:value="168" calcext:value-type="float">
            <text:p>168</text:p>
          </table:table-cell>
          <table:table-cell table:style-name="ce27" office:value-type="string" calcext:value-type="string">
            <text:p>scalene/scalene.py</text:p>
          </table:table-cell>
          <table:table-cell table:style-name="ce27" office:value-type="string" calcext:value-type="string">
            <text:p>emeryberger/scalene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tiangolo/fastapi/commit/00e2e544c76cc0a05e96c7a526ef175ac5764525#diff-b1e12f40f3f105de7da2c7ab1082b93fe308fb36R13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tiangolo/fastapi/commit/0a65c41909d5e259542d8419a941687f2bd9c7af#diff-969b2442e04cbc6818c2519fe954d718a4796d61R12" xlink:type="simple">Deleted</text:a></text:p>
          </table:table-cell>
          <table:table-cell table:style-name="ce58" office:value-type="string" calcext:value-type="string">
            <text:p>file renaming</text:p>
          </table:table-cell>
          <table:table-cell table:style-name="ce27" office:value-type="string" calcext:value-type="string">
            <text:p>float</text:p>
          </table:table-cell>
          <table:table-cell table:style-name="ce32" office:value-type="float" office:value="12" calcext:value-type="float">
            <text:p>12</text:p>
          </table:table-cell>
          <table:table-cell table:style-name="ce27" office:value-type="string" calcext:value-type="string">
            <text:p>_configuration/tutorial005.py</text:p>
          </table:table-cell>
          <table:table-cell table:style-name="ce27" office:value-type="string" calcext:value-type="string">
            <text:p>tiangolo/fastapi/</text:p>
          </table:table-cell>
          <table:table-cell table:style-name="ce27"/>
          <table:table-cell table:style-name="ce27" office:value-type="string" calcext:value-type="string">
            <text:p>variable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modin-project/modin/commit/737ec340f74dfd7f06ea73343c1ea7236bc25edd#diff-dc6cce1d718e0e38ea2fa690aa2bdee8c1249b92R201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modin-project/modin/commit/797205084fbd1da8651dd6e9a30fd7c671ed6d94#diff-fc8ca3f2780404da029e5dde5fee0601db7a4fc9R201" xlink:type="simple">Deleted</text:a></text:p>
          </table:table-cell>
          <table:table-cell table:style-name="ce58" office:value-type="string" calcext:value-type="string">
            <text:p>file renaming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201" calcext:value-type="float">
            <text:p>201</text:p>
          </table:table-cell>
          <table:table-cell table:style-name="ce27" office:value-type="string" calcext:value-type="string">
            <text:p>modin/engines/base/io/text/text_file_reader.py</text:p>
          </table:table-cell>
          <table:table-cell table:style-name="ce27" office:value-type="string" calcext:value-type="string">
            <text:p>modin-project/modin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NVIDIA/DeepLearningExamples/commit/3d46067af9436d4bdb672dcc8c36ebd7f3e95bb5#diff-2b767e5a500359c12b7c4eeb3d6d74af23d23347R35" xlink:type="simple">url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NVIDIA/DeepLearningExamples/commit/ca28f554765aeb14b391ac951f7b17de50fdb483#diff-0626e2634e4cee596638404161ca357639665a2dR35" xlink:type="simple">Deleted</text:a></text:p>
          </table:table-cell>
          <table:table-cell table:style-name="ce58" office:value-type="string" calcext:value-type="string">
            <text:p>file renamed</text:p>
          </table:table-cell>
          <table:table-cell table:style-name="ce27" office:value-type="string" calcext:value-type="string">
            <text:p>Optional[int]</text:p>
          </table:table-cell>
          <table:table-cell table:style-name="ce32" office:value-type="float" office:value="35" calcext:value-type="float">
            <text:p>35</text:p>
          </table:table-cell>
          <table:table-cell table:style-name="ce27" office:value-type="string" calcext:value-type="string">
            <text:p>pytorch/inference/mem_transformer_base_jit.py</text:p>
          </table:table-cell>
          <table:table-cell table:style-name="ce27" office:value-type="string" calcext:value-type="string">
            <text:p>NVIDIA/DeepLearningExamples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d2c8f3a63d5727a165558cfe493b4fcc81f80bf2#diff-70cb4f30f04a38917c3670c18e718c4c61ca0842R30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commit/e7aa0b84bb5506fef105d78b332e578db9efaba6#diff-8502cdefc28a4e3416ca1312154179bcf8d69305R30" xlink:type="simple">Deleted</text:a></text:p>
          </table:table-cell>
          <table:table-cell table:style-name="ce58" office:value-type="string" calcext:value-type="string">
            <text:p>file deleted</text:p>
          </table:table-cell>
          <table:table-cell table:style-name="ce29" office:value-type="string" calcext:value-type="string">
            <text:p>list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scripts/contributor-stats.py</text:p>
          </table:table-cell>
          <table:table-cell table:style-name="ce29" office:value-type="string" calcext:value-type="string">
            <text:p>ActivityWatch</text:p>
          </table:table-cell>
          <table:table-cell/>
          <table:table-cell table:style-name="ce29" office:value-type="string" calcext:value-type="string">
            <text:p>argument</text:p>
          </table:table-cell>
          <table:table-cell/>
          <table:table-cell table:style-name="ce29"/>
          <table:table-cell table:number-columns-repeated="50"/>
        </table:table-row>
        <table:table-row table:style-name="ro3">
          <table:table-cell table:style-name="ce43" office:value-type="string" calcext:value-type="string">
            <text:p><text:a xlink:href="https://github.com/erikwijmans/Pointnet2_PyTorch/commit/c4ddd6b099192ace0f47b814c80fae7da3383a81#diff-716bffd75bbd110767eacb7c7864240aeac0c02bR118" xlink:type="simple">link</text:a></text:p>
          </table:table-cell>
          <table:table-cell table:style-name="ce27" table:number-columns-repeated="3"/>
          <table:table-cell table:style-name="ce43" office:value-type="string" calcext:value-type="string">
            <text:p><text:a xlink:href="https://github.com/erikwijmans/Pointnet2_PyTorch/commit/98a771aacd39179c239c7c675a7047d36973aff2#diff-4b9dc58d7f2ba537eec480e743cfc2af2323af05R87" xlink:type="simple">deleted</text:a></text:p>
          </table:table-cell>
          <table:table-cell table:style-name="ce58" office:value-type="string" calcext:value-type="string">
            <text:p>file deleted</text:p>
          </table:table-cell>
          <table:table-cell table:style-name="ce27" office:value-type="string" calcext:value-type="string">
            <text:p>bool</text:p>
          </table:table-cell>
          <table:table-cell table:style-name="ce32" office:value-type="float" office:value="118" calcext:value-type="float">
            <text:p>118</text:p>
          </table:table-cell>
          <table:table-cell table:style-name="ce27" office:value-type="string" calcext:value-type="string">
            <text:p>utils/pointnet2_modules.py</text:p>
          </table:table-cell>
          <table:table-cell table:style-name="ce27" office:value-type="string" calcext:value-type="string">
            <text:p>erikwijmans/Pointnet2_PyTorch/</text:p>
          </table:table-cell>
          <table:table-cell table:style-name="ce27"/>
          <table:table-cell table:style-name="ce27" office:value-type="string" calcext:value-type="string">
            <text:p>argument</text:p>
          </table:table-cell>
          <table:table-cell table:style-name="ce29" table:number-columns-repeated="2"/>
          <table:table-cell table:number-columns-repeated="50"/>
        </table:table-row>
        <table:table-row table:style-name="ro3">
          <table:table-cell table:style-name="ce45" office:value-type="string" calcext:value-type="string">
            <text:p><text:a xlink:href="https://github.com/ActivityWatch/activitywatch/commit/7e6acf23b48b40048c4d366611a7875154e54377#diff-30b97bebfa025da13ae577ee36f07ecdd74910c2R61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ctivityWatch/activitywatch/commit/77b39b5e6516dba3aafb4aab42e4987115ae4bb9#diff-9f9905e9bf8054129879df0889b93e0cff05af6eR94" xlink:type="simple">deleted</text:a></text:p>
          </table:table-cell>
          <table:table-cell table:style-name="ce58" office:value-type="string" calcext:value-type="string">
            <text:p>return changed</text:p>
          </table:table-cell>
          <table:table-cell table:style-name="ce29" office:value-type="string" calcext:value-type="string">
            <text:p>Tuple [str,List [str]]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string" calcext:value-type="string">
            <text:p>scripts/build_changelog.py</text:p>
          </table:table-cell>
          <table:table-cell table:style-name="ce29" office:value-type="string" calcext:value-type="string">
            <text:p>ActivityWatch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2"/>
        </table:table-row>
        <table:table-row table:style-name="ro3">
          <table:table-cell table:style-name="ce45" office:value-type="string" calcext:value-type="string">
            <text:p><text:a xlink:href="https://github.com/rigetti/pyquil/commit/5692470f30ed031a776feb15980b086c9e4648b4#diff-05d9f076c6419244e944f812571fb620e1fa09b5R192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rigetti/pyquil/commit/3e14639e2e5fc9134dd81c5eccab2684ccb183d7#diff-cbf985d9cf096e5a1e1af597150cd9a5879a0daeR192'" xlink:type="simple">deleted</text:a></text:p>
          </table:table-cell>
          <table:table-cell table:style-name="ce53" office:value-type="string" calcext:value-type="string">
            <text:p>file removed</text:p>
          </table:table-cell>
          <table:table-cell table:style-name="ce29" office:value-type="string" calcext:value-type="string">
            <text:p>Sequence [int]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string" calcext:value-type="string">
            <text:p>pyquil/api/_base_connection.py</text:p>
          </table:table-cell>
          <table:table-cell table:style-name="ce29" office:value-type="string" calcext:value-type="string">
            <text:p>rigetti/pyquil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2"/>
        </table:table-row>
        <table:table-row table:style-name="ro3">
          <table:table-cell table:style-name="ce45" office:value-type="string" calcext:value-type="string">
            <text:p><text:a xlink:href="https://github.com/facebookresearch/ReAgent/commit/64197d14963f8034b68a550288a903182a29e283#diff-dec5be65afc0f8ac274e5403c457eb4cd5c975feR28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facebookresearch/ReAgent/commit/1d18c2a19fe8b8f7bb04f085bb0e67862226201a#diff-8a01671e022dcd681ad38718c9cc98a38ded4a07R28" xlink:type="simple">deleted</text:a></text:p>
          </table:table-cell>
          <table:table-cell table:style-name="ce53" office:value-type="string" calcext:value-type="string">
            <text:p>file renaming</text:p>
          </table:table-cell>
          <table:table-cell table:style-name="ce29" office:value-type="string" calcext:value-type="string">
            <text:p>Optional [State]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ml/rl/ope/test/envs.py</text:p>
          </table:table-cell>
          <table:table-cell table:style-name="ce29" office:value-type="string" calcext:value-type="string">
            <text:p>facebookresearch/ReAgent/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2"/>
        </table:table-row>
        <table:table-row table:style-name="ro3">
          <table:table-cell table:style-name="ce45" office:value-type="string" calcext:value-type="string">
            <text:p><text:a xlink:href="https://github.com/python/mypy/commit/d73182c2eb655cb229d6ee778f046a711fce433f#diff-b862617b57c5cbdf73cd21778e19706859109ca3R82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python/mypy/commit/793cf187f0e529f9d6623a512ae0149124ded542#diff-857107b73ee30f73433dff40d79ed1a13b6c3b89R92" xlink:type="simple">deleted</text:a></text:p>
          </table:table-cell>
          <table:table-cell table:style-name="ce53" office:value-type="string" calcext:value-type="string">
            <text:p>Function removed</text:p>
          </table:table-cell>
          <table:table-cell table:style-name="ce29" office:value-type="string" calcext:value-type="string">
            <text:p>EmitterInterface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string" calcext:value-type="string">
            <text:p>mypyc/primitives/dict_ops.py</text:p>
          </table:table-cell>
          <table:table-cell table:style-name="ce29" office:value-type="string" calcext:value-type="string">
            <text:p>python/mypy/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2"/>
        </table:table-row>
        <table:table-row table:style-name="ro3">
          <table:table-cell table:style-name="ce45" office:value-type="string" calcext:value-type="string">
            <text:p><text:a xlink:href="https://github.com/aio-libs/aiodocker/commit/d9947410d16c2ca42667add8fc1742aedf147bef#diff-c9aef4d754bf98c430b23e03b2beb1e9e7a0bf17R216" xlink:type="simple">url</text:a></text:p>
          </table:table-cell>
          <table:table-cell table:number-columns-repeated="3"/>
          <table:table-cell table:style-name="ce45" office:value-type="string" calcext:value-type="string">
            <text:p><text:a xlink:href="https://github.com/aio-libs/aiodocker/commit/0583af90272dc1a5de655cc917c942fb2a660b68#diff-536aa679f20e11bdef68e9e65443dea201ff993bR247" xlink:type="simple">deleted</text:a></text:p>
          </table:table-cell>
          <table:table-cell table:style-name="ce53" office:value-type="string" calcext:value-type="string">
            <text:p>var removed</text:p>
          </table:table-cell>
          <table:table-cell table:style-name="ce29" office:value-type="string" calcext:value-type="string">
            <text:p>str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string" calcext:value-type="string">
            <text:p>aiodocker/utils.py</text:p>
          </table:table-cell>
          <table:table-cell table:style-name="ce29" office:value-type="string" calcext:value-type="string">
            <text:p>aio-libs/aiodocker/</text:p>
          </table:table-cell>
          <table:table-cell/>
          <table:table-cell table:style-name="ce29" office:value-type="string" calcext:value-type="string">
            <text:p>argument</text:p>
          </table:table-cell>
          <table:table-cell table:number-columns-repeated="52"/>
        </table:table-row>
        <table:table-row table:style-name="ro1" table:number-rows-repeated="13">
          <table:table-cell table:style-name="ce47"/>
          <table:table-cell table:number-columns-repeated="3"/>
          <table:table-cell table:style-name="ce47"/>
          <table:table-cell table:style-name="ce59"/>
          <table:table-cell table:number-columns-repeated="58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SFMono-Regular" svg:font-family="SFMon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12:21.52339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Q2_20__28_manual_29_" style:display-name="PageStyle_RQ2 (manu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Q2_20__28_automatic_29_" style:display-name="PageStyle_RQ2 (automatic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B_20_files" style:display-name="PageStyle_STUB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20_Annotations" style:display-name="PageStyle_Type Anno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Annotations_20_Removed" style:display-name="PageStyle_ Annotations Remov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20_error_20_removed" style:display-name="PageStyle_Type error remov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8T10:12:45.708755997</dc:date>
    <meta:editing-duration>PT24S</meta:editing-duration>
    <meta:editing-cycles>1</meta:editing-cycles>
    <meta:document-statistic meta:table-count="5" meta:cell-count="5491" meta:object-count="0"/>
  </office:meta>
</office:document-meta>
</file>